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6459255" calcext:value-type="float">
            <text:p>0.1645925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324525333" calcext:value-type="float">
            <text:p>0.332452533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758957" calcext:value-type="float">
            <text:p>0.475895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556903333" calcext:value-type="float">
            <text:p>0.555690333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6354849667" calcext:value-type="float">
            <text:p>0.635484966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152796" calcext:value-type="float">
            <text:p>0.715279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7950742333" calcext:value-type="float">
            <text:p>0.79507423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8522741667" calcext:value-type="float">
            <text:p>0.852274166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539894333" calcext:value-type="float">
            <text:p>0.953989433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0678426167" calcext:value-type="float">
            <text:p>1.067842616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1822389667" calcext:value-type="float">
            <text:p>1.182238966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2982011167" calcext:value-type="float">
            <text:p>1.298201116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4196253" calcext:value-type="float">
            <text:p>1.419625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.5453904833" calcext:value-type="float">
            <text:p>1.545390483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6702597833" calcext:value-type="float">
            <text:p>1.670259783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7896971833" calcext:value-type="float">
            <text:p>1.789697183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9030627333" calcext:value-type="float">
            <text:p>1.903062733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.0137433167" calcext:value-type="float">
            <text:p>2.013743316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.1269340833" calcext:value-type="float">
            <text:p>2.126934083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.2461935833" calcext:value-type="float">
            <text:p>2.246193583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.37060365" calcext:value-type="float">
            <text:p>2.3706036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.4945114333" calcext:value-type="float">
            <text:p>2.494511433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.6100315167" calcext:value-type="float">
            <text:p>2.610031516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7111297167" calcext:value-type="float">
            <text:p>2.711129716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.7981784667" calcext:value-type="float">
            <text:p>2.798178466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.8805560667" calcext:value-type="float">
            <text:p>2.880556066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.9707643667" calcext:value-type="float">
            <text:p>2.970764366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.0742751167" calcext:value-type="float">
            <text:p>3.074275116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.1885593333" calcext:value-type="float">
            <text:p>3.188559333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.3076907167" calcext:value-type="float">
            <text:p>3.307690716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.4265062667" calcext:value-type="float">
            <text:p>3.42650626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.5425306" calcext:value-type="float">
            <text:p>3.542530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.6554976333" calcext:value-type="float">
            <text:p>3.65549763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.7660602333" calcext:value-type="float">
            <text:p>3.766060233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.8753929167" calcext:value-type="float">
            <text:p>3.875392916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.9852017833" calcext:value-type="float">
            <text:p>3.985201783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.0969050167" calcext:value-type="float">
            <text:p>4.096905016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.2106036833" calcext:value-type="float">
            <text:p>4.210603683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.3252203" calcext:value-type="float">
            <text:p>4.325220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.4395331" calcext:value-type="float">
            <text:p>4.4395331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.5526886667" calcext:value-type="float">
            <text:p>4.552688666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.6637758667" calcext:value-type="float">
            <text:p>4.663775866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.7717954667" calcext:value-type="float">
            <text:p>4.771795466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.8770273" calcext:value-type="float">
            <text:p>4.877027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.98210365" calcext:value-type="float">
            <text:p>4.9821036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.0901258" calcext:value-type="float">
            <text:p>5.0901258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.2013958333" calcext:value-type="float">
            <text:p>5.201395833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.3132224833" calcext:value-type="float">
            <text:p>5.3132224833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5.4232590667" calcext:value-type="float">
            <text:p>5.423259066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.5329621333" calcext:value-type="float">
            <text:p>5.5329621333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.6471174833" calcext:value-type="float">
            <text:p>5.6471174833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.7690916833" calcext:value-type="float">
            <text:p>5.769091683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.8971712167" calcext:value-type="float">
            <text:p>5.897171216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.0251123833" calcext:value-type="float">
            <text:p>6.0251123833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.1452419167" calcext:value-type="float">
            <text:p>6.145241916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.2524114833" calcext:value-type="float">
            <text:p>6.2524114833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.3480193" calcext:value-type="float">
            <text:p>6.3480193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6.44123935" calcext:value-type="float">
            <text:p>6.44123935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.5424185667" calcext:value-type="float">
            <text:p>6.542418566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.875553" calcext:value-type="float">
            <text:p>9.875553</text:p>
          </table:table-cell>
          <table:table-cell office:value-type="float" office:value="6.6548888333" calcext:value-type="float">
            <text:p>6.6548888333</text:p>
          </table:table-cell>
          <table:table-cell table:formula="of:=POWER([.C61]-6.75;2)" office:value-type="float" office:value="0.00904613403103514" calcext:value-type="float">
            <text:p>0.009046134</text:p>
          </table:table-cell>
          <table:table-cell table:formula="of:=SQRT(SUM([.D61:.D160])/100)" office:value-type="float" office:value="0.0615160026019203" calcext:value-type="float">
            <text:p>0.06151600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.071599" calcext:value-type="float">
            <text:p>10.071599</text:p>
          </table:table-cell>
          <table:table-cell office:value-type="float" office:value="6.61040765" calcext:value-type="float">
            <text:p>6.61040765</text:p>
          </table:table-cell>
          <table:table-cell table:formula="of:=POWER([.C62]-6.75;2)" office:value-type="float" office:value="0.0194860241785225" calcext:value-type="float">
            <text:p>0.019486024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.60659" calcext:value-type="float">
            <text:p>8.60659</text:p>
          </table:table-cell>
          <table:table-cell office:value-type="float" office:value="6.56409745" calcext:value-type="float">
            <text:p>6.56409745</text:p>
          </table:table-cell>
          <table:table-cell table:formula="of:=POWER([.C63]-6.75;2)" office:value-type="float" office:value="0.0345597580965024" calcext:value-type="float">
            <text:p>0.034559758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787678" calcext:value-type="float">
            <text:p>4.787678</text:p>
          </table:table-cell>
          <table:table-cell office:value-type="float" office:value="6.53890465" calcext:value-type="float">
            <text:p>6.53890465</text:p>
          </table:table-cell>
          <table:table-cell table:formula="of:=POWER([.C64]-6.75;2)" office:value-type="float" office:value="0.0445612467916225" calcext:value-type="float">
            <text:p>0.044561246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787678" calcext:value-type="float">
            <text:p>4.787678</text:p>
          </table:table-cell>
          <table:table-cell office:value-type="float" office:value="6.5729381833" calcext:value-type="float">
            <text:p>6.5729381833</text:p>
          </table:table-cell>
          <table:table-cell table:formula="of:=POWER([.C65]-6.75;2)" office:value-type="float" office:value="0.0313508869331045" calcext:value-type="float">
            <text:p>0.031350886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787678" calcext:value-type="float">
            <text:p>4.787678</text:p>
          </table:table-cell>
          <table:table-cell office:value-type="float" office:value="6.60480355" calcext:value-type="float">
            <text:p>6.60480355</text:p>
          </table:table-cell>
          <table:table-cell table:formula="of:=POWER([.C66]-6.75;2)" office:value-type="float" office:value="0.0210820090926026" calcext:value-type="float">
            <text:p>0.021082009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.787678" calcext:value-type="float">
            <text:p>4.787678</text:p>
          </table:table-cell>
          <table:table-cell office:value-type="float" office:value="6.6377217833" calcext:value-type="float">
            <text:p>6.6377217833</text:p>
          </table:table-cell>
          <table:table-cell table:formula="of:=POWER([.C67]-6.75;2)" office:value-type="float" office:value="0.0126063979453322" calcext:value-type="float">
            <text:p>0.012606397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431996" calcext:value-type="float">
            <text:p>3.431996</text:p>
          </table:table-cell>
          <table:table-cell office:value-type="float" office:value="6.6731015667" calcext:value-type="float">
            <text:p>6.6731015667</text:p>
          </table:table-cell>
          <table:table-cell table:formula="of:=POWER([.C68]-6.75;2)" office:value-type="float" office:value="0.00591336904399458" calcext:value-type="float">
            <text:p>0.00591336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102916" calcext:value-type="float">
            <text:p>6.102916</text:p>
          </table:table-cell>
          <table:table-cell office:value-type="float" office:value="6.73221305" calcext:value-type="float">
            <text:p>6.73221305</text:p>
          </table:table-cell>
          <table:table-cell table:formula="of:=POWER([.C69]-6.75;2)" office:value-type="float" office:value="0.000316375590302487" calcext:value-type="float">
            <text:p>0.0003163756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831191" calcext:value-type="float">
            <text:p>6.831191</text:p>
          </table:table-cell>
          <table:table-cell office:value-type="float" office:value="6.74521445" calcext:value-type="float">
            <text:p>6.74521445</text:p>
          </table:table-cell>
          <table:table-cell table:formula="of:=POWER([.C70]-6.75;2)" office:value-type="float" office:value="0.0000229014888025024" calcext:value-type="float">
            <text:p>2.29014888025024E-00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863781" calcext:value-type="float">
            <text:p>6.863781</text:p>
          </table:table-cell>
          <table:table-cell office:value-type="float" office:value="6.7427419" calcext:value-type="float">
            <text:p>6.7427419</text:p>
          </table:table-cell>
          <table:table-cell table:formula="of:=POWER([.C71]-6.75;2)" office:value-type="float" office:value="0.0000526800156099942" calcext:value-type="float">
            <text:p>0.0000526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957729" calcext:value-type="float">
            <text:p>6.957729</text:p>
          </table:table-cell>
          <table:table-cell office:value-type="float" office:value="6.7375005667" calcext:value-type="float">
            <text:p>6.7375005667</text:p>
          </table:table-cell>
          <table:table-cell table:formula="of:=POWER([.C72]-6.75;2)" office:value-type="float" office:value="0.000156235832821158" calcext:value-type="float">
            <text:p>0.000156235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.285451" calcext:value-type="float">
            <text:p>7.285451</text:p>
          </table:table-cell>
          <table:table-cell office:value-type="float" office:value="6.7321458" calcext:value-type="float">
            <text:p>6.7321458</text:p>
          </table:table-cell>
          <table:table-cell table:formula="of:=POWER([.C73]-6.75;2)" office:value-type="float" office:value="0.000318772457640013" calcext:value-type="float">
            <text:p>0.000318772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.545911" calcext:value-type="float">
            <text:p>7.545911</text:p>
          </table:table-cell>
          <table:table-cell office:value-type="float" office:value="6.7263044167" calcext:value-type="float">
            <text:p>6.7263044167</text:p>
          </table:table-cell>
          <table:table-cell table:formula="of:=POWER([.C74]-6.75;2)" office:value-type="float" office:value="0.000561480667927254" calcext:value-type="float">
            <text:p>0.000561480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.492158" calcext:value-type="float">
            <text:p>7.492158</text:p>
          </table:table-cell>
          <table:table-cell office:value-type="float" office:value="6.7216320333" calcext:value-type="float">
            <text:p>6.7216320333</text:p>
          </table:table-cell>
          <table:table-cell table:formula="of:=POWER([.C75]-6.75;2)" office:value-type="float" office:value="0.000804741534692326" calcext:value-type="float">
            <text:p>0.000804741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.166244" calcext:value-type="float">
            <text:p>7.166244</text:p>
          </table:table-cell>
          <table:table-cell office:value-type="float" office:value="6.720347" calcext:value-type="float">
            <text:p>6.720347</text:p>
          </table:table-cell>
          <table:table-cell table:formula="of:=POWER([.C76]-6.75;2)" office:value-type="float" office:value="0.000879300408999983" calcext:value-type="float">
            <text:p>0.0008793004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801933" calcext:value-type="float">
            <text:p>6.801933</text:p>
          </table:table-cell>
          <table:table-cell office:value-type="float" office:value="6.7220302" calcext:value-type="float">
            <text:p>6.7220302</text:p>
          </table:table-cell>
          <table:table-cell table:formula="of:=POWER([.C77]-6.75;2)" office:value-type="float" office:value="0.000782309712040009" calcext:value-type="float">
            <text:p>0.000782309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.640835" calcext:value-type="float">
            <text:p>6.640835</text:p>
          </table:table-cell>
          <table:table-cell office:value-type="float" office:value="6.7229444833" calcext:value-type="float">
            <text:p>6.7229444833</text:p>
          </table:table-cell>
          <table:table-cell table:formula="of:=POWER([.C78]-6.75;2)" office:value-type="float" office:value="0.000732000983903976" calcext:value-type="float">
            <text:p>0.00073200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791446" calcext:value-type="float">
            <text:p>6.791446</text:p>
          </table:table-cell>
          <table:table-cell office:value-type="float" office:value="6.71818635" calcext:value-type="float">
            <text:p>6.71818635</text:p>
          </table:table-cell>
          <table:table-cell table:formula="of:=POWER([.C79]-6.75;2)" office:value-type="float" office:value="0.00101210832632251" calcext:value-type="float">
            <text:p>0.001012108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.15557" calcext:value-type="float">
            <text:p>7.15557</text:p>
          </table:table-cell>
          <table:table-cell office:value-type="float" office:value="6.7050540833" calcext:value-type="float">
            <text:p>6.7050540833</text:p>
          </table:table-cell>
          <table:table-cell table:formula="of:=POWER([.C80]-6.75;2)" office:value-type="float" office:value="0.00202013542800331" calcext:value-type="float">
            <text:p>0.002020135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.464604" calcext:value-type="float">
            <text:p>7.464604</text:p>
          </table:table-cell>
          <table:table-cell office:value-type="float" office:value="6.6855245833" calcext:value-type="float">
            <text:p>6.6855245833</text:p>
          </table:table-cell>
          <table:table-cell table:formula="of:=POWER([.C81]-6.75;2)" office:value-type="float" office:value="0.0041570793586386" calcext:value-type="float">
            <text:p>0.004157079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.434467" calcext:value-type="float">
            <text:p>7.434467</text:p>
          </table:table-cell>
          <table:table-cell office:value-type="float" office:value="6.66596225" calcext:value-type="float">
            <text:p>6.66596225</text:p>
          </table:table-cell>
          <table:table-cell table:formula="of:=POWER([.C82]-6.75;2)" office:value-type="float" office:value="0.00706234342506254" calcext:value-type="float">
            <text:p>0.007062343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931205" calcext:value-type="float">
            <text:p>6.931205</text:p>
          </table:table-cell>
          <table:table-cell office:value-type="float" office:value="6.6545439333" calcext:value-type="float">
            <text:p>6.6545439333</text:p>
          </table:table-cell>
          <table:table-cell table:formula="of:=POWER([.C83]-6.75;2)" office:value-type="float" office:value="0.0091118606698348" calcext:value-type="float">
            <text:p>0.009111860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065892" calcext:value-type="float">
            <text:p>6.065892</text:p>
          </table:table-cell>
          <table:table-cell office:value-type="float" office:value="6.6582834333" calcext:value-type="float">
            <text:p>6.6582834333</text:p>
          </table:table-cell>
          <table:table-cell table:formula="of:=POWER([.C84]-6.75;2)" office:value-type="float" office:value="0.0084119286072355" calcext:value-type="float">
            <text:p>0.008411928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.222925" calcext:value-type="float">
            <text:p>5.222925</text:p>
          </table:table-cell>
          <table:table-cell office:value-type="float" office:value="6.68011815" calcext:value-type="float">
            <text:p>6.68011815</text:p>
          </table:table-cell>
          <table:table-cell table:formula="of:=POWER([.C85]-6.75;2)" office:value-type="float" office:value="0.00488347295942247" calcext:value-type="float">
            <text:p>0.00488347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942656" calcext:value-type="float">
            <text:p>4.942656</text:p>
          </table:table-cell>
          <table:table-cell office:value-type="float" office:value="6.7159086" calcext:value-type="float">
            <text:p>6.7159086</text:p>
          </table:table-cell>
          <table:table-cell table:formula="of:=POWER([.C86]-6.75;2)" office:value-type="float" office:value="0.00116222355396002" calcext:value-type="float">
            <text:p>0.001162223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.412498" calcext:value-type="float">
            <text:p>5.412498</text:p>
          </table:table-cell>
          <table:table-cell office:value-type="float" office:value="6.7531835333" calcext:value-type="float">
            <text:p>6.7531835333</text:p>
          </table:table-cell>
          <table:table-cell table:formula="of:=POWER([.C87]-6.75;2)" office:value-type="float" office:value="0.0000101348842722067" calcext:value-type="float">
            <text:p>1.01348842722067E-005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210645" calcext:value-type="float">
            <text:p>6.210645</text:p>
          </table:table-cell>
          <table:table-cell office:value-type="float" office:value="6.7777928667" calcext:value-type="float">
            <text:p>6.7777928667</text:p>
          </table:table-cell>
          <table:table-cell table:formula="of:=POWER([.C88]-6.75;2)" office:value-type="float" office:value="0.000772443439403995" calcext:value-type="float">
            <text:p>0.000772443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857053" calcext:value-type="float">
            <text:p>6.857053</text:p>
          </table:table-cell>
          <table:table-cell office:value-type="float" office:value="6.7840533" calcext:value-type="float">
            <text:p>6.7840533</text:p>
          </table:table-cell>
          <table:table-cell table:formula="of:=POWER([.C89]-6.75;2)" office:value-type="float" office:value="0.00115962724089" calcext:value-type="float">
            <text:p>0.001159627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.147883" calcext:value-type="float">
            <text:p>7.147883</text:p>
          </table:table-cell>
          <table:table-cell office:value-type="float" office:value="6.7752961333" calcext:value-type="float">
            <text:p>6.7752961333</text:p>
          </table:table-cell>
          <table:table-cell table:formula="of:=POWER([.C90]-6.75;2)" office:value-type="float" office:value="0.000639894359931387" calcext:value-type="float">
            <text:p>0.000639894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.128933" calcext:value-type="float">
            <text:p>7.128933</text:p>
          </table:table-cell>
          <table:table-cell office:value-type="float" office:value="6.7591209667" calcext:value-type="float">
            <text:p>6.7591209667</text:p>
          </table:table-cell>
          <table:table-cell table:formula="of:=POWER([.C91]-6.75;2)" office:value-type="float" office:value="0.0000831920335425141" calcext:value-type="float">
            <text:p>0.00008319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96146" calcext:value-type="float">
            <text:p>6.96146</text:p>
          </table:table-cell>
          <table:table-cell office:value-type="float" office:value="6.7434089833" calcext:value-type="float">
            <text:p>6.7434089833</text:p>
          </table:table-cell>
          <table:table-cell table:formula="of:=POWER([.C92]-6.75;2)" office:value-type="float" office:value="0.0000434415011396768" calcext:value-type="float">
            <text:p>4.34415011396768E-00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778022" calcext:value-type="float">
            <text:p>6.778022</text:p>
          </table:table-cell>
          <table:table-cell office:value-type="float" office:value="6.7341014333" calcext:value-type="float">
            <text:p>6.7341014333</text:p>
          </table:table-cell>
          <table:table-cell table:formula="of:=POWER([.C93]-6.75;2)" office:value-type="float" office:value="0.000252764423114342" calcext:value-type="float">
            <text:p>0.000252764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633756" calcext:value-type="float">
            <text:p>6.633756</text:p>
          </table:table-cell>
          <table:table-cell office:value-type="float" office:value="6.7344944667" calcext:value-type="float">
            <text:p>6.7344944667</text:p>
          </table:table-cell>
          <table:table-cell table:formula="of:=POWER([.C94]-6.75;2)" office:value-type="float" office:value="0.000240421562917403" calcext:value-type="float">
            <text:p>0.000240421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559961" calcext:value-type="float">
            <text:p>6.559961</text:p>
          </table:table-cell>
          <table:table-cell office:value-type="float" office:value="6.7451769833" calcext:value-type="float">
            <text:p>6.7451769833</text:p>
          </table:table-cell>
          <table:table-cell table:formula="of:=POWER([.C95]-6.75;2)" office:value-type="float" office:value="0.0000232614900884753" calcext:value-type="float">
            <text:p>2.32614900884753E-00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588532" calcext:value-type="float">
            <text:p>6.588532</text:p>
          </table:table-cell>
          <table:table-cell office:value-type="float" office:value="6.7637688" calcext:value-type="float">
            <text:p>6.7637688</text:p>
          </table:table-cell>
          <table:table-cell table:formula="of:=POWER([.C96]-6.75;2)" office:value-type="float" office:value="0.000189579853440007" calcext:value-type="float">
            <text:p>0.000189579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702194" calcext:value-type="float">
            <text:p>6.702194</text:p>
          </table:table-cell>
          <table:table-cell office:value-type="float" office:value="6.7850662833" calcext:value-type="float">
            <text:p>6.7850662833</text:p>
          </table:table-cell>
          <table:table-cell table:formula="of:=POWER([.C97]-6.75;2)" office:value-type="float" office:value="0.00122964422447586" calcext:value-type="float">
            <text:p>0.001229644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82192" calcext:value-type="float">
            <text:p>6.82192</text:p>
          </table:table-cell>
          <table:table-cell office:value-type="float" office:value="6.8026965833" calcext:value-type="float">
            <text:p>6.8026965833</text:p>
          </table:table-cell>
          <table:table-cell table:formula="of:=POWER([.C98]-6.75;2)" office:value-type="float" office:value="0.00277692989149388" calcext:value-type="float">
            <text:p>0.002776929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876997" calcext:value-type="float">
            <text:p>6.876997</text:p>
          </table:table-cell>
          <table:table-cell office:value-type="float" office:value="6.8117302167" calcext:value-type="float">
            <text:p>6.8117302167</text:p>
          </table:table-cell>
          <table:table-cell table:formula="of:=POWER([.C99]-6.75;2)" office:value-type="float" office:value="0.00381061965382896" calcext:value-type="float">
            <text:p>0.0038106197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858768" calcext:value-type="float">
            <text:p>6.858768</text:p>
          </table:table-cell>
          <table:table-cell office:value-type="float" office:value="6.8107171" calcext:value-type="float">
            <text:p>6.8107171</text:p>
          </table:table-cell>
          <table:table-cell table:formula="of:=POWER([.C100]-6.75;2)" office:value-type="float" office:value="0.00368656623240997" calcext:value-type="float">
            <text:p>0.003686566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789334" calcext:value-type="float">
            <text:p>6.789334</text:p>
          </table:table-cell>
          <table:table-cell office:value-type="float" office:value="6.8022047333" calcext:value-type="float">
            <text:p>6.8022047333</text:p>
          </table:table-cell>
          <table:table-cell table:formula="of:=POWER([.C101]-6.75;2)" office:value-type="float" office:value="0.00272533417892413" calcext:value-type="float">
            <text:p>0.002725334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665232" calcext:value-type="float">
            <text:p>6.665232</text:p>
          </table:table-cell>
          <table:table-cell office:value-type="float" office:value="6.79110545" calcext:value-type="float">
            <text:p>6.79110545</text:p>
          </table:table-cell>
          <table:table-cell table:formula="of:=POWER([.C102]-6.75;2)" office:value-type="float" office:value="0.00168965801970249" calcext:value-type="float">
            <text:p>0.00168965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481176" calcext:value-type="float">
            <text:p>6.481176</text:p>
          </table:table-cell>
          <table:table-cell office:value-type="float" office:value="6.7816378333" calcext:value-type="float">
            <text:p>6.7816378333</text:p>
          </table:table-cell>
          <table:table-cell table:formula="of:=POWER([.C103]-6.75;2)" office:value-type="float" office:value="0.00100095249591856" calcext:value-type="float">
            <text:p>0.001000952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31391" calcext:value-type="float">
            <text:p>6.31391</text:p>
          </table:table-cell>
          <table:table-cell office:value-type="float" office:value="6.7756805833" calcext:value-type="float">
            <text:p>6.7756805833</text:p>
          </table:table-cell>
          <table:table-cell table:formula="of:=POWER([.C104]-6.75;2)" office:value-type="float" office:value="0.000659492358628228" calcext:value-type="float">
            <text:p>0.000659492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304581" calcext:value-type="float">
            <text:p>6.304581</text:p>
          </table:table-cell>
          <table:table-cell office:value-type="float" office:value="6.7732644667" calcext:value-type="float">
            <text:p>6.7732644667</text:p>
          </table:table-cell>
          <table:table-cell table:formula="of:=POWER([.C105]-6.75;2)" office:value-type="float" office:value="0.000541235410835395" calcext:value-type="float">
            <text:p>0.000541235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481329" calcext:value-type="float">
            <text:p>6.481329</text:p>
          </table:table-cell>
          <table:table-cell office:value-type="float" office:value="6.7737152167" calcext:value-type="float">
            <text:p>6.7737152167</text:p>
          </table:table-cell>
          <table:table-cell table:formula="of:=POWER([.C106]-6.75;2)" office:value-type="float" office:value="0.000562411503127974" calcext:value-type="float">
            <text:p>0.000562411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676202" calcext:value-type="float">
            <text:p>6.676202</text:p>
          </table:table-cell>
          <table:table-cell office:value-type="float" office:value="6.7770517333" calcext:value-type="float">
            <text:p>6.7770517333</text:p>
          </table:table-cell>
          <table:table-cell table:formula="of:=POWER([.C107]-6.75;2)" office:value-type="float" office:value="0.000731796274534352" calcext:value-type="float">
            <text:p>0.0007317963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709599" calcext:value-type="float">
            <text:p>6.709599</text:p>
          </table:table-cell>
          <table:table-cell office:value-type="float" office:value="6.7847863" calcext:value-type="float">
            <text:p>6.7847863</text:p>
          </table:table-cell>
          <table:table-cell table:formula="of:=POWER([.C108]-6.75;2)" office:value-type="float" office:value="0.00121008666769003" calcext:value-type="float">
            <text:p>0.001210086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602195" calcext:value-type="float">
            <text:p>6.602195</text:p>
          </table:table-cell>
          <table:table-cell office:value-type="float" office:value="6.7984502333" calcext:value-type="float">
            <text:p>6.7984502333</text:p>
          </table:table-cell>
          <table:table-cell table:formula="of:=POWER([.C109]-6.75;2)" office:value-type="float" office:value="0.00234742510682439" calcext:value-type="float">
            <text:p>0.002347425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582184" calcext:value-type="float">
            <text:p>6.582184</text:p>
          </table:table-cell>
          <table:table-cell office:value-type="float" office:value="6.816313" calcext:value-type="float">
            <text:p>6.816313</text:p>
          </table:table-cell>
          <table:table-cell table:formula="of:=POWER([.C110]-6.75;2)" office:value-type="float" office:value="0.00439741396900001" calcext:value-type="float">
            <text:p>0.00439741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849321" calcext:value-type="float">
            <text:p>6.849321</text:p>
          </table:table-cell>
          <table:table-cell office:value-type="float" office:value="6.8312041667" calcext:value-type="float">
            <text:p>6.8312041667</text:p>
          </table:table-cell>
          <table:table-cell table:formula="of:=POWER([.C111]-6.75;2)" office:value-type="float" office:value="0.0065941166894414" calcext:value-type="float">
            <text:p>0.006594116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.318452" calcext:value-type="float">
            <text:p>7.318452</text:p>
          </table:table-cell>
          <table:table-cell office:value-type="float" office:value="6.8332149167" calcext:value-type="float">
            <text:p>6.8332149167</text:p>
          </table:table-cell>
          <table:table-cell table:formula="of:=POWER([.C112]-6.75;2)" office:value-type="float" office:value="0.00692472236138798" calcext:value-type="float">
            <text:p>0.006924722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.684772" calcext:value-type="float">
            <text:p>7.684772</text:p>
          </table:table-cell>
          <table:table-cell office:value-type="float" office:value="6.8172490167" calcext:value-type="float">
            <text:p>6.8172490167</text:p>
          </table:table-cell>
          <table:table-cell table:formula="of:=POWER([.C113]-6.75;2)" office:value-type="float" office:value="0.00452243024711687" calcext:value-type="float">
            <text:p>0.004522430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.67647" calcext:value-type="float">
            <text:p>7.67647</text:p>
          </table:table-cell>
          <table:table-cell office:value-type="float" office:value="6.7886350167" calcext:value-type="float">
            <text:p>6.7886350167</text:p>
          </table:table-cell>
          <table:table-cell table:formula="of:=POWER([.C114]-6.75;2)" office:value-type="float" office:value="0.00149266451540926" calcext:value-type="float">
            <text:p>0.001492664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.207772" calcext:value-type="float">
            <text:p>7.207772</text:p>
          </table:table-cell>
          <table:table-cell office:value-type="float" office:value="6.76087715" calcext:value-type="float">
            <text:p>6.76087715</text:p>
          </table:table-cell>
          <table:table-cell table:formula="of:=POWER([.C115]-6.75;2)" office:value-type="float" office:value="0.000118312392122495" calcext:value-type="float">
            <text:p>0.000118312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430174" calcext:value-type="float">
            <text:p>6.430174</text:p>
          </table:table-cell>
          <table:table-cell office:value-type="float" office:value="6.7471522833" calcext:value-type="float">
            <text:p>6.7471522833</text:p>
          </table:table-cell>
          <table:table-cell table:formula="of:=POWER([.C116]-6.75;2)" office:value-type="float" office:value="0.00000810949040345796" calcext:value-type="float">
            <text:p>8.10949040345796E-00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.736469" calcext:value-type="float">
            <text:p>5.736469</text:p>
          </table:table-cell>
          <table:table-cell office:value-type="float" office:value="6.7531590833" calcext:value-type="float">
            <text:p>6.7531590833</text:p>
          </table:table-cell>
          <table:table-cell table:formula="of:=POWER([.C117]-6.75;2)" office:value-type="float" office:value="0.00000997980729633839" calcext:value-type="float">
            <text:p>9.97980729633839E-00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.593203" calcext:value-type="float">
            <text:p>5.593203</text:p>
          </table:table-cell>
          <table:table-cell office:value-type="float" office:value="6.7747220333" calcext:value-type="float">
            <text:p>6.7747220333</text:p>
          </table:table-cell>
          <table:table-cell table:formula="of:=POWER([.C118]-6.75;2)" office:value-type="float" office:value="0.000611178930486298" calcext:value-type="float">
            <text:p>0.000611178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070753" calcext:value-type="float">
            <text:p>6.070753</text:p>
          </table:table-cell>
          <table:table-cell office:value-type="float" office:value="6.7998956333" calcext:value-type="float">
            <text:p>6.7998956333</text:p>
          </table:table-cell>
          <table:table-cell table:formula="of:=POWER([.C119]-6.75;2)" office:value-type="float" office:value="0.00248957422240809" calcext:value-type="float">
            <text:p>0.002489574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748216" calcext:value-type="float">
            <text:p>6.748216</text:p>
          </table:table-cell>
          <table:table-cell office:value-type="float" office:value="6.8174130333" calcext:value-type="float">
            <text:p>6.8174130333</text:p>
          </table:table-cell>
          <table:table-cell table:formula="of:=POWER([.C120]-6.75;2)" office:value-type="float" office:value="0.00454451705870694" calcext:value-type="float">
            <text:p>0.004544517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.206682" calcext:value-type="float">
            <text:p>7.206682</text:p>
          </table:table-cell>
          <table:table-cell office:value-type="float" office:value="6.8239444833" calcext:value-type="float">
            <text:p>6.8239444833</text:p>
          </table:table-cell>
          <table:table-cell table:formula="of:=POWER([.C121]-6.75;2)" office:value-type="float" office:value="0.00546778661050398" calcext:value-type="float">
            <text:p>0.005467786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.292987" calcext:value-type="float">
            <text:p>7.292987</text:p>
          </table:table-cell>
          <table:table-cell office:value-type="float" office:value="6.8220822833" calcext:value-type="float">
            <text:p>6.8220822833</text:p>
          </table:table-cell>
          <table:table-cell table:formula="of:=POWER([.C122]-6.75;2)" office:value-type="float" office:value="0.00519585556574151" calcext:value-type="float">
            <text:p>0.005195855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.095022" calcext:value-type="float">
            <text:p>7.095022</text:p>
          </table:table-cell>
          <table:table-cell office:value-type="float" office:value="6.8158146833" calcext:value-type="float">
            <text:p>6.8158146833</text:p>
          </table:table-cell>
          <table:table-cell table:formula="of:=POWER([.C123]-6.75;2)" office:value-type="float" office:value="0.00433157253787932" calcext:value-type="float">
            <text:p>0.004331572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82969" calcext:value-type="float">
            <text:p>6.82969</text:p>
          </table:table-cell>
          <table:table-cell office:value-type="float" office:value="6.8085725833" calcext:value-type="float">
            <text:p>6.8085725833</text:p>
          </table:table-cell>
          <table:table-cell table:formula="of:=POWER([.C124]-6.75;2)" office:value-type="float" office:value="0.00343074751443546" calcext:value-type="float">
            <text:p>0.003430747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6996" calcext:value-type="float">
            <text:p>6.6996</text:p>
          </table:table-cell>
          <table:table-cell office:value-type="float" office:value="6.80296015" calcext:value-type="float">
            <text:p>6.80296015</text:p>
          </table:table-cell>
          <table:table-cell table:formula="of:=POWER([.C125]-6.75;2)" office:value-type="float" office:value="0.00280477748802246" calcext:value-type="float">
            <text:p>0.002804777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762772" calcext:value-type="float">
            <text:p>6.762772</text:p>
          </table:table-cell>
          <table:table-cell office:value-type="float" office:value="6.8003834" calcext:value-type="float">
            <text:p>6.8003834</text:p>
          </table:table-cell>
          <table:table-cell table:formula="of:=POWER([.C126]-6.75;2)" office:value-type="float" office:value="0.00253848699556003" calcext:value-type="float">
            <text:p>0.00253848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910465" calcext:value-type="float">
            <text:p>6.910465</text:p>
          </table:table-cell>
          <table:table-cell office:value-type="float" office:value="6.800537" calcext:value-type="float">
            <text:p>6.800537</text:p>
          </table:table-cell>
          <table:table-cell table:formula="of:=POWER([.C127]-6.75;2)" office:value-type="float" office:value="0.00255398836900003" calcext:value-type="float">
            <text:p>0.002553988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978685" calcext:value-type="float">
            <text:p>6.978685</text:p>
          </table:table-cell>
          <table:table-cell office:value-type="float" office:value="6.8017716167" calcext:value-type="float">
            <text:p>6.8017716167</text:p>
          </table:table-cell>
          <table:table-cell table:formula="of:=POWER([.C128]-6.75;2)" office:value-type="float" office:value="0.00268030029573172" calcext:value-type="float">
            <text:p>0.002680300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883" calcext:value-type="float">
            <text:p>6.883</text:p>
          </table:table-cell>
          <table:table-cell office:value-type="float" office:value="6.8020541167" calcext:value-type="float">
            <text:p>6.8020541167</text:p>
          </table:table-cell>
          <table:table-cell table:formula="of:=POWER([.C129]-6.75;2)" office:value-type="float" office:value="0.00270963106541721" calcext:value-type="float">
            <text:p>0.002709631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682838" calcext:value-type="float">
            <text:p>6.682838</text:p>
          </table:table-cell>
          <table:table-cell office:value-type="float" office:value="6.7997090667" calcext:value-type="float">
            <text:p>6.7997090667</text:p>
          </table:table-cell>
          <table:table-cell table:formula="of:=POWER([.C130]-6.75;2)" office:value-type="float" office:value="0.00247099131218507" calcext:value-type="float">
            <text:p>0.002470991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549301" calcext:value-type="float">
            <text:p>6.549301</text:p>
          </table:table-cell>
          <table:table-cell office:value-type="float" office:value="6.7938662667" calcext:value-type="float">
            <text:p>6.7938662667</text:p>
          </table:table-cell>
          <table:table-cell table:formula="of:=POWER([.C131]-6.75;2)" office:value-type="float" office:value="0.00192424935419555" calcext:value-type="float">
            <text:p>0.001924249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636443" calcext:value-type="float">
            <text:p>6.636443</text:p>
          </table:table-cell>
          <table:table-cell office:value-type="float" office:value="6.78459335" calcext:value-type="float">
            <text:p>6.78459335</text:p>
          </table:table-cell>
          <table:table-cell table:formula="of:=POWER([.C132]-6.75;2)" office:value-type="float" office:value="0.00119669986422248" calcext:value-type="float">
            <text:p>0.001196699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934968" calcext:value-type="float">
            <text:p>6.934968</text:p>
          </table:table-cell>
          <table:table-cell office:value-type="float" office:value="6.7724640667" calcext:value-type="float">
            <text:p>6.7724640667</text:p>
          </table:table-cell>
          <table:table-cell table:formula="of:=POWER([.C133]-6.75;2)" office:value-type="float" office:value="0.000504634292702029" calcext:value-type="float">
            <text:p>0.000504634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.265568" calcext:value-type="float">
            <text:p>7.265568</text:p>
          </table:table-cell>
          <table:table-cell office:value-type="float" office:value="6.7582464667" calcext:value-type="float">
            <text:p>6.7582464667</text:p>
          </table:table-cell>
          <table:table-cell table:formula="of:=POWER([.C134]-6.75;2)" office:value-type="float" office:value="0.0000680042130342118" calcext:value-type="float">
            <text:p>6.80042130342118E-00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.415056" calcext:value-type="float">
            <text:p>7.415056</text:p>
          </table:table-cell>
          <table:table-cell office:value-type="float" office:value="6.7438988833" calcext:value-type="float">
            <text:p>6.7438988833</text:p>
          </table:table-cell>
          <table:table-cell table:formula="of:=POWER([.C135]-6.75;2)" office:value-type="float" office:value="0.0000372236249870191" calcext:value-type="float">
            <text:p>3.72236249870191E-00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.267236" calcext:value-type="float">
            <text:p>7.267236</text:p>
          </table:table-cell>
          <table:table-cell office:value-type="float" office:value="6.73346705" calcext:value-type="float">
            <text:p>6.73346705</text:p>
          </table:table-cell>
          <table:table-cell table:formula="of:=POWER([.C136]-6.75;2)" office:value-type="float" office:value="0.000273338435702507" calcext:value-type="float">
            <text:p>0.000273338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85679" calcext:value-type="float">
            <text:p>6.85679</text:p>
          </table:table-cell>
          <table:table-cell office:value-type="float" office:value="6.7314801667" calcext:value-type="float">
            <text:p>6.7314801667</text:p>
          </table:table-cell>
          <table:table-cell table:formula="of:=POWER([.C137]-6.75;2)" office:value-type="float" office:value="0.000342984225459791" calcext:value-type="float">
            <text:p>0.000342984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355347" calcext:value-type="float">
            <text:p>6.355347</text:p>
          </table:table-cell>
          <table:table-cell office:value-type="float" office:value="6.7396432" calcext:value-type="float">
            <text:p>6.7396432</text:p>
          </table:table-cell>
          <table:table-cell table:formula="of:=POWER([.C138]-6.75;2)" office:value-type="float" office:value="0.000107263306240006" calcext:value-type="float">
            <text:p>0.000107263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00351" calcext:value-type="float">
            <text:p>6.00351</text:p>
          </table:table-cell>
          <table:table-cell office:value-type="float" office:value="6.7550250167" calcext:value-type="float">
            <text:p>6.7550250167</text:p>
          </table:table-cell>
          <table:table-cell table:formula="of:=POWER([.C139]-6.75;2)" office:value-type="float" office:value="0.0000252507928352822" calcext:value-type="float">
            <text:p>2.52507928352822E-00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.9838" calcext:value-type="float">
            <text:p>5.9838</text:p>
          </table:table-cell>
          <table:table-cell office:value-type="float" office:value="6.7715162833" calcext:value-type="float">
            <text:p>6.7715162833</text:p>
          </table:table-cell>
          <table:table-cell table:formula="of:=POWER([.C140]-6.75;2)" office:value-type="float" office:value="0.000462950447045878" calcext:value-type="float">
            <text:p>0.000462950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290864" calcext:value-type="float">
            <text:p>6.290864</text:p>
          </table:table-cell>
          <table:table-cell office:value-type="float" office:value="6.7836209667" calcext:value-type="float">
            <text:p>6.7836209667</text:p>
          </table:table-cell>
          <table:table-cell table:formula="of:=POWER([.C141]-6.75;2)" office:value-type="float" office:value="0.00113036940184251" calcext:value-type="float">
            <text:p>0.001130369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749368" calcext:value-type="float">
            <text:p>6.749368</text:p>
          </table:table-cell>
          <table:table-cell office:value-type="float" office:value="6.7892222" calcext:value-type="float">
            <text:p>6.7892222</text:p>
          </table:table-cell>
          <table:table-cell table:formula="of:=POWER([.C142]-6.75;2)" office:value-type="float" office:value="0.00153838097284002" calcext:value-type="float">
            <text:p>0.00153838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.155575" calcext:value-type="float">
            <text:p>7.155575</text:p>
          </table:table-cell>
          <table:table-cell office:value-type="float" office:value="6.78821005" calcext:value-type="float">
            <text:p>6.78821005</text:p>
          </table:table-cell>
          <table:table-cell table:formula="of:=POWER([.C143]-6.75;2)" office:value-type="float" office:value="0.0014600079210025" calcext:value-type="float">
            <text:p>0.0014600079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.375975" calcext:value-type="float">
            <text:p>7.375975</text:p>
          </table:table-cell>
          <table:table-cell office:value-type="float" office:value="6.7799875167" calcext:value-type="float">
            <text:p>6.7799875167</text:p>
          </table:table-cell>
          <table:table-cell table:formula="of:=POWER([.C144]-6.75;2)" office:value-type="float" office:value="0.000899251157832799" calcext:value-type="float">
            <text:p>0.000899251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.370352" calcext:value-type="float">
            <text:p>7.370352</text:p>
          </table:table-cell>
          <table:table-cell office:value-type="float" office:value="6.7643701167" calcext:value-type="float">
            <text:p>6.7643701167</text:p>
          </table:table-cell>
          <table:table-cell table:formula="of:=POWER([.C145]-6.75;2)" office:value-type="float" office:value="0.000206500253971628" calcext:value-type="float">
            <text:p>0.0002065003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.179152" calcext:value-type="float">
            <text:p>7.179152</text:p>
          </table:table-cell>
          <table:table-cell office:value-type="float" office:value="6.7448673" calcext:value-type="float">
            <text:p>6.7448673</text:p>
          </table:table-cell>
          <table:table-cell table:formula="of:=POWER([.C146]-6.75;2)" office:value-type="float" office:value="0.0000263446092899988" calcext:value-type="float">
            <text:p>2.63446092899988E-005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889058" calcext:value-type="float">
            <text:p>6.889058</text:p>
          </table:table-cell>
          <table:table-cell office:value-type="float" office:value="6.7294375167" calcext:value-type="float">
            <text:p>6.7294375167</text:p>
          </table:table-cell>
          <table:table-cell table:formula="of:=POWER([.C147]-6.75;2)" office:value-type="float" office:value="0.000422815719462778" calcext:value-type="float">
            <text:p>0.0004228157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586271" calcext:value-type="float">
            <text:p>6.586271</text:p>
          </table:table-cell>
          <table:table-cell office:value-type="float" office:value="6.7249166" calcext:value-type="float">
            <text:p>6.7249166</text:p>
          </table:table-cell>
          <table:table-cell table:formula="of:=POWER([.C148]-6.75;2)" office:value-type="float" office:value="0.000629176955559988" calcext:value-type="float">
            <text:p>0.000629177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331623" calcext:value-type="float">
            <text:p>6.331623</text:p>
          </table:table-cell>
          <table:table-cell office:value-type="float" office:value="6.73095805" calcext:value-type="float">
            <text:p>6.73095805</text:p>
          </table:table-cell>
          <table:table-cell table:formula="of:=POWER([.C149]-6.75;2)" office:value-type="float" office:value="0.000362595859802503" calcext:value-type="float">
            <text:p>0.0003625959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177373" calcext:value-type="float">
            <text:p>6.177373</text:p>
          </table:table-cell>
          <table:table-cell office:value-type="float" office:value="6.7408915333" calcext:value-type="float">
            <text:p>6.7408915333</text:p>
          </table:table-cell>
          <table:table-cell table:formula="of:=POWER([.C150]-6.75;2)" office:value-type="float" office:value="0.0000829641656250066" calcext:value-type="float">
            <text:p>8.29641656250066E-00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186214" calcext:value-type="float">
            <text:p>6.186214</text:p>
          </table:table-cell>
          <table:table-cell office:value-type="float" office:value="6.7469574" calcext:value-type="float">
            <text:p>6.7469574</text:p>
          </table:table-cell>
          <table:table-cell table:formula="of:=POWER([.C151]-6.75;2)" office:value-type="float" office:value="0.00000925741475999801" calcext:value-type="float">
            <text:p>9.25741475999801E-00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403007" calcext:value-type="float">
            <text:p>6.403007</text:p>
          </table:table-cell>
          <table:table-cell office:value-type="float" office:value="6.74489335" calcext:value-type="float">
            <text:p>6.74489335</text:p>
          </table:table-cell>
          <table:table-cell table:formula="of:=POWER([.C152]-6.75;2)" office:value-type="float" office:value="0.000026077874222501" calcext:value-type="float">
            <text:p>2.6077874222501E-00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801604" calcext:value-type="float">
            <text:p>6.801604</text:p>
          </table:table-cell>
          <table:table-cell office:value-type="float" office:value="6.7347277833" calcext:value-type="float">
            <text:p>6.7347277833</text:p>
          </table:table-cell>
          <table:table-cell table:formula="of:=POWER([.C153]-6.75;2)" office:value-type="float" office:value="0.000233240602931749" calcext:value-type="float">
            <text:p>0.000233240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.274707" calcext:value-type="float">
            <text:p>7.274707</text:p>
          </table:table-cell>
          <table:table-cell office:value-type="float" office:value="6.7177651667" calcext:value-type="float">
            <text:p>6.7177651667</text:p>
          </table:table-cell>
          <table:table-cell table:formula="of:=POWER([.C154]-6.75;2)" office:value-type="float" office:value="0.00103908447787882" calcext:value-type="float">
            <text:p>0.001039084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.67547" calcext:value-type="float">
            <text:p>7.67547</text:p>
          </table:table-cell>
          <table:table-cell office:value-type="float" office:value="6.6949800833" calcext:value-type="float">
            <text:p>6.6949800833</text:p>
          </table:table-cell>
          <table:table-cell table:formula="of:=POWER([.C155]-6.75;2)" office:value-type="float" office:value="0.00302719123367495" calcext:value-type="float">
            <text:p>0.0030271912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.866381" calcext:value-type="float">
            <text:p>7.866381</text:p>
          </table:table-cell>
          <table:table-cell office:value-type="float" office:value="6.6693524667" calcext:value-type="float">
            <text:p>6.6693524667</text:p>
          </table:table-cell>
          <table:table-cell table:formula="of:=POWER([.C156]-6.75;2)" office:value-type="float" office:value="0.00650402462737455" calcext:value-type="float">
            <text:p>0.0065040246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.760012" calcext:value-type="float">
            <text:p>7.760012</text:p>
          </table:table-cell>
          <table:table-cell office:value-type="float" office:value="6.6475025167" calcext:value-type="float">
            <text:p>6.6475025167</text:p>
          </table:table-cell>
          <table:table-cell table:formula="of:=POWER([.C157]-6.75;2)" office:value-type="float" office:value="0.0105057340828337" calcext:value-type="float">
            <text:p>0.010505734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.363938" calcext:value-type="float">
            <text:p>7.363938</text:p>
          </table:table-cell>
          <table:table-cell office:value-type="float" office:value="6.63712615" calcext:value-type="float">
            <text:p>6.63712615</text:p>
          </table:table-cell>
          <table:table-cell table:formula="of:=POWER([.C158]-6.75;2)" office:value-type="float" office:value="0.0127405060138224" calcext:value-type="float">
            <text:p>0.01274050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81621" calcext:value-type="float">
            <text:p>6.81621</text:p>
          </table:table-cell>
          <table:table-cell office:value-type="float" office:value="6.6425522667" calcext:value-type="float">
            <text:p>6.6425522667</text:p>
          </table:table-cell>
          <table:table-cell table:formula="of:=POWER([.C159]-6.75;2)" office:value-type="float" office:value="0.0115450153913079" calcext:value-type="float">
            <text:p>0.011545015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348026" calcext:value-type="float">
            <text:p>6.348026</text:p>
          </table:table-cell>
          <table:table-cell office:value-type="float" office:value="6.6619496" calcext:value-type="float">
            <text:p>6.6619496</text:p>
          </table:table-cell>
          <table:table-cell table:formula="of:=POWER([.C160]-6.75;2)" office:value-type="float" office:value="0.00775287294016003" calcext:value-type="float">
            <text:p>0.007752872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123377" calcext:value-type="float">
            <text:p>6.123377</text:p>
          </table:table-cell>
          <table:table-cell office:value-type="float" office:value="6.6873694167" calcext:value-type="float">
            <text:p>6.6873694167</text:p>
          </table:table-cell>
          <table:table-cell table:formula="of:=POWER([.C161]-6.75;2)" office:value-type="float" office:value="0.00392258996449822" calcext:value-type="float">
            <text:p>0.00392259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097175" calcext:value-type="float">
            <text:p>6.097175</text:p>
          </table:table-cell>
          <table:table-cell office:value-type="float" office:value="6.7083577" calcext:value-type="float">
            <text:p>6.7083577</text:p>
          </table:table-cell>
          <table:table-cell table:formula="of:=POWER([.C162]-6.75;2)" office:value-type="float" office:value="0.00173408114929003" calcext:value-type="float">
            <text:p>0.001734081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123741" calcext:value-type="float">
            <text:p>6.123741</text:p>
          </table:table-cell>
          <table:table-cell office:value-type="float" office:value="6.71749065" calcext:value-type="float">
            <text:p>6.71749065</text:p>
          </table:table-cell>
          <table:table-cell table:formula="of:=POWER([.C163]-6.75;2)" office:value-type="float" office:value="0.00105685783742249" calcext:value-type="float">
            <text:p>0.001056857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168943" calcext:value-type="float">
            <text:p>6.168943</text:p>
          </table:table-cell>
          <table:table-cell office:value-type="float" office:value="6.7110908167" calcext:value-type="float">
            <text:p>6.7110908167</text:p>
          </table:table-cell>
          <table:table-cell table:formula="of:=POWER([.C164]-6.75;2)" office:value-type="float" office:value="0.00151392454507296" calcext:value-type="float">
            <text:p>0.001513924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331626" calcext:value-type="float">
            <text:p>6.331626</text:p>
          </table:table-cell>
          <table:table-cell office:value-type="float" office:value="6.6797983833" calcext:value-type="float">
            <text:p>6.6797983833</text:p>
          </table:table-cell>
          <table:table-cell table:formula="of:=POWER([.C165]-6.75;2)" office:value-type="float" office:value="0.00492826698729377" calcext:value-type="float">
            <text:p>0.004928267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68152" calcext:value-type="float">
            <text:p>6.68152</text:p>
          </table:table-cell>
          <table:table-cell office:value-type="float" office:value="6.6457945667" calcext:value-type="float">
            <text:p>6.6457945667</text:p>
          </table:table-cell>
          <table:table-cell table:formula="of:=POWER([.C166]-6.75;2)" office:value-type="float" office:value="0.0108587723292407" calcext:value-type="float">
            <text:p>0.0108587723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.140276" calcext:value-type="float">
            <text:p>7.140276</text:p>
          </table:table-cell>
          <table:table-cell office:value-type="float" office:value="6.6059591833" calcext:value-type="float">
            <text:p>6.6059591833</text:p>
          </table:table-cell>
          <table:table-cell table:formula="of:=POWER([.C167]-6.75;2)" office:value-type="float" office:value="0.0207477568756031" calcext:value-type="float">
            <text:p>0.020747756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.529435" calcext:value-type="float">
            <text:p>7.529435</text:p>
          </table:table-cell>
          <table:table-cell office:value-type="float" office:value="6.5584778667" calcext:value-type="float">
            <text:p>6.5584778667</text:p>
          </table:table-cell>
          <table:table-cell table:formula="of:=POWER([.C168]-6.75;2)" office:value-type="float" office:value="0.0366807275437831" calcext:value-type="float">
            <text:p>0.036680727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.673961" calcext:value-type="float">
            <text:p>7.673961</text:p>
          </table:table-cell>
          <table:table-cell office:value-type="float" office:value="6.5045105667" calcext:value-type="float">
            <text:p>6.5045105667</text:p>
          </table:table-cell>
          <table:table-cell table:formula="of:=POWER([.C169]-6.75;2)" office:value-type="float" office:value="0.0602650618619549" calcext:value-type="float">
            <text:p>0.0602650619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.475654" calcext:value-type="float">
            <text:p>7.475654</text:p>
          </table:table-cell>
          <table:table-cell office:value-type="float" office:value="6.4930472" calcext:value-type="float">
            <text:p>6.4930472</text:p>
          </table:table-cell>
          <table:table-cell table:formula="of:=POWER([.C170]-6.75;2)" office:value-type="float" office:value="0.0660247414278398" calcext:value-type="float">
            <text:p>0.066024741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969966" calcext:value-type="float">
            <text:p>6.969966</text:p>
          </table:table-cell>
          <table:table-cell office:value-type="float" office:value="6.5626339" calcext:value-type="float">
            <text:p>6.5626339</text:p>
          </table:table-cell>
          <table:table-cell table:formula="of:=POWER([.C171]-6.75;2)" office:value-type="float" office:value="0.0351060554292101" calcext:value-type="float">
            <text:p>0.035106055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360498" calcext:value-type="float">
            <text:p>6.360498</text:p>
          </table:table-cell>
          <table:table-cell office:value-type="float" office:value="6.6741708333" calcext:value-type="float">
            <text:p>6.6741708333</text:p>
          </table:table-cell>
          <table:table-cell table:formula="of:=POWER([.C172]-6.75;2)" office:value-type="float" office:value="0.00575006252241642" calcext:value-type="float">
            <text:p>0.0057500625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.967932" calcext:value-type="float">
            <text:p>5.967932</text:p>
          </table:table-cell>
          <table:table-cell office:value-type="float" office:value="6.7862029333" calcext:value-type="float">
            <text:p>6.7862029333</text:p>
          </table:table-cell>
          <table:table-cell table:formula="of:=POWER([.C173]-6.75;2)" office:value-type="float" office:value="0.00131065237952427" calcext:value-type="float">
            <text:p>0.001310652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010998" calcext:value-type="float">
            <text:p>6.010998</text:p>
          </table:table-cell>
          <table:table-cell office:value-type="float" office:value="6.8576277833" calcext:value-type="float">
            <text:p>6.8576277833</text:p>
          </table:table-cell>
          <table:table-cell table:formula="of:=POWER([.C174]-6.75;2)" office:value-type="float" office:value="0.0115837397380717" calcext:value-type="float">
            <text:p>0.011583739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38428" calcext:value-type="float">
            <text:p>6.38428</text:p>
          </table:table-cell>
          <table:table-cell office:value-type="float" office:value="6.85367515" calcext:value-type="float">
            <text:p>6.85367515</text:p>
          </table:table-cell>
          <table:table-cell table:formula="of:=POWER([.C175]-6.75;2)" office:value-type="float" office:value="0.0107485367275225" calcext:value-type="float">
            <text:p>0.010748536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790582" calcext:value-type="float">
            <text:p>6.790582</text:p>
          </table:table-cell>
          <table:table-cell office:value-type="float" office:value="6.84350115" calcext:value-type="float">
            <text:p>6.84350115</text:p>
          </table:table-cell>
          <table:table-cell table:formula="of:=POWER([.C176]-6.75;2)" office:value-type="float" office:value="0.00874246505132247" calcext:value-type="float">
            <text:p>0.008742465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.030246" calcext:value-type="float">
            <text:p>7.030246</text:p>
          </table:table-cell>
          <table:table-cell office:value-type="float" office:value="6.82655545" calcext:value-type="float">
            <text:p>6.82655545</text:p>
          </table:table-cell>
          <table:table-cell table:formula="of:=POWER([.C177]-6.75;2)" office:value-type="float" office:value="0.00586073692470248" calcext:value-type="float">
            <text:p>0.0058607369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.103619" calcext:value-type="float">
            <text:p>7.103619</text:p>
          </table:table-cell>
          <table:table-cell office:value-type="float" office:value="6.7489500333" calcext:value-type="float">
            <text:p>6.7489500333</text:p>
          </table:table-cell>
          <table:table-cell table:formula="of:=POWER([.C178]-6.75;2)" office:value-type="float" office:value="0.00000110243007110916" calcext:value-type="float">
            <text:p>1.10243007110916E-006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.121797" calcext:value-type="float">
            <text:p>7.121797</text:p>
          </table:table-cell>
          <table:table-cell office:value-type="float" office:value="6.71914495" calcext:value-type="float">
            <text:p>6.71914495</text:p>
          </table:table-cell>
          <table:table-cell table:formula="of:=POWER([.C179]-6.75;2)" office:value-type="float" office:value="0.000952034110502472" calcext:value-type="float">
            <text:p>0.000952034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.140103" calcext:value-type="float">
            <text:p>7.140103</text:p>
          </table:table-cell>
          <table:table-cell office:value-type="float" office:value="6.71025055" calcext:value-type="float">
            <text:p>6.71025055</text:p>
          </table:table-cell>
          <table:table-cell table:formula="of:=POWER([.C180]-6.75;2)" office:value-type="float" office:value="0.00158001877530253" calcext:value-type="float">
            <text:p>0.001580018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.09495" calcext:value-type="float">
            <text:p>7.09495</text:p>
          </table:table-cell>
          <table:table-cell office:value-type="float" office:value="6.7061151833" calcext:value-type="float">
            <text:p>6.7061151833</text:p>
          </table:table-cell>
          <table:table-cell table:formula="of:=POWER([.C181]-6.75;2)" office:value-type="float" office:value="0.00192587713679263" calcext:value-type="float">
            <text:p>0.001925877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916931" calcext:value-type="float">
            <text:p>6.916931</text:p>
          </table:table-cell>
          <table:table-cell office:value-type="float" office:value="6.69724455" calcext:value-type="float">
            <text:p>6.69724455</text:p>
          </table:table-cell>
          <table:table-cell table:formula="of:=POWER([.C182]-6.75;2)" office:value-type="float" office:value="0.00278313750470253" calcext:value-type="float">
            <text:p>0.002783137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660496" calcext:value-type="float">
            <text:p>6.660496</text:p>
          </table:table-cell>
          <table:table-cell office:value-type="float" office:value="6.682721" calcext:value-type="float">
            <text:p>6.682721</text:p>
          </table:table-cell>
          <table:table-cell table:formula="of:=POWER([.C183]-6.75;2)" office:value-type="float" office:value="0.00452646384100001" calcext:value-type="float">
            <text:p>0.0045264638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492944" calcext:value-type="float">
            <text:p>6.492944</text:p>
          </table:table-cell>
          <table:table-cell office:value-type="float" office:value="6.66990255" calcext:value-type="float">
            <text:p>6.66990255</text:p>
          </table:table-cell>
          <table:table-cell table:formula="of:=POWER([.C184]-6.75;2)" office:value-type="float" office:value="0.00641560149650254" calcext:value-type="float">
            <text:p>0.006415601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544995" calcext:value-type="float">
            <text:p>6.544995</text:p>
          </table:table-cell>
          <table:table-cell office:value-type="float" office:value="6.6657728833" calcext:value-type="float">
            <text:p>6.6657728833</text:p>
          </table:table-cell>
          <table:table-cell table:formula="of:=POWER([.C185]-6.75;2)" office:value-type="float" office:value="0.00709420718759545" calcext:value-type="float">
            <text:p>0.0070942072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771988" calcext:value-type="float">
            <text:p>6.771988</text:p>
          </table:table-cell>
          <table:table-cell office:value-type="float" office:value="6.6653928833" calcext:value-type="float">
            <text:p>6.6653928833</text:p>
          </table:table-cell>
          <table:table-cell table:formula="of:=POWER([.C186]-6.75;2)" office:value-type="float" office:value="0.00715836419628742" calcext:value-type="float">
            <text:p>0.0071583642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984542" calcext:value-type="float">
            <text:p>6.984542</text:p>
          </table:table-cell>
          <table:table-cell office:value-type="float" office:value="6.6523320833" calcext:value-type="float">
            <text:p>6.6523320833</text:p>
          </table:table-cell>
          <table:table-cell table:formula="of:=POWER([.C187]-6.75;2)" office:value-type="float" office:value="0.00953902195251811" calcext:value-type="float">
            <text:p>0.009539022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995635" calcext:value-type="float">
            <text:p>6.995635</text:p>
          </table:table-cell>
          <table:table-cell office:value-type="float" office:value="6.6080980833" calcext:value-type="float">
            <text:p>6.6080980833</text:p>
          </table:table-cell>
          <table:table-cell table:formula="of:=POWER([.C188]-6.75;2)" office:value-type="float" office:value="0.0201361539631338" calcext:value-type="float">
            <text:p>0.020136154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742297" calcext:value-type="float">
            <text:p>6.742297</text:p>
          </table:table-cell>
          <table:table-cell office:value-type="float" office:value="6.5292403" calcext:value-type="float">
            <text:p>6.5292403</text:p>
          </table:table-cell>
          <table:table-cell table:formula="of:=POWER([.C189]-6.75;2)" office:value-type="float" office:value="0.0487348451440901" calcext:value-type="float">
            <text:p>0.048734845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33227" calcext:value-type="float">
            <text:p>6.33227</text:p>
          </table:table-cell>
          <table:table-cell office:value-type="float" office:value="6.4747394833" calcext:value-type="float">
            <text:p>6.4747394833</text:p>
          </table:table-cell>
          <table:table-cell table:formula="of:=POWER([.C190]-6.75;2)" office:value-type="float" office:value="0.0757683520539507" calcext:value-type="float">
            <text:p>0.075768352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.992926" calcext:value-type="float">
            <text:p>5.992926</text:p>
          </table:table-cell>
          <table:table-cell office:value-type="float" office:value="6.4773126167" calcext:value-type="float">
            <text:p>6.4773126167</text:p>
          </table:table-cell>
          <table:table-cell table:formula="of:=POWER([.C191]-6.75;2)" office:value-type="float" office:value="0.0743584090110012" calcext:value-type="float">
            <text:p>0.074358409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.908686" calcext:value-type="float">
            <text:p>5.908686</text:p>
          </table:table-cell>
          <table:table-cell office:value-type="float" office:value="6.5249814833" calcext:value-type="float">
            <text:p>6.5249814833</text:p>
          </table:table-cell>
          <table:table-cell table:formula="of:=POWER([.C192]-6.75;2)" office:value-type="float" office:value="0.050633332857868" calcext:value-type="float">
            <text:p>0.050633332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081912" calcext:value-type="float">
            <text:p>6.081912</text:p>
          </table:table-cell>
          <table:table-cell office:value-type="float" office:value="6.59251725" calcext:value-type="float">
            <text:p>6.59251725</text:p>
          </table:table-cell>
          <table:table-cell table:formula="of:=POWER([.C193]-6.75;2)" office:value-type="float" office:value="0.0248008165475624" calcext:value-type="float">
            <text:p>0.0248008165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404713" calcext:value-type="float">
            <text:p>6.404713</text:p>
          </table:table-cell>
          <table:table-cell office:value-type="float" office:value="6.65361995" calcext:value-type="float">
            <text:p>6.65361995</text:p>
          </table:table-cell>
          <table:table-cell table:formula="of:=POWER([.C194]-6.75;2)" office:value-type="float" office:value="0.00928911403800242" calcext:value-type="float">
            <text:p>0.009289114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789146" calcext:value-type="float">
            <text:p>6.789146</text:p>
          </table:table-cell>
          <table:table-cell office:value-type="float" office:value="6.6864760833" calcext:value-type="float">
            <text:p>6.6864760833</text:p>
          </table:table-cell>
          <table:table-cell table:formula="of:=POWER([.C195]-6.75;2)" office:value-type="float" office:value="0.00403528799290858" calcext:value-type="float">
            <text:p>0.00403528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.148023" calcext:value-type="float">
            <text:p>7.148023</text:p>
          </table:table-cell>
          <table:table-cell office:value-type="float" office:value="6.6694560833" calcext:value-type="float">
            <text:p>6.6694560833</text:p>
          </table:table-cell>
          <table:table-cell table:formula="of:=POWER([.C196]-6.75;2)" office:value-type="float" office:value="0.00648732251737653" calcext:value-type="float">
            <text:p>0.006487322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.346572" calcext:value-type="float">
            <text:p>7.346572</text:p>
          </table:table-cell>
          <table:table-cell office:value-type="float" office:value="6.6464548" calcext:value-type="float">
            <text:p>6.6464548</text:p>
          </table:table-cell>
          <table:table-cell table:formula="of:=POWER([.C197]-6.75;2)" office:value-type="float" office:value="0.01072160844304" calcext:value-type="float">
            <text:p>0.010721608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.278256" calcext:value-type="float">
            <text:p>7.278256</text:p>
          </table:table-cell>
          <table:table-cell office:value-type="float" office:value="6.6201443667" calcext:value-type="float">
            <text:p>6.6201443667</text:p>
          </table:table-cell>
          <table:table-cell table:formula="of:=POWER([.C198]-6.75;2)" office:value-type="float" office:value="0.0168624854997441" calcext:value-type="float">
            <text:p>0.0168624855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992986" calcext:value-type="float">
            <text:p>6.992986</text:p>
          </table:table-cell>
          <table:table-cell office:value-type="float" office:value="6.5949725333" calcext:value-type="float">
            <text:p>6.5949725333</text:p>
          </table:table-cell>
          <table:table-cell table:formula="of:=POWER([.C199]-6.75;2)" office:value-type="float" office:value="0.0240335154314196" calcext:value-type="float">
            <text:p>0.024033515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710081" calcext:value-type="float">
            <text:p>6.710081</text:p>
          </table:table-cell>
          <table:table-cell office:value-type="float" office:value="6.5745552" calcext:value-type="float">
            <text:p>6.5745552</text:p>
          </table:table-cell>
          <table:table-cell table:formula="of:=POWER([.C200]-6.75;2)" office:value-type="float" office:value="0.0307808778470401" calcext:value-type="float">
            <text:p>0.030780877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626938" calcext:value-type="float">
            <text:p>6.626938</text:p>
          </table:table-cell>
          <table:table-cell office:value-type="float" office:value="6.55885295" calcext:value-type="float">
            <text:p>6.55885295</text:p>
          </table:table-cell>
          <table:table-cell table:formula="of:=POWER([.C201]-6.75;2)" office:value-type="float" office:value="0.0365371947237024" calcext:value-type="float">
            <text:p>0.0365371947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688639" calcext:value-type="float">
            <text:p>6.688639</text:p>
          </table:table-cell>
          <table:table-cell office:value-type="float" office:value="6.5445364167" calcext:value-type="float">
            <text:p>6.5445364167</text:p>
          </table:table-cell>
          <table:table-cell table:formula="of:=POWER([.C202]-6.75;2)" office:value-type="float" office:value="0.0422152840624761" calcext:value-type="float">
            <text:p>0.042215284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662223" calcext:value-type="float">
            <text:p>6.662223</text:p>
          </table:table-cell>
          <table:table-cell office:value-type="float" office:value="6.5291915333" calcext:value-type="float">
            <text:p>6.5291915333</text:p>
          </table:table-cell>
          <table:table-cell table:formula="of:=POWER([.C203]-6.75;2)" office:value-type="float" office:value="0.0487563789664052" calcext:value-type="float">
            <text:p>0.048756379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438931" calcext:value-type="float">
            <text:p>6.438931</text:p>
          </table:table-cell>
          <table:table-cell office:value-type="float" office:value="6.6924467333" calcext:value-type="float">
            <text:p>6.6924467333</text:p>
          </table:table-cell>
          <table:table-cell table:formula="of:=POWER([.C204]-6.75;2)" office:value-type="float" office:value="0.00331237850784136" calcext:value-type="float">
            <text:p>0.0033123785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200183" calcext:value-type="float">
            <text:p>6.200183</text:p>
          </table:table-cell>
          <table:table-cell office:value-type="float" office:value="7.3613183167" calcext:value-type="float">
            <text:p>7.3613183167</text:p>
          </table:table-cell>
          <table:table-cell table:formula="of:=POWER([.C205]-6.75;2)" office:value-type="float" office:value="0.373710084332922" calcext:value-type="float">
            <text:p>0.3737100843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253365" calcext:value-type="float">
            <text:p>6.253365</text:p>
          </table:table-cell>
          <table:table-cell office:value-type="float" office:value="8.0341690333" calcext:value-type="float">
            <text:p>8.0341690333</text:p>
          </table:table-cell>
          <table:table-cell table:formula="of:=POWER([.C206]-6.75;2)" office:value-type="float" office:value="1.64909010608666" calcext:value-type="float">
            <text:p>1.649090106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617803" calcext:value-type="float">
            <text:p>6.617803</text:p>
          </table:table-cell>
          <table:table-cell office:value-type="float" office:value="8.7061333833" calcext:value-type="float">
            <text:p>8.7061333833</text:p>
          </table:table-cell>
          <table:table-cell table:formula="of:=POWER([.C207]-6.75;2)" office:value-type="float" office:value="3.8264578132607" calcext:value-type="float">
            <text:p>3.8264578133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948758" calcext:value-type="float">
            <text:p>6.948758</text:p>
          </table:table-cell>
          <table:table-cell office:value-type="float" office:value="9.3720237667" calcext:value-type="float">
            <text:p>9.3720237667</text:p>
          </table:table-cell>
          <table:table-cell table:formula="of:=POWER([.C208]-6.75;2)" office:value-type="float" office:value="6.87500863313966" calcext:value-type="float">
            <text:p>6.875008633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927632" calcext:value-type="float">
            <text:p>6.927632</text:p>
          </table:table-cell>
          <table:table-cell office:value-type="float" office:value="10.0323982333" calcext:value-type="float">
            <text:p>10.0323982333</text:p>
          </table:table-cell>
          <table:table-cell table:formula="of:=POWER([.C209]-6.75;2)" office:value-type="float" office:value="10.774138161971" calcext:value-type="float">
            <text:p>10.774138162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541325" calcext:value-type="float">
            <text:p>6.541325</text:p>
          </table:table-cell>
          <table:table-cell office:value-type="float" office:value="10.0523624833" calcext:value-type="float">
            <text:p>10.0523624833</text:p>
          </table:table-cell>
          <table:table-cell table:formula="of:=POWER([.C210]-6.75;2)" office:value-type="float" office:value="10.9055979711073" calcext:value-type="float">
            <text:p>10.905597971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062371" calcext:value-type="float">
            <text:p>6.062371</text:p>
          </table:table-cell>
          <table:table-cell office:value-type="float" office:value="10.1336681667" calcext:value-type="float">
            <text:p>10.1336681667</text:p>
          </table:table-cell>
          <table:table-cell table:formula="of:=POWER([.C211]-6.75;2)" office:value-type="float" office:value="11.4492102623389" calcext:value-type="float">
            <text:p>11.4492102623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.793073" calcext:value-type="float">
            <text:p>5.793073</text:p>
          </table:table-cell>
          <table:table-cell office:value-type="float" office:value="10.2365872" calcext:value-type="float">
            <text:p>10.2365872</text:p>
          </table:table-cell>
          <table:table-cell table:formula="of:=POWER([.C212]-6.75;2)" office:value-type="float" office:value="12.1562903032038" calcext:value-type="float">
            <text:p>12.1562903032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.783847" calcext:value-type="float">
            <text:p>5.783847</text:p>
          </table:table-cell>
          <table:table-cell office:value-type="float" office:value="10.3139762667" calcext:value-type="float">
            <text:p>10.3139762667</text:p>
          </table:table-cell>
          <table:table-cell table:formula="of:=POWER([.C213]-6.75;2)" office:value-type="float" office:value="12.7019268296009" calcext:value-type="float">
            <text:p>12.7019268296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.907602" calcext:value-type="float">
            <text:p>5.907602</text:p>
          </table:table-cell>
          <table:table-cell office:value-type="float" office:value="10.3101561" calcext:value-type="float">
            <text:p>10.3101561</text:p>
          </table:table-cell>
          <table:table-cell table:formula="of:=POWER([.C214]-6.75;2)" office:value-type="float" office:value="12.6747114563672" calcext:value-type="float">
            <text:p>12.6747114564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137813" calcext:value-type="float">
            <text:p>6.137813</text:p>
          </table:table-cell>
          <table:table-cell office:value-type="float" office:value="10.30427335" calcext:value-type="float">
            <text:p>10.30427335</text:p>
          </table:table-cell>
          <table:table-cell table:formula="of:=POWER([.C215]-6.75;2)" office:value-type="float" office:value="12.6328590465202" calcext:value-type="float">
            <text:p>12.6328590465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555384" calcext:value-type="float">
            <text:p>6.555384</text:p>
          </table:table-cell>
          <table:table-cell office:value-type="float" office:value="10.29455375" calcext:value-type="float">
            <text:p>10.29455375</text:p>
          </table:table-cell>
          <table:table-cell table:formula="of:=POWER([.C216]-6.75;2)" office:value-type="float" office:value="12.5638612866391" calcext:value-type="float">
            <text:p>12.563861286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.13743" calcext:value-type="float">
            <text:p>7.13743</text:p>
          </table:table-cell>
          <table:table-cell office:value-type="float" office:value="10.2778746333" calcext:value-type="float">
            <text:p>10.2778746333</text:p>
          </table:table-cell>
          <table:table-cell table:formula="of:=POWER([.C217]-6.75;2)" office:value-type="float" office:value="12.4458994282816" calcext:value-type="float">
            <text:p>12.4458994283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.689505" calcext:value-type="float">
            <text:p>7.689505</text:p>
          </table:table-cell>
          <table:table-cell office:value-type="float" office:value="10.2399158833" calcext:value-type="float">
            <text:p>10.2399158833</text:p>
          </table:table-cell>
          <table:table-cell table:formula="of:=POWER([.C218]-6.75;2)" office:value-type="float" office:value="12.1795128725096" calcext:value-type="float">
            <text:p>12.179512872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.98005" calcext:value-type="float">
            <text:p>7.98005</text:p>
          </table:table-cell>
          <table:table-cell office:value-type="float" office:value="10.2492812667" calcext:value-type="float">
            <text:p>10.2492812667</text:p>
          </table:table-cell>
          <table:table-cell table:formula="of:=POWER([.C219]-6.75;2)" office:value-type="float" office:value="12.2449693834776" calcext:value-type="float">
            <text:p>12.244969383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.873215" calcext:value-type="float">
            <text:p>7.873215</text:p>
          </table:table-cell>
          <table:table-cell office:value-type="float" office:value="10.26789325" calcext:value-type="float">
            <text:p>10.26789325</text:p>
          </table:table-cell>
          <table:table-cell table:formula="of:=POWER([.C220]-6.75;2)" office:value-type="float" office:value="12.3755729183956" calcext:value-type="float">
            <text:p>12.375572918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.382674" calcext:value-type="float">
            <text:p>7.382674</text:p>
          </table:table-cell>
          <table:table-cell office:value-type="float" office:value="10.2751784833" calcext:value-type="float">
            <text:p>10.2751784833</text:p>
          </table:table-cell>
          <table:table-cell table:formula="of:=POWER([.C221]-6.75;2)" office:value-type="float" office:value="12.4268833391213" calcext:value-type="float">
            <text:p>12.426883339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645152" calcext:value-type="float">
            <text:p>6.645152</text:p>
          </table:table-cell>
          <table:table-cell office:value-type="float" office:value="10.2621991333" calcext:value-type="float">
            <text:p>10.2621991333</text:p>
          </table:table-cell>
          <table:table-cell table:formula="of:=POWER([.C222]-6.75;2)" office:value-type="float" office:value="12.3355427519533" calcext:value-type="float">
            <text:p>12.335542752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.739751" calcext:value-type="float">
            <text:p>5.739751</text:p>
          </table:table-cell>
          <table:table-cell office:value-type="float" office:value="10.2337489167" calcext:value-type="float">
            <text:p>10.2337489167</text:p>
          </table:table-cell>
          <table:table-cell table:formula="of:=POWER([.C223]-6.75;2)" office:value-type="float" office:value="12.1365065146084" calcext:value-type="float">
            <text:p>12.136506514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.291397" calcext:value-type="float">
            <text:p>4.291397</text:p>
          </table:table-cell>
          <table:table-cell office:value-type="float" office:value="10.2136557833" calcext:value-type="float">
            <text:p>10.2136557833</text:p>
          </table:table-cell>
          <table:table-cell table:formula="of:=POWER([.C224]-6.75;2)" office:value-type="float" office:value="11.9969113851875" calcext:value-type="float">
            <text:p>11.996911385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.291397" calcext:value-type="float">
            <text:p>4.291397</text:p>
          </table:table-cell>
          <table:table-cell office:value-type="float" office:value="10.23516445" calcext:value-type="float">
            <text:p>10.23516445</text:p>
          </table:table-cell>
          <table:table-cell table:formula="of:=POWER([.C225]-6.75;2)" office:value-type="float" office:value="12.1463712435438" calcext:value-type="float">
            <text:p>12.146371243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.291397" calcext:value-type="float">
            <text:p>4.291397</text:p>
          </table:table-cell>
          <table:table-cell office:value-type="float" office:value="10.28082885" calcext:value-type="float">
            <text:p>10.28082885</text:p>
          </table:table-cell>
          <table:table-cell table:formula="of:=POWER([.C226]-6.75;2)" office:value-type="float" office:value="12.4667523679923" calcext:value-type="float">
            <text:p>12.466752368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.291397" calcext:value-type="float">
            <text:p>4.291397</text:p>
          </table:table-cell>
          <table:table-cell office:value-type="float" office:value="10.3458262167" calcext:value-type="float">
            <text:p>10.3458262167</text:p>
          </table:table-cell>
          <table:table-cell table:formula="of:=POWER([.C227]-6.75;2)" office:value-type="float" office:value="12.929966180707" calcext:value-type="float">
            <text:p>12.929966180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.291397" calcext:value-type="float">
            <text:p>4.291397</text:p>
          </table:table-cell>
          <table:table-cell office:value-type="float" office:value="10.4200142667" calcext:value-type="float">
            <text:p>10.4200142667</text:p>
          </table:table-cell>
          <table:table-cell table:formula="of:=POWER([.C228]-6.75;2)" office:value-type="float" office:value="13.4690047177815" calcext:value-type="float">
            <text:p>13.469004717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986159" calcext:value-type="float">
            <text:p>6.986159</text:p>
          </table:table-cell>
          <table:table-cell office:value-type="float" office:value="10.4901877167" calcext:value-type="float">
            <text:p>10.4901877167</text:p>
          </table:table-cell>
          <table:table-cell table:formula="of:=POWER([.C229]-6.75;2)" office:value-type="float" office:value="13.9890041561536" calcext:value-type="float">
            <text:p>13.989004156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.650856" calcext:value-type="float">
            <text:p>11.650856</text:p>
          </table:table-cell>
          <table:table-cell office:value-type="float" office:value="10.4968697167" calcext:value-type="float">
            <text:p>10.4968697167</text:p>
          </table:table-cell>
          <table:table-cell table:formula="of:=POWER([.C230]-6.75;2)" office:value-type="float" office:value="14.0390326739235" calcext:value-type="float">
            <text:p>14.039032673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.662182" calcext:value-type="float">
            <text:p>13.662182</text:p>
          </table:table-cell>
          <table:table-cell office:value-type="float" office:value="10.39370695" calcext:value-type="float">
            <text:p>10.39370695</text:p>
          </table:table-cell>
          <table:table-cell table:formula="of:=POWER([.C231]-6.75;2)" office:value-type="float" office:value="13.2766003374783" calcext:value-type="float">
            <text:p>13.276600337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3.082424" calcext:value-type="float">
            <text:p>13.082424</text:p>
          </table:table-cell>
          <table:table-cell office:value-type="float" office:value="10.2166078" calcext:value-type="float">
            <text:p>10.2166078</text:p>
          </table:table-cell>
          <table:table-cell table:formula="of:=POWER([.C232]-6.75;2)" office:value-type="float" office:value="12.0173696390208" calcext:value-type="float">
            <text:p>12.01736963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.253423" calcext:value-type="float">
            <text:p>10.253423</text:p>
          </table:table-cell>
          <table:table-cell office:value-type="float" office:value="10.0285832167" calcext:value-type="float">
            <text:p>10.0285832167</text:p>
          </table:table-cell>
          <table:table-cell table:formula="of:=POWER([.C233]-6.75;2)" office:value-type="float" office:value="10.7491079088269" calcext:value-type="float">
            <text:p>10.749107908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.77384" calcext:value-type="float">
            <text:p>5.77384</text:p>
          </table:table-cell>
          <table:table-cell office:value-type="float" office:value="9.9239898333" calcext:value-type="float">
            <text:p>9.9239898333</text:p>
          </table:table-cell>
          <table:table-cell table:formula="of:=POWER([.C234]-6.75;2)" office:value-type="float" office:value="10.0742114618918" calcext:value-type="float">
            <text:p>10.074211461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.77384" calcext:value-type="float">
            <text:p>5.77384</text:p>
          </table:table-cell>
          <table:table-cell office:value-type="float" office:value="9.9349857333" calcext:value-type="float">
            <text:p>9.9349857333</text:p>
          </table:table-cell>
          <table:table-cell table:formula="of:=POWER([.C235]-6.75;2)" office:value-type="float" office:value="10.1441341213245" calcext:value-type="float">
            <text:p>10.144134121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.77384" calcext:value-type="float">
            <text:p>5.77384</text:p>
          </table:table-cell>
          <table:table-cell office:value-type="float" office:value="9.9752435667" calcext:value-type="float">
            <text:p>9.9752435667</text:p>
          </table:table-cell>
          <table:table-cell table:formula="of:=POWER([.C236]-6.75;2)" office:value-type="float" office:value="10.4021960645397" calcext:value-type="float">
            <text:p>10.402196064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.373921" calcext:value-type="float">
            <text:p>2.373921</text:p>
          </table:table-cell>
          <table:table-cell office:value-type="float" office:value="10.0278328667" calcext:value-type="float">
            <text:p>10.0278328667</text:p>
          </table:table-cell>
          <table:table-cell table:formula="of:=POWER([.C237]-6.75;2)" office:value-type="float" office:value="10.7441883020187" calcext:value-type="float">
            <text:p>10.74418830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.315314" calcext:value-type="float">
            <text:p>5.315314</text:p>
          </table:table-cell>
          <table:table-cell office:value-type="float" office:value="10.1318621333" calcext:value-type="float">
            <text:p>10.1318621333</text:p>
          </table:table-cell>
          <table:table-cell table:formula="of:=POWER([.C238]-6.75;2)" office:value-type="float" office:value="11.4369914886484" calcext:value-type="float">
            <text:p>11.436991488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588133" calcext:value-type="float">
            <text:p>6.588133</text:p>
          </table:table-cell>
          <table:table-cell office:value-type="float" office:value="10.1684285833" calcext:value-type="float">
            <text:p>10.1684285833</text:p>
          </table:table-cell>
          <table:table-cell table:formula="of:=POWER([.C239]-6.75;2)" office:value-type="float" office:value="11.6856539791225" calcext:value-type="float">
            <text:p>11.685653979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891981" calcext:value-type="float">
            <text:p>6.891981</text:p>
          </table:table-cell>
          <table:table-cell office:value-type="float" office:value="10.1613177833" calcext:value-type="float">
            <text:p>10.1613177833</text:p>
          </table:table-cell>
          <table:table-cell table:formula="of:=POWER([.C240]-6.75;2)" office:value-type="float" office:value="11.6370890186588" calcext:value-type="float">
            <text:p>11.637089018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562712" calcext:value-type="float">
            <text:p>6.562712</text:p>
          </table:table-cell>
          <table:table-cell office:value-type="float" office:value="10.1344649" calcext:value-type="float">
            <text:p>10.1344649</text:p>
          </table:table-cell>
          <table:table-cell table:formula="of:=POWER([.C241]-6.75;2)" office:value-type="float" office:value="11.454602659332" calcext:value-type="float">
            <text:p>11.454602659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045518" calcext:value-type="float">
            <text:p>6.045518</text:p>
          </table:table-cell>
          <table:table-cell office:value-type="float" office:value="10.1122505" calcext:value-type="float">
            <text:p>10.1122505</text:p>
          </table:table-cell>
          <table:table-cell table:formula="of:=POWER([.C242]-6.75;2)" office:value-type="float" office:value="11.3047284247503" calcext:value-type="float">
            <text:p>11.304728424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.891389" calcext:value-type="float">
            <text:p>5.891389</text:p>
          </table:table-cell>
          <table:table-cell office:value-type="float" office:value="10.1054034833" calcext:value-type="float">
            <text:p>10.1054034833</text:p>
          </table:table-cell>
          <table:table-cell table:formula="of:=POWER([.C243]-6.75;2)" office:value-type="float" office:value="11.2587325357418" calcext:value-type="float">
            <text:p>11.258732535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245164" calcext:value-type="float">
            <text:p>6.245164</text:p>
          </table:table-cell>
          <table:table-cell office:value-type="float" office:value="10.1074540333" calcext:value-type="float">
            <text:p>10.1074540333</text:p>
          </table:table-cell>
          <table:table-cell table:formula="of:=POWER([.C244]-6.75;2)" office:value-type="float" office:value="11.2724975857224" calcext:value-type="float">
            <text:p>11.2724975857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522195" calcext:value-type="float">
            <text:p>6.522195</text:p>
          </table:table-cell>
          <table:table-cell office:value-type="float" office:value="10.1077452833" calcext:value-type="float">
            <text:p>10.1077452833</text:p>
          </table:table-cell>
          <table:table-cell table:formula="of:=POWER([.C245]-6.75;2)" office:value-type="float" office:value="11.2744533875234" calcext:value-type="float">
            <text:p>11.274453387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.98834" calcext:value-type="float">
            <text:p>5.98834</text:p>
          </table:table-cell>
          <table:table-cell office:value-type="float" office:value="10.1077660167" calcext:value-type="float">
            <text:p>10.1077660167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.330502" calcext:value-type="float">
            <text:p>4.330502</text:p>
          </table:table-cell>
          <table:table-cell office:value-type="float" office:value="10.12290865" calcext:value-type="float">
            <text:p>10.12290865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.264168" calcext:value-type="float">
            <text:p>2.264168</text:p>
          </table:table-cell>
          <table:table-cell office:value-type="float" office:value="10.17177995" calcext:value-type="float">
            <text:p>10.17177995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.472248" calcext:value-type="float">
            <text:p>3.472248</text:p>
          </table:table-cell>
          <table:table-cell office:value-type="float" office:value="10.2570356" calcext:value-type="float">
            <text:p>10.2570356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486658" calcext:value-type="float">
            <text:p>6.486658</text:p>
          </table:table-cell>
          <table:table-cell office:value-type="float" office:value="10.3174615" calcext:value-type="float">
            <text:p>10.317461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853058" calcext:value-type="float">
            <text:p>8.853058</text:p>
          </table:table-cell>
          <table:table-cell office:value-type="float" office:value="10.3176401667" calcext:value-type="float">
            <text:p>10.3176401667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.960832" calcext:value-type="float">
            <text:p>9.960832</text:p>
          </table:table-cell>
          <table:table-cell office:value-type="float" office:value="10.2683733833" calcext:value-type="float">
            <text:p>10.2683733833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.748074" calcext:value-type="float">
            <text:p>9.748074</text:p>
          </table:table-cell>
          <table:table-cell office:value-type="float" office:value="10.1967697667" calcext:value-type="float">
            <text:p>10.1967697667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.376081" calcext:value-type="float">
            <text:p>8.376081</text:p>
          </table:table-cell>
          <table:table-cell office:value-type="float" office:value="10.13186455" calcext:value-type="float">
            <text:p>10.1318645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.767946" calcext:value-type="float">
            <text:p>5.767946</text:p>
          </table:table-cell>
          <table:table-cell office:value-type="float" office:value="10.0951143333" calcext:value-type="float">
            <text:p>10.0951143333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.767946" calcext:value-type="float">
            <text:p>5.767946</text:p>
          </table:table-cell>
          <table:table-cell office:value-type="float" office:value="10.10475205" calcext:value-type="float">
            <text:p>10.1047520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767946" calcext:value-type="float">
            <text:p>5.767946</text:p>
          </table:table-cell>
          <table:table-cell office:value-type="float" office:value="10.1141938667" calcext:value-type="float">
            <text:p>10.1141938667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.767946" calcext:value-type="float">
            <text:p>5.767946</text:p>
          </table:table-cell>
          <table:table-cell office:value-type="float" office:value="10.1227404667" calcext:value-type="float">
            <text:p>10.1227404667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.767946" calcext:value-type="float">
            <text:p>5.767946</text:p>
          </table:table-cell>
          <table:table-cell office:value-type="float" office:value="10.1329378667" calcext:value-type="float">
            <text:p>10.1329378667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.767946" calcext:value-type="float">
            <text:p>5.767946</text:p>
          </table:table-cell>
          <table:table-cell office:value-type="float" office:value="10.1481896" calcext:value-type="float">
            <text:p>10.1481896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.767946" calcext:value-type="float">
            <text:p>5.767946</text:p>
          </table:table-cell>
          <table:table-cell office:value-type="float" office:value="10.1691060833" calcext:value-type="float">
            <text:p>10.1691060833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.767946" calcext:value-type="float">
            <text:p>5.767946</text:p>
          </table:table-cell>
          <table:table-cell office:value-type="float" office:value="10.19256185" calcext:value-type="float">
            <text:p>10.19256185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6.457535" calcext:value-type="float">
            <text:p>16.457535</text:p>
          </table:table-cell>
          <table:table-cell office:value-type="float" office:value="10.2142099333" calcext:value-type="float">
            <text:p>10.2142099333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6.571226" calcext:value-type="float">
            <text:p>46.571226</text:p>
          </table:table-cell>
          <table:table-cell office:value-type="float" office:value="10.05375125" calcext:value-type="float">
            <text:p>10.05375125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6.571226" calcext:value-type="float">
            <text:p>46.571226</text:p>
          </table:table-cell>
          <table:table-cell office:value-type="float" office:value="9.3889474167" calcext:value-type="float">
            <text:p>9.3889474167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6.571226" calcext:value-type="float">
            <text:p>46.571226</text:p>
          </table:table-cell>
          <table:table-cell office:value-type="float" office:value="8.7250190667" calcext:value-type="float">
            <text:p>8.7250190667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6.571226" calcext:value-type="float">
            <text:p>46.571226</text:p>
          </table:table-cell>
          <table:table-cell office:value-type="float" office:value="8.06388705" calcext:value-type="float">
            <text:p>8.06388705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6.571226" calcext:value-type="float">
            <text:p>46.571226</text:p>
          </table:table-cell>
          <table:table-cell office:value-type="float" office:value="7.4043353833" calcext:value-type="float">
            <text:p>7.4043353833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.125487" calcext:value-type="float">
            <text:p>8.125487</text:p>
          </table:table-cell>
          <table:table-cell office:value-type="float" office:value="6.7427338833" calcext:value-type="float">
            <text:p>6.7427338833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.419666" calcext:value-type="float">
            <text:p>11.419666</text:p>
          </table:table-cell>
          <table:table-cell office:value-type="float" office:value="6.7163695167" calcext:value-type="float">
            <text:p>6.7163695167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.237513" calcext:value-type="float">
            <text:p>12.237513</text:p>
          </table:table-cell>
          <table:table-cell office:value-type="float" office:value="6.6291703833" calcext:value-type="float">
            <text:p>6.6291703833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.436417" calcext:value-type="float">
            <text:p>10.436417</text:p>
          </table:table-cell>
          <table:table-cell office:value-type="float" office:value="6.5256065333" calcext:value-type="float">
            <text:p>6.5256065333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.554637" calcext:value-type="float">
            <text:p>5.554637</text:p>
          </table:table-cell>
          <table:table-cell office:value-type="float" office:value="6.4529712333" calcext:value-type="float">
            <text:p>6.4529712333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.554637" calcext:value-type="float">
            <text:p>5.554637</text:p>
          </table:table-cell>
          <table:table-cell office:value-type="float" office:value="6.4638701667" calcext:value-type="float">
            <text:p>6.4638701667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.554637" calcext:value-type="float">
            <text:p>5.554637</text:p>
          </table:table-cell>
          <table:table-cell office:value-type="float" office:value="6.4771255167" calcext:value-type="float">
            <text:p>6.4771255167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.554637" calcext:value-type="float">
            <text:p>5.554637</text:p>
          </table:table-cell>
          <table:table-cell office:value-type="float" office:value="6.4945638" calcext:value-type="float">
            <text:p>6.4945638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.859905" calcext:value-type="float">
            <text:p>4.859905</text:p>
          </table:table-cell>
          <table:table-cell office:value-type="float" office:value="6.5191408667" calcext:value-type="float">
            <text:p>6.5191408667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.251428" calcext:value-type="float">
            <text:p>8.251428</text:p>
          </table:table-cell>
          <table:table-cell office:value-type="float" office:value="6.56296475" calcext:value-type="float">
            <text:p>6.56296475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.096769" calcext:value-type="float">
            <text:p>9.096769</text:p>
          </table:table-cell>
          <table:table-cell office:value-type="float" office:value="6.5540432667" calcext:value-type="float">
            <text:p>6.5540432667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.310329" calcext:value-type="float">
            <text:p>8.310329</text:p>
          </table:table-cell>
          <table:table-cell office:value-type="float" office:value="6.5280659" calcext:value-type="float">
            <text:p>6.5280659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603913" calcext:value-type="float">
            <text:p>6.603913</text:p>
          </table:table-cell>
          <table:table-cell office:value-type="float" office:value="6.5062149667" calcext:value-type="float">
            <text:p>6.5062149667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.938139" calcext:value-type="float">
            <text:p>4.938139</text:p>
          </table:table-cell>
          <table:table-cell office:value-type="float" office:value="6.50243375" calcext:value-type="float">
            <text:p>6.50243375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.534163" calcext:value-type="float">
            <text:p>4.534163</text:p>
          </table:table-cell>
          <table:table-cell office:value-type="float" office:value="6.521452" calcext:value-type="float">
            <text:p>6.521452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.581917" calcext:value-type="float">
            <text:p>5.581917</text:p>
          </table:table-cell>
          <table:table-cell office:value-type="float" office:value="6.55127725" calcext:value-type="float">
            <text:p>6.55127725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.031261" calcext:value-type="float">
            <text:p>7.031261</text:p>
          </table:table-cell>
          <table:table-cell office:value-type="float" office:value="6.5729823333" calcext:value-type="float">
            <text:p>6.5729823333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.191239" calcext:value-type="float">
            <text:p>8.191239</text:p>
          </table:table-cell>
          <table:table-cell office:value-type="float" office:value="6.5779850667" calcext:value-type="float">
            <text:p>6.5779850667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.74268" calcext:value-type="float">
            <text:p>8.74268</text:p>
          </table:table-cell>
          <table:table-cell office:value-type="float" office:value="6.5641499833" calcext:value-type="float">
            <text:p>6.5641499833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.501804" calcext:value-type="float">
            <text:p>8.501804</text:p>
          </table:table-cell>
          <table:table-cell office:value-type="float" office:value="6.5335831667" calcext:value-type="float">
            <text:p>6.533583166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.387079" calcext:value-type="float">
            <text:p>7.387079</text:p>
          </table:table-cell>
          <table:table-cell office:value-type="float" office:value="6.4947537833" calcext:value-type="float">
            <text:p>6.4947537833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.46109" calcext:value-type="float">
            <text:p>5.46109</text:p>
          </table:table-cell>
          <table:table-cell office:value-type="float" office:value="6.4648056833" calcext:value-type="float">
            <text:p>6.4648056833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.036233" calcext:value-type="float">
            <text:p>3.036233</text:p>
          </table:table-cell>
          <table:table-cell office:value-type="float" office:value="6.4671239167" calcext:value-type="float">
            <text:p>6.4671239167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800949" calcext:value-type="float">
            <text:p>1.800949</text:p>
          </table:table-cell>
          <table:table-cell office:value-type="float" office:value="6.5192840167" calcext:value-type="float">
            <text:p>6.5192840167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.97782" calcext:value-type="float">
            <text:p>3.97782</text:p>
          </table:table-cell>
          <table:table-cell office:value-type="float" office:value="6.6034448833" calcext:value-type="float">
            <text:p>6.6034448833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433594" calcext:value-type="float">
            <text:p>6.433594</text:p>
          </table:table-cell>
          <table:table-cell office:value-type="float" office:value="6.6588956833" calcext:value-type="float">
            <text:p>6.6588956833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8.18931" calcext:value-type="float">
            <text:p>8.18931</text:p>
          </table:table-cell>
          <table:table-cell office:value-type="float" office:value="6.6753245667" calcext:value-type="float">
            <text:p>6.6753245667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.929198" calcext:value-type="float">
            <text:p>8.929198</text:p>
          </table:table-cell>
          <table:table-cell office:value-type="float" office:value="6.6596076667" calcext:value-type="float">
            <text:p>6.6596076667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.615677" calcext:value-type="float">
            <text:p>8.615677</text:p>
          </table:table-cell>
          <table:table-cell office:value-type="float" office:value="6.6259694667" calcext:value-type="float">
            <text:p>6.6259694667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.509301" calcext:value-type="float">
            <text:p>7.509301</text:p>
          </table:table-cell>
          <table:table-cell office:value-type="float" office:value="6.5920536" calcext:value-type="float">
            <text:p>6.5920536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161485" calcext:value-type="float">
            <text:p>6.161485</text:p>
          </table:table-cell>
          <table:table-cell office:value-type="float" office:value="6.5742438" calcext:value-type="float">
            <text:p>6.5742438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.280808" calcext:value-type="float">
            <text:p>5.280808</text:p>
          </table:table-cell>
          <table:table-cell office:value-type="float" office:value="6.5813015167" calcext:value-type="float">
            <text:p>6.5813015167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229848" calcext:value-type="float">
            <text:p>5.229848</text:p>
          </table:table-cell>
          <table:table-cell office:value-type="float" office:value="6.6084820333" calcext:value-type="float">
            <text:p>6.608482033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.634697" calcext:value-type="float">
            <text:p>5.634697</text:p>
          </table:table-cell>
          <table:table-cell office:value-type="float" office:value="6.6413046333" calcext:value-type="float">
            <text:p>6.6413046333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014422" calcext:value-type="float">
            <text:p>6.014422</text:p>
          </table:table-cell>
          <table:table-cell office:value-type="float" office:value="6.6687825" calcext:value-type="float">
            <text:p>6.6687825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262639" calcext:value-type="float">
            <text:p>6.262639</text:p>
          </table:table-cell>
          <table:table-cell office:value-type="float" office:value="6.6878513667" calcext:value-type="float">
            <text:p>6.6878513667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523439" calcext:value-type="float">
            <text:p>6.523439</text:p>
          </table:table-cell>
          <table:table-cell office:value-type="float" office:value="6.6993873833" calcext:value-type="float">
            <text:p>6.6993873833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896898" calcext:value-type="float">
            <text:p>6.896898</text:p>
          </table:table-cell>
          <table:table-cell office:value-type="float" office:value="6.7041678833" calcext:value-type="float">
            <text:p>6.7041678833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.26278" calcext:value-type="float">
            <text:p>7.26278</text:p>
          </table:table-cell>
          <table:table-cell office:value-type="float" office:value="6.7015687333" calcext:value-type="float">
            <text:p>6.7015687333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.379507" calcext:value-type="float">
            <text:p>7.379507</text:p>
          </table:table-cell>
          <table:table-cell office:value-type="float" office:value="6.69150055" calcext:value-type="float">
            <text:p>6.6915005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.097802" calcext:value-type="float">
            <text:p>7.097802</text:p>
          </table:table-cell>
          <table:table-cell office:value-type="float" office:value="6.6771075167" calcext:value-type="float">
            <text:p>6.6771075167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497378" calcext:value-type="float">
            <text:p>6.497378</text:p>
          </table:table-cell>
          <table:table-cell office:value-type="float" office:value="6.6654119667" calcext:value-type="float">
            <text:p>6.6654119667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.897051" calcext:value-type="float">
            <text:p>5.897051</text:p>
          </table:table-cell>
          <table:table-cell office:value-type="float" office:value="6.66449725" calcext:value-type="float">
            <text:p>6.6644972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.664615" calcext:value-type="float">
            <text:p>5.664615</text:p>
          </table:table-cell>
          <table:table-cell office:value-type="float" office:value="6.6776468667" calcext:value-type="float">
            <text:p>6.6776468667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.853761" calcext:value-type="float">
            <text:p>5.853761</text:p>
          </table:table-cell>
          <table:table-cell office:value-type="float" office:value="6.6996565" calcext:value-type="float">
            <text:p>6.6996565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171068" calcext:value-type="float">
            <text:p>6.171068</text:p>
          </table:table-cell>
          <table:table-cell office:value-type="float" office:value="6.7215563667" calcext:value-type="float">
            <text:p>6.7215563667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346209" calcext:value-type="float">
            <text:p>6.346209</text:p>
          </table:table-cell>
          <table:table-cell office:value-type="float" office:value="6.7386262667" calcext:value-type="float">
            <text:p>6.7386262667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334455" calcext:value-type="float">
            <text:p>6.334455</text:p>
          </table:table-cell>
          <table:table-cell office:value-type="float" office:value="6.7526840167" calcext:value-type="float">
            <text:p>6.7526840167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280742" calcext:value-type="float">
            <text:p>6.280742</text:p>
          </table:table-cell>
          <table:table-cell office:value-type="float" office:value="6.76862545" calcext:value-type="float">
            <text:p>6.76862545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37979" calcext:value-type="float">
            <text:p>6.37979</text:p>
          </table:table-cell>
          <table:table-cell office:value-type="float" office:value="6.788521" calcext:value-type="float">
            <text:p>6.788521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68305" calcext:value-type="float">
            <text:p>6.68305</text:p>
          </table:table-cell>
          <table:table-cell office:value-type="float" office:value="6.8081408333" calcext:value-type="float">
            <text:p>6.8081408333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.022935" calcext:value-type="float">
            <text:p>7.022935</text:p>
          </table:table-cell>
          <table:table-cell office:value-type="float" office:value="6.8196889833" calcext:value-type="float">
            <text:p>6.8196889833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.175292" calcext:value-type="float">
            <text:p>7.175292</text:p>
          </table:table-cell>
          <table:table-cell office:value-type="float" office:value="6.8182182" calcext:value-type="float">
            <text:p>6.8182182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.066831" calcext:value-type="float">
            <text:p>7.066831</text:p>
          </table:table-cell>
          <table:table-cell office:value-type="float" office:value="6.8058728333" calcext:value-type="float">
            <text:p>6.8058728333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830014" calcext:value-type="float">
            <text:p>6.830014</text:p>
          </table:table-cell>
          <table:table-cell office:value-type="float" office:value="6.7912021833" calcext:value-type="float">
            <text:p>6.7912021833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682996" calcext:value-type="float">
            <text:p>6.682996</text:p>
          </table:table-cell>
          <table:table-cell office:value-type="float" office:value="6.7834496833" calcext:value-type="float">
            <text:p>6.7834496833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735525" calcext:value-type="float">
            <text:p>6.735525</text:p>
          </table:table-cell>
          <table:table-cell office:value-type="float" office:value="6.7854841833" calcext:value-type="float">
            <text:p>6.7854841833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903305" calcext:value-type="float">
            <text:p>6.903305</text:p>
          </table:table-cell>
          <table:table-cell office:value-type="float" office:value="6.7926439667" calcext:value-type="float">
            <text:p>6.7926439667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998126" calcext:value-type="float">
            <text:p>6.998126</text:p>
          </table:table-cell>
          <table:table-cell office:value-type="float" office:value="6.79783285" calcext:value-type="float">
            <text:p>6.79783285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875136" calcext:value-type="float">
            <text:p>6.875136</text:p>
          </table:table-cell>
          <table:table-cell office:value-type="float" office:value="6.7973175" calcext:value-type="float">
            <text:p>6.7973175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543625" calcext:value-type="float">
            <text:p>6.543625</text:p>
          </table:table-cell>
          <table:table-cell office:value-type="float" office:value="6.7935294167" calcext:value-type="float">
            <text:p>6.7935294167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187718" calcext:value-type="float">
            <text:p>6.187718</text:p>
          </table:table-cell>
          <table:table-cell office:value-type="float" office:value="6.79283405" calcext:value-type="float">
            <text:p>6.7928340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023682" calcext:value-type="float">
            <text:p>6.023682</text:p>
          </table:table-cell>
          <table:table-cell office:value-type="float" office:value="6.79901995" calcext:value-type="float">
            <text:p>6.79901995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078299" calcext:value-type="float">
            <text:p>6.078299</text:p>
          </table:table-cell>
          <table:table-cell office:value-type="float" office:value="6.8096367167" calcext:value-type="float">
            <text:p>6.8096367167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208573" calcext:value-type="float">
            <text:p>6.208573</text:p>
          </table:table-cell>
          <table:table-cell office:value-type="float" office:value="6.8204190667" calcext:value-type="float">
            <text:p>6.8204190667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349958" calcext:value-type="float">
            <text:p>6.349958</text:p>
          </table:table-cell>
          <table:table-cell office:value-type="float" office:value="6.8310565167" calcext:value-type="float">
            <text:p>6.8310565167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600934" calcext:value-type="float">
            <text:p>6.600934</text:p>
          </table:table-cell>
          <table:table-cell office:value-type="float" office:value="6.8436261333" calcext:value-type="float">
            <text:p>6.8436261333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.029261" calcext:value-type="float">
            <text:p>7.029261</text:p>
          </table:table-cell>
          <table:table-cell office:value-type="float" office:value="6.8564757167" calcext:value-type="float">
            <text:p>6.8564757167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.489338" calcext:value-type="float">
            <text:p>7.489338</text:p>
          </table:table-cell>
          <table:table-cell office:value-type="float" office:value="6.8633123333" calcext:value-type="float">
            <text:p>6.8633123333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.716139" calcext:value-type="float">
            <text:p>7.716139</text:p>
          </table:table-cell>
          <table:table-cell office:value-type="float" office:value="6.8593264167" calcext:value-type="float">
            <text:p>6.8593264167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.538127" calcext:value-type="float">
            <text:p>7.538127</text:p>
          </table:table-cell>
          <table:table-cell office:value-type="float" office:value="6.8466329333" calcext:value-type="float">
            <text:p>6.8466329333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999273" calcext:value-type="float">
            <text:p>6.999273</text:p>
          </table:table-cell>
          <table:table-cell office:value-type="float" office:value="6.8332907" calcext:value-type="float">
            <text:p>6.8332907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37704" calcext:value-type="float">
            <text:p>6.37704</text:p>
          </table:table-cell>
          <table:table-cell office:value-type="float" office:value="6.8272328167" calcext:value-type="float">
            <text:p>6.8272328167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079234" calcext:value-type="float">
            <text:p>6.079234</text:p>
          </table:table-cell>
          <table:table-cell office:value-type="float" office:value="6.83085115" calcext:value-type="float">
            <text:p>6.83085115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323678" calcext:value-type="float">
            <text:p>6.323678</text:p>
          </table:table-cell>
          <table:table-cell office:value-type="float" office:value="6.8400251167" calcext:value-type="float">
            <text:p>6.8400251167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884222" calcext:value-type="float">
            <text:p>6.884222</text:p>
          </table:table-cell>
          <table:table-cell office:value-type="float" office:value="6.84788365" calcext:value-type="float">
            <text:p>6.8478836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.331425" calcext:value-type="float">
            <text:p>7.331425</text:p>
          </table:table-cell>
          <table:table-cell office:value-type="float" office:value="6.8500494833" calcext:value-type="float">
            <text:p>6.8500494833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.361134" calcext:value-type="float">
            <text:p>7.361134</text:p>
          </table:table-cell>
          <table:table-cell office:value-type="float" office:value="6.84608505" calcext:value-type="float">
            <text:p>6.8460850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908671" calcext:value-type="float">
            <text:p>6.908671</text:p>
          </table:table-cell>
          <table:table-cell office:value-type="float" office:value="6.83865605" calcext:value-type="float">
            <text:p>6.83865605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172041" calcext:value-type="float">
            <text:p>6.172041</text:p>
          </table:table-cell>
          <table:table-cell office:value-type="float" office:value="6.8330186333" calcext:value-type="float">
            <text:p>6.8330186333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.590193" calcext:value-type="float">
            <text:p>5.590193</text:p>
          </table:table-cell>
          <table:table-cell office:value-type="float" office:value="6.83530985" calcext:value-type="float">
            <text:p>6.8353098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.600184" calcext:value-type="float">
            <text:p>5.600184</text:p>
          </table:table-cell>
          <table:table-cell office:value-type="float" office:value="6.8475058" calcext:value-type="float">
            <text:p>6.8475058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165839" calcext:value-type="float">
            <text:p>6.165839</text:p>
          </table:table-cell>
          <table:table-cell office:value-type="float" office:value="6.8634337833" calcext:value-type="float">
            <text:p>6.8634337833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850601" calcext:value-type="float">
            <text:p>6.850601</text:p>
          </table:table-cell>
          <table:table-cell office:value-type="float" office:value="6.87435055" calcext:value-type="float">
            <text:p>6.87435055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.304868" calcext:value-type="float">
            <text:p>7.304868</text:p>
          </table:table-cell>
          <table:table-cell office:value-type="float" office:value="6.8764917" calcext:value-type="float">
            <text:p>6.8764917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.419327" calcext:value-type="float">
            <text:p>7.419327</text:p>
          </table:table-cell>
          <table:table-cell office:value-type="float" office:value="6.87128155" calcext:value-type="float">
            <text:p>6.87128155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.246296" calcext:value-type="float">
            <text:p>7.246296</text:p>
          </table:table-cell>
          <table:table-cell office:value-type="float" office:value="6.8625186333" calcext:value-type="float">
            <text:p>6.8625186333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910906" calcext:value-type="float">
            <text:p>6.910906</text:p>
          </table:table-cell>
          <table:table-cell office:value-type="float" office:value="6.8547200167" calcext:value-type="float">
            <text:p>6.8547200167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580725" calcext:value-type="float">
            <text:p>6.580725</text:p>
          </table:table-cell>
          <table:table-cell office:value-type="float" office:value="6.85241175" calcext:value-type="float">
            <text:p>6.8524117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440713" calcext:value-type="float">
            <text:p>6.440713</text:p>
          </table:table-cell>
          <table:table-cell office:value-type="float" office:value="6.8580537333" calcext:value-type="float">
            <text:p>6.8580537333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584948" calcext:value-type="float">
            <text:p>6.584948</text:p>
          </table:table-cell>
          <table:table-cell office:value-type="float" office:value="6.8690942333" calcext:value-type="float">
            <text:p>6.8690942333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911639" calcext:value-type="float">
            <text:p>6.911639</text:p>
          </table:table-cell>
          <table:table-cell office:value-type="float" office:value="6.87843995" calcext:value-type="float">
            <text:p>6.8784399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.199204" calcext:value-type="float">
            <text:p>7.199204</text:p>
          </table:table-cell>
          <table:table-cell office:value-type="float" office:value="6.8793840667" calcext:value-type="float">
            <text:p>6.8793840667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.283369" calcext:value-type="float">
            <text:p>7.283369</text:p>
          </table:table-cell>
          <table:table-cell office:value-type="float" office:value="6.8702279" calcext:value-type="float">
            <text:p>6.8702279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.158554" calcext:value-type="float">
            <text:p>7.158554</text:p>
          </table:table-cell>
          <table:table-cell office:value-type="float" office:value="6.8546946333" calcext:value-type="float">
            <text:p>6.8546946333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9548" calcext:value-type="float">
            <text:p>6.9548</text:p>
          </table:table-cell>
          <table:table-cell office:value-type="float" office:value="6.8386111" calcext:value-type="float">
            <text:p>6.8386111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810269" calcext:value-type="float">
            <text:p>6.810269</text:p>
          </table:table-cell>
          <table:table-cell office:value-type="float" office:value="6.8261208333" calcext:value-type="float">
            <text:p>6.8261208333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740949" calcext:value-type="float">
            <text:p>6.740949</text:p>
          </table:table-cell>
          <table:table-cell office:value-type="float" office:value="6.8184875667" calcext:value-type="float">
            <text:p>6.8184875667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658689" calcext:value-type="float">
            <text:p>6.658689</text:p>
          </table:table-cell>
          <table:table-cell office:value-type="float" office:value="6.8153348333" calcext:value-type="float">
            <text:p>6.8153348333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515925" calcext:value-type="float">
            <text:p>6.515925</text:p>
          </table:table-cell>
          <table:table-cell office:value-type="float" office:value="6.81581185" calcext:value-type="float">
            <text:p>6.81581185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396069" calcext:value-type="float">
            <text:p>6.396069</text:p>
          </table:table-cell>
          <table:table-cell office:value-type="float" office:value="6.81859415" calcext:value-type="float">
            <text:p>6.81859415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442495" calcext:value-type="float">
            <text:p>6.442495</text:p>
          </table:table-cell>
          <table:table-cell office:value-type="float" office:value="6.8218504667" calcext:value-type="float">
            <text:p>6.8218504667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686028" calcext:value-type="float">
            <text:p>6.686028</text:p>
          </table:table-cell>
          <table:table-cell office:value-type="float" office:value="6.8242340333" calcext:value-type="float">
            <text:p>6.8242340333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985193" calcext:value-type="float">
            <text:p>6.985193</text:p>
          </table:table-cell>
          <table:table-cell office:value-type="float" office:value="6.82617995" calcext:value-type="float">
            <text:p>6.82617995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.167753" calcext:value-type="float">
            <text:p>7.167753</text:p>
          </table:table-cell>
          <table:table-cell office:value-type="float" office:value="6.8295136333" calcext:value-type="float">
            <text:p>6.8295136333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.195262" calcext:value-type="float">
            <text:p>7.195262</text:p>
          </table:table-cell>
          <table:table-cell office:value-type="float" office:value="6.8353185667" calcext:value-type="float">
            <text:p>6.8353185667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.189674" calcext:value-type="float">
            <text:p>7.189674</text:p>
          </table:table-cell>
          <table:table-cell office:value-type="float" office:value="6.84187665" calcext:value-type="float">
            <text:p>6.8418766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.290941" calcext:value-type="float">
            <text:p>7.290941</text:p>
          </table:table-cell>
          <table:table-cell office:value-type="float" office:value="6.8441921333" calcext:value-type="float">
            <text:p>6.8441921333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.474475" calcext:value-type="float">
            <text:p>7.474475</text:p>
          </table:table-cell>
          <table:table-cell office:value-type="float" office:value="6.8365286833" calcext:value-type="float">
            <text:p>6.8365286833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.55698" calcext:value-type="float">
            <text:p>7.55698</text:p>
          </table:table-cell>
          <table:table-cell office:value-type="float" office:value="6.8173727167" calcext:value-type="float">
            <text:p>6.8173727167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.375939" calcext:value-type="float">
            <text:p>7.375939</text:p>
          </table:table-cell>
          <table:table-cell office:value-type="float" office:value="6.7919853167" calcext:value-type="float">
            <text:p>6.7919853167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934688" calcext:value-type="float">
            <text:p>6.934688</text:p>
          </table:table-cell>
          <table:table-cell office:value-type="float" office:value="6.7689186167" calcext:value-type="float">
            <text:p>6.7689186167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43457" calcext:value-type="float">
            <text:p>6.43457</text:p>
          </table:table-cell>
          <table:table-cell office:value-type="float" office:value="6.7541660833" calcext:value-type="float">
            <text:p>6.7541660833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186592" calcext:value-type="float">
            <text:p>6.186592</text:p>
          </table:table-cell>
          <table:table-cell office:value-type="float" office:value="6.7481928167" calcext:value-type="float">
            <text:p>6.7481928167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364864" calcext:value-type="float">
            <text:p>6.364864</text:p>
          </table:table-cell>
          <table:table-cell office:value-type="float" office:value="6.7466260667" calcext:value-type="float">
            <text:p>6.7466260667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805066" calcext:value-type="float">
            <text:p>6.805066</text:p>
          </table:table-cell>
          <table:table-cell office:value-type="float" office:value="6.74420115" calcext:value-type="float">
            <text:p>6.74420115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.165112" calcext:value-type="float">
            <text:p>7.165112</text:p>
          </table:table-cell>
          <table:table-cell office:value-type="float" office:value="6.73948265" calcext:value-type="float">
            <text:p>6.7394826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.214638" calcext:value-type="float">
            <text:p>7.214638</text:p>
          </table:table-cell>
          <table:table-cell office:value-type="float" office:value="6.7350556167" calcext:value-type="float">
            <text:p>6.7350556167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967205" calcext:value-type="float">
            <text:p>6.967205</text:p>
          </table:table-cell>
          <table:table-cell office:value-type="float" office:value="6.7336947" calcext:value-type="float">
            <text:p>6.7336947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647851" calcext:value-type="float">
            <text:p>6.647851</text:p>
          </table:table-cell>
          <table:table-cell office:value-type="float" office:value="6.7349479333" calcext:value-type="float">
            <text:p>6.7349479333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501903" calcext:value-type="float">
            <text:p>6.501903</text:p>
          </table:table-cell>
          <table:table-cell office:value-type="float" office:value="6.7346611833" calcext:value-type="float">
            <text:p>6.7346611833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558872" calcext:value-type="float">
            <text:p>6.558872</text:p>
          </table:table-cell>
          <table:table-cell office:value-type="float" office:value="6.7284948" calcext:value-type="float">
            <text:p>6.7284948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660688" calcext:value-type="float">
            <text:p>6.660688</text:p>
          </table:table-cell>
          <table:table-cell office:value-type="float" office:value="6.7173070333" calcext:value-type="float">
            <text:p>6.7173070333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72524" calcext:value-type="float">
            <text:p>6.72524</text:p>
          </table:table-cell>
          <table:table-cell office:value-type="float" office:value="6.7070766167" calcext:value-type="float">
            <text:p>6.7070766167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84682" calcext:value-type="float">
            <text:p>6.84682</text:p>
          </table:table-cell>
          <table:table-cell office:value-type="float" office:value="6.7020884167" calcext:value-type="float">
            <text:p>6.7020884167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.104135" calcext:value-type="float">
            <text:p>7.104135</text:p>
          </table:table-cell>
          <table:table-cell office:value-type="float" office:value="6.7002224333" calcext:value-type="float">
            <text:p>6.7002224333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.371909" calcext:value-type="float">
            <text:p>7.371909</text:p>
          </table:table-cell>
          <table:table-cell office:value-type="float" office:value="6.6951583" calcext:value-type="float">
            <text:p>6.6951583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.439458" calcext:value-type="float">
            <text:p>7.439458</text:p>
          </table:table-cell>
          <table:table-cell office:value-type="float" office:value="6.68269135" calcext:value-type="float">
            <text:p>6.68269135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7.250183" calcext:value-type="float">
            <text:p>7.250183</text:p>
          </table:table-cell>
          <table:table-cell office:value-type="float" office:value="6.6647704167" calcext:value-type="float">
            <text:p>6.6647704167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95453" calcext:value-type="float">
            <text:p>6.95453</text:p>
          </table:table-cell>
          <table:table-cell office:value-type="float" office:value="6.6479646" calcext:value-type="float">
            <text:p>6.6479646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737593" calcext:value-type="float">
            <text:p>6.737593</text:p>
          </table:table-cell>
          <table:table-cell office:value-type="float" office:value="6.6381670167" calcext:value-type="float">
            <text:p>6.6381670167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6358" calcext:value-type="float">
            <text:p>6.6358</text:p>
          </table:table-cell>
          <table:table-cell office:value-type="float" office:value="6.6367227333" calcext:value-type="float">
            <text:p>6.636722733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59414" calcext:value-type="float">
            <text:p>6.59414</text:p>
          </table:table-cell>
          <table:table-cell office:value-type="float" office:value="6.64136885" calcext:value-type="float">
            <text:p>6.6413688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629672" calcext:value-type="float">
            <text:p>6.629672</text:p>
          </table:table-cell>
          <table:table-cell office:value-type="float" office:value="6.6484019333" calcext:value-type="float">
            <text:p>6.6484019333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79519" calcext:value-type="float">
            <text:p>6.79519</text:p>
          </table:table-cell>
          <table:table-cell office:value-type="float" office:value="6.6529906833" calcext:value-type="float">
            <text:p>6.6529906833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7.014172" calcext:value-type="float">
            <text:p>7.014172</text:p>
          </table:table-cell>
          <table:table-cell office:value-type="float" office:value="6.6506161" calcext:value-type="float">
            <text:p>6.6506161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7.093559" calcext:value-type="float">
            <text:p>7.093559</text:p>
          </table:table-cell>
          <table:table-cell office:value-type="float" office:value="6.6414362833" calcext:value-type="float">
            <text:p>6.6414362833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915394" calcext:value-type="float">
            <text:p>6.915394</text:p>
          </table:table-cell>
          <table:table-cell office:value-type="float" office:value="6.6322808" calcext:value-type="float">
            <text:p>6.6322808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570426" calcext:value-type="float">
            <text:p>6.570426</text:p>
          </table:table-cell>
          <table:table-cell office:value-type="float" office:value="6.63141025" calcext:value-type="float">
            <text:p>6.63141025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309514" calcext:value-type="float">
            <text:p>6.309514</text:p>
          </table:table-cell>
          <table:table-cell office:value-type="float" office:value="6.6408182" calcext:value-type="float">
            <text:p>6.6408182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32195" calcext:value-type="float">
            <text:p>6.32195</text:p>
          </table:table-cell>
          <table:table-cell office:value-type="float" office:value="6.6533239" calcext:value-type="float">
            <text:p>6.6533239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555863" calcext:value-type="float">
            <text:p>6.555863</text:p>
          </table:table-cell>
          <table:table-cell office:value-type="float" office:value="6.6561730333" calcext:value-type="float">
            <text:p>6.6561730333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820845" calcext:value-type="float">
            <text:p>6.820845</text:p>
          </table:table-cell>
          <table:table-cell office:value-type="float" office:value="6.6388705333" calcext:value-type="float">
            <text:p>6.6388705333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97907" calcext:value-type="float">
            <text:p>6.97907</text:p>
          </table:table-cell>
          <table:table-cell office:value-type="float" office:value="6.6018126667" calcext:value-type="float">
            <text:p>6.6018126667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992259" calcext:value-type="float">
            <text:p>6.992259</text:p>
          </table:table-cell>
          <table:table-cell office:value-type="float" office:value="6.5623148333" calcext:value-type="float">
            <text:p>6.5623148333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893552" calcext:value-type="float">
            <text:p>6.893552</text:p>
          </table:table-cell>
          <table:table-cell office:value-type="float" office:value="6.5416334" calcext:value-type="float">
            <text:p>6.5416334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778379" calcext:value-type="float">
            <text:p>6.778379</text:p>
          </table:table-cell>
          <table:table-cell office:value-type="float" office:value="6.5461114" calcext:value-type="float">
            <text:p>6.5461114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77241" calcext:value-type="float">
            <text:p>6.77241</text:p>
          </table:table-cell>
          <table:table-cell office:value-type="float" office:value="6.5687418833" calcext:value-type="float">
            <text:p>6.5687418833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919244" calcext:value-type="float">
            <text:p>6.919244</text:p>
          </table:table-cell>
          <table:table-cell office:value-type="float" office:value="6.5960750667" calcext:value-type="float">
            <text:p>6.5960750667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7.103143" calcext:value-type="float">
            <text:p>7.103143</text:p>
          </table:table-cell>
          <table:table-cell office:value-type="float" office:value="6.61513585" calcext:value-type="float">
            <text:p>6.61513585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7.145691" calcext:value-type="float">
            <text:p>7.145691</text:p>
          </table:table-cell>
          <table:table-cell office:value-type="float" office:value="6.6190614833" calcext:value-type="float">
            <text:p>6.6190614833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968286" calcext:value-type="float">
            <text:p>6.968286</text:p>
          </table:table-cell>
          <table:table-cell office:value-type="float" office:value="6.6068173833" calcext:value-type="float">
            <text:p>6.6068173833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649834" calcext:value-type="float">
            <text:p>6.649834</text:p>
          </table:table-cell>
          <table:table-cell office:value-type="float" office:value="6.5754181333" calcext:value-type="float">
            <text:p>6.5754181333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351373" calcext:value-type="float">
            <text:p>6.351373</text:p>
          </table:table-cell>
          <table:table-cell office:value-type="float" office:value="6.5065323667" calcext:value-type="float">
            <text:p>6.5065323667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193542" calcext:value-type="float">
            <text:p>6.193542</text:p>
          </table:table-cell>
          <table:table-cell office:value-type="float" office:value="6.44262095" calcext:value-type="float">
            <text:p>6.44262095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205384" calcext:value-type="float">
            <text:p>6.205384</text:p>
          </table:table-cell>
          <table:table-cell office:value-type="float" office:value="6.38134005" calcext:value-type="float">
            <text:p>6.38134005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352273" calcext:value-type="float">
            <text:p>6.352273</text:p>
          </table:table-cell>
          <table:table-cell office:value-type="float" office:value="6.2955232667" calcext:value-type="float">
            <text:p>6.2955232667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551785" calcext:value-type="float">
            <text:p>6.551785</text:p>
          </table:table-cell>
          <table:table-cell office:value-type="float" office:value="6.2920170833" calcext:value-type="float">
            <text:p>6.2920170833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68731" calcext:value-type="float">
            <text:p>6.68731</text:p>
          </table:table-cell>
          <table:table-cell office:value-type="float" office:value="6.3251279" calcext:value-type="float">
            <text:p>6.3251279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682863" calcext:value-type="float">
            <text:p>6.682863</text:p>
          </table:table-cell>
          <table:table-cell office:value-type="float" office:value="6.37211785" calcext:value-type="float">
            <text:p>6.3721178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591448" calcext:value-type="float">
            <text:p>6.591448</text:p>
          </table:table-cell>
          <table:table-cell office:value-type="float" office:value="6.4195208833" calcext:value-type="float">
            <text:p>6.4195208833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585509" calcext:value-type="float">
            <text:p>6.585509</text:p>
          </table:table-cell>
          <table:table-cell office:value-type="float" office:value="6.4638303167" calcext:value-type="float">
            <text:p>6.4638303167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802783" calcext:value-type="float">
            <text:p>6.802783</text:p>
          </table:table-cell>
          <table:table-cell office:value-type="float" office:value="6.5031809167" calcext:value-type="float">
            <text:p>6.5031809167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.185214" calcext:value-type="float">
            <text:p>7.185214</text:p>
          </table:table-cell>
          <table:table-cell office:value-type="float" office:value="6.5266993667" calcext:value-type="float">
            <text:p>6.5266993667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.516049" calcext:value-type="float">
            <text:p>7.516049</text:p>
          </table:table-cell>
          <table:table-cell office:value-type="float" office:value="6.5126973667" calcext:value-type="float">
            <text:p>6.5126973667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7.588747" calcext:value-type="float">
            <text:p>7.588747</text:p>
          </table:table-cell>
          <table:table-cell office:value-type="float" office:value="6.4168680167" calcext:value-type="float">
            <text:p>6.4168680167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.328603" calcext:value-type="float">
            <text:p>7.328603</text:p>
          </table:table-cell>
          <table:table-cell office:value-type="float" office:value="6.3198270333" calcext:value-type="float">
            <text:p>6.3198270333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831134" calcext:value-type="float">
            <text:p>6.831134</text:p>
          </table:table-cell>
          <table:table-cell office:value-type="float" office:value="6.24464775" calcext:value-type="float">
            <text:p>6.24464775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325117" calcext:value-type="float">
            <text:p>6.325117</text:p>
          </table:table-cell>
          <table:table-cell office:value-type="float" office:value="6.4147028833" calcext:value-type="float">
            <text:p>6.4147028833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033736" calcext:value-type="float">
            <text:p>6.033736</text:p>
          </table:table-cell>
          <table:table-cell office:value-type="float" office:value="6.5931916333" calcext:value-type="float">
            <text:p>6.5931916333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.991937" calcext:value-type="float">
            <text:p>5.991937</text:p>
          </table:table-cell>
          <table:table-cell office:value-type="float" office:value="6.7765367333" calcext:value-type="float">
            <text:p>6.7765367333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049536" calcext:value-type="float">
            <text:p>6.049536</text:p>
          </table:table-cell>
          <table:table-cell office:value-type="float" office:value="6.8247269167" calcext:value-type="float">
            <text:p>6.8247269167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076174" calcext:value-type="float">
            <text:p>6.076174</text:p>
          </table:table-cell>
          <table:table-cell office:value-type="float" office:value="6.9282041167" calcext:value-type="float">
            <text:p>6.9282041167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092587" calcext:value-type="float">
            <text:p>6.092587</text:p>
          </table:table-cell>
          <table:table-cell office:value-type="float" office:value="7.0328891333" calcext:value-type="float">
            <text:p>7.0328891333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219369" calcext:value-type="float">
            <text:p>6.219369</text:p>
          </table:table-cell>
          <table:table-cell office:value-type="float" office:value="7.10828415" calcext:value-type="float">
            <text:p>7.10828415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521956" calcext:value-type="float">
            <text:p>6.521956</text:p>
          </table:table-cell>
          <table:table-cell office:value-type="float" office:value="7.1393373333" calcext:value-type="float">
            <text:p>7.1393373333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89949" calcext:value-type="float">
            <text:p>6.89949</text:p>
          </table:table-cell>
          <table:table-cell office:value-type="float" office:value="7.127862" calcext:value-type="float">
            <text:p>7.127862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.132983" calcext:value-type="float">
            <text:p>7.132983</text:p>
          </table:table-cell>
          <table:table-cell office:value-type="float" office:value="7.0905475333" calcext:value-type="float">
            <text:p>7.0905475333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.042399" calcext:value-type="float">
            <text:p>7.042399</text:p>
          </table:table-cell>
          <table:table-cell office:value-type="float" office:value="7.04222805" calcext:value-type="float">
            <text:p>7.04222805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630646" calcext:value-type="float">
            <text:p>6.630646</text:p>
          </table:table-cell>
          <table:table-cell office:value-type="float" office:value="6.9833763333" calcext:value-type="float">
            <text:p>6.9833763333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13192" calcext:value-type="float">
            <text:p>6.13192</text:p>
          </table:table-cell>
          <table:table-cell office:value-type="float" office:value="6.90278785" calcext:value-type="float">
            <text:p>6.90278785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.887606" calcext:value-type="float">
            <text:p>5.887606</text:p>
          </table:table-cell>
          <table:table-cell office:value-type="float" office:value="6.8305114667" calcext:value-type="float">
            <text:p>6.8305114667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046863" calcext:value-type="float">
            <text:p>6.046863</text:p>
          </table:table-cell>
          <table:table-cell office:value-type="float" office:value="6.7513696167" calcext:value-type="float">
            <text:p>6.7513696167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425948" calcext:value-type="float">
            <text:p>6.425948</text:p>
          </table:table-cell>
          <table:table-cell office:value-type="float" office:value="6.7241328" calcext:value-type="float">
            <text:p>6.7241328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734861" calcext:value-type="float">
            <text:p>6.734861</text:p>
          </table:table-cell>
          <table:table-cell office:value-type="float" office:value="6.7314741667" calcext:value-type="float">
            <text:p>6.7314741667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800287" calcext:value-type="float">
            <text:p>6.800287</text:p>
          </table:table-cell>
          <table:table-cell office:value-type="float" office:value="6.7633755667" calcext:value-type="float">
            <text:p>6.7633755667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623892" calcext:value-type="float">
            <text:p>6.623892</text:p>
          </table:table-cell>
          <table:table-cell office:value-type="float" office:value="6.8099146333" calcext:value-type="float">
            <text:p>6.8099146333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364202" calcext:value-type="float">
            <text:p>6.364202</text:p>
          </table:table-cell>
          <table:table-cell office:value-type="float" office:value="6.8594607167" calcext:value-type="float">
            <text:p>6.8594607167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241834" calcext:value-type="float">
            <text:p>6.241834</text:p>
          </table:table-cell>
          <table:table-cell office:value-type="float" office:value="6.8983140333" calcext:value-type="float">
            <text:p>6.8983140333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366675" calcext:value-type="float">
            <text:p>6.366675</text:p>
          </table:table-cell>
          <table:table-cell office:value-type="float" office:value="6.9128579167" calcext:value-type="float">
            <text:p>6.9128579167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650936" calcext:value-type="float">
            <text:p>6.650936</text:p>
          </table:table-cell>
          <table:table-cell office:value-type="float" office:value="6.89512595" calcext:value-type="float">
            <text:p>6.89512595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914567" calcext:value-type="float">
            <text:p>6.914567</text:p>
          </table:table-cell>
          <table:table-cell office:value-type="float" office:value="6.84901405" calcext:value-type="float">
            <text:p>6.8490140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.016125" calcext:value-type="float">
            <text:p>7.016125</text:p>
          </table:table-cell>
          <table:table-cell office:value-type="float" office:value="6.7869360167" calcext:value-type="float">
            <text:p>6.7869360167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904997" calcext:value-type="float">
            <text:p>6.904997</text:p>
          </table:table-cell>
          <table:table-cell office:value-type="float" office:value="6.7115527333" calcext:value-type="float">
            <text:p>6.7115527333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652715" calcext:value-type="float">
            <text:p>6.652715</text:p>
          </table:table-cell>
          <table:table-cell office:value-type="float" office:value="6.6380215833" calcext:value-type="float">
            <text:p>6.6380215833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463383" calcext:value-type="float">
            <text:p>6.463383</text:p>
          </table:table-cell>
          <table:table-cell office:value-type="float" office:value="6.5686951333" calcext:value-type="float">
            <text:p>6.5686951333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54423" calcext:value-type="float">
            <text:p>6.54423</text:p>
          </table:table-cell>
          <table:table-cell office:value-type="float" office:value="6.5025242167" calcext:value-type="float">
            <text:p>6.5025242167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863161" calcext:value-type="float">
            <text:p>6.863161</text:p>
          </table:table-cell>
          <table:table-cell office:value-type="float" office:value="6.43500585" calcext:value-type="float">
            <text:p>6.4350058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.134903" calcext:value-type="float">
            <text:p>7.134903</text:p>
          </table:table-cell>
          <table:table-cell office:value-type="float" office:value="6.416617" calcext:value-type="float">
            <text:p>6.416617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.059856" calcext:value-type="float">
            <text:p>7.059856</text:p>
          </table:table-cell>
          <table:table-cell office:value-type="float" office:value="6.4493834667" calcext:value-type="float">
            <text:p>6.4493834667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492898" calcext:value-type="float">
            <text:p>6.492898</text:p>
          </table:table-cell>
          <table:table-cell office:value-type="float" office:value="6.5262924167" calcext:value-type="float">
            <text:p>6.5262924167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5.517713" calcext:value-type="float">
            <text:p>5.517713</text:p>
          </table:table-cell>
          <table:table-cell office:value-type="float" office:value="6.6357298333" calcext:value-type="float">
            <text:p>6.6357298333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.597373" calcext:value-type="float">
            <text:p>4.597373</text:p>
          </table:table-cell>
          <table:table-cell office:value-type="float" office:value="6.7559093333" calcext:value-type="float">
            <text:p>6.7559093333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.6092" calcext:value-type="float">
            <text:p>4.6092</text:p>
          </table:table-cell>
          <table:table-cell office:value-type="float" office:value="6.8519324833" calcext:value-type="float">
            <text:p>6.8519324833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.751373" calcext:value-type="float">
            <text:p>5.751373</text:p>
          </table:table-cell>
          <table:table-cell office:value-type="float" office:value="6.8710386833" calcext:value-type="float">
            <text:p>6.8710386833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.162232" calcext:value-type="float">
            <text:p>7.162232</text:p>
          </table:table-cell>
          <table:table-cell office:value-type="float" office:value="6.8711086667" calcext:value-type="float">
            <text:p>6.8711086667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8.136208" calcext:value-type="float">
            <text:p>8.136208</text:p>
          </table:table-cell>
          <table:table-cell office:value-type="float" office:value="6.8476643333" calcext:value-type="float">
            <text:p>6.8476643333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8.412401" calcext:value-type="float">
            <text:p>8.412401</text:p>
          </table:table-cell>
          <table:table-cell office:value-type="float" office:value="6.8079870667" calcext:value-type="float">
            <text:p>6.8079870667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8.062891" calcext:value-type="float">
            <text:p>8.062891</text:p>
          </table:table-cell>
          <table:table-cell office:value-type="float" office:value="6.7324787333" calcext:value-type="float">
            <text:p>6.7324787333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.338681" calcext:value-type="float">
            <text:p>7.338681</text:p>
          </table:table-cell>
          <table:table-cell office:value-type="float" office:value="6.6972082667" calcext:value-type="float">
            <text:p>6.6972082667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411045" calcext:value-type="float">
            <text:p>6.411045</text:p>
          </table:table-cell>
          <table:table-cell office:value-type="float" office:value="6.6824661667" calcext:value-type="float">
            <text:p>6.6824661667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.084331" calcext:value-type="float">
            <text:p>5.084331</text:p>
          </table:table-cell>
          <table:table-cell office:value-type="float" office:value="6.67912295" calcext:value-type="float">
            <text:p>6.6791229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.516688" calcext:value-type="float">
            <text:p>2.516688</text:p>
          </table:table-cell>
          <table:table-cell office:value-type="float" office:value="6.6900274167" calcext:value-type="float">
            <text:p>6.6900274167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.516688" calcext:value-type="float">
            <text:p>2.516688</text:p>
          </table:table-cell>
          <table:table-cell office:value-type="float" office:value="6.7391037333" calcext:value-type="float">
            <text:p>6.7391037333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.516688" calcext:value-type="float">
            <text:p>2.516688</text:p>
          </table:table-cell>
          <table:table-cell office:value-type="float" office:value="6.7912215333" calcext:value-type="float">
            <text:p>6.7912215333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056377" calcext:value-type="float">
            <text:p>1.056377</text:p>
          </table:table-cell>
          <table:table-cell office:value-type="float" office:value="6.85313805" calcext:value-type="float">
            <text:p>6.8531380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141902" calcext:value-type="float">
            <text:p>6.141902</text:p>
          </table:table-cell>
          <table:table-cell office:value-type="float" office:value="6.9503748167" calcext:value-type="float">
            <text:p>6.9503748167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.538434" calcext:value-type="float">
            <text:p>8.538434</text:p>
          </table:table-cell>
          <table:table-cell office:value-type="float" office:value="6.9695033667" calcext:value-type="float">
            <text:p>6.9695033667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.506707" calcext:value-type="float">
            <text:p>9.506707</text:p>
          </table:table-cell>
          <table:table-cell office:value-type="float" office:value="6.9492525" calcext:value-type="float">
            <text:p>6.9492525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.527045" calcext:value-type="float">
            <text:p>9.527045</text:p>
          </table:table-cell>
          <table:table-cell office:value-type="float" office:value="6.9100246333" calcext:value-type="float">
            <text:p>6.9100246333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.250014" calcext:value-type="float">
            <text:p>9.250014</text:p>
          </table:table-cell>
          <table:table-cell office:value-type="float" office:value="6.8686622333" calcext:value-type="float">
            <text:p>6.8686622333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8.946545" calcext:value-type="float">
            <text:p>8.946545</text:p>
          </table:table-cell>
          <table:table-cell office:value-type="float" office:value="6.83285895" calcext:value-type="float">
            <text:p>6.8328589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.21389" calcext:value-type="float">
            <text:p>8.21389</text:p>
          </table:table-cell>
          <table:table-cell office:value-type="float" office:value="6.8034560167" calcext:value-type="float">
            <text:p>6.8034560167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345094" calcext:value-type="float">
            <text:p>6.345094</text:p>
          </table:table-cell>
          <table:table-cell office:value-type="float" office:value="6.7849023167" calcext:value-type="float">
            <text:p>6.7849023167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766288" calcext:value-type="float">
            <text:p>1.766288</text:p>
          </table:table-cell>
          <table:table-cell office:value-type="float" office:value="6.79240065" calcext:value-type="float">
            <text:p>6.79240065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766288" calcext:value-type="float">
            <text:p>1.766288</text:p>
          </table:table-cell>
          <table:table-cell office:value-type="float" office:value="6.8688690667" calcext:value-type="float">
            <text:p>6.8688690667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.817846" calcext:value-type="float">
            <text:p>2.817846</text:p>
          </table:table-cell>
          <table:table-cell office:value-type="float" office:value="6.93924745" calcext:value-type="float">
            <text:p>6.93924745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7.034442" calcext:value-type="float">
            <text:p>17.034442</text:p>
          </table:table-cell>
          <table:table-cell office:value-type="float" office:value="6.9912928167" calcext:value-type="float">
            <text:p>6.9912928167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7.034442" calcext:value-type="float">
            <text:p>17.034442</text:p>
          </table:table-cell>
          <table:table-cell office:value-type="float" office:value="6.8118656" calcext:value-type="float">
            <text:p>6.8118656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7.034442" calcext:value-type="float">
            <text:p>17.034442</text:p>
          </table:table-cell>
          <table:table-cell office:value-type="float" office:value="6.6403504333" calcext:value-type="float">
            <text:p>6.6403504333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8.883348" calcext:value-type="float">
            <text:p>8.883348</text:p>
          </table:table-cell>
          <table:table-cell office:value-type="float" office:value="6.4740124" calcext:value-type="float">
            <text:p>6.4740124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2.258168" calcext:value-type="float">
            <text:p>12.258168</text:p>
          </table:table-cell>
          <table:table-cell office:value-type="float" office:value="6.4436523833" calcext:value-type="float">
            <text:p>6.4436523833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.357275" calcext:value-type="float">
            <text:p>12.357275</text:p>
          </table:table-cell>
          <table:table-cell office:value-type="float" office:value="6.3539394667" calcext:value-type="float">
            <text:p>6.3539394667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.616288" calcext:value-type="float">
            <text:p>10.616288</text:p>
          </table:table-cell>
          <table:table-cell office:value-type="float" office:value="6.26007665" calcext:value-type="float">
            <text:p>6.26007665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8.08256" calcext:value-type="float">
            <text:p>8.08256</text:p>
          </table:table-cell>
          <table:table-cell office:value-type="float" office:value="6.19492105" calcext:value-type="float">
            <text:p>6.19492105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.833436" calcext:value-type="float">
            <text:p>5.833436</text:p>
          </table:table-cell>
          <table:table-cell office:value-type="float" office:value="6.1716573333" calcext:value-type="float">
            <text:p>6.1716573333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.660622" calcext:value-type="float">
            <text:p>4.660622</text:p>
          </table:table-cell>
          <table:table-cell office:value-type="float" office:value="6.1829862667" calcext:value-type="float">
            <text:p>6.1829862667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.233814" calcext:value-type="float">
            <text:p>4.233814</text:p>
          </table:table-cell>
          <table:table-cell office:value-type="float" office:value="6.2088229167" calcext:value-type="float">
            <text:p>6.2088229167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.511296" calcext:value-type="float">
            <text:p>3.511296</text:p>
          </table:table-cell>
          <table:table-cell office:value-type="float" office:value="6.2372548167" calcext:value-type="float">
            <text:p>6.2372548167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795337" calcext:value-type="float">
            <text:p>1.795337</text:p>
          </table:table-cell>
          <table:table-cell office:value-type="float" office:value="6.2759654667" calcext:value-type="float">
            <text:p>6.2759654667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795337" calcext:value-type="float">
            <text:p>1.795337</text:p>
          </table:table-cell>
          <table:table-cell office:value-type="float" office:value="6.3452942833" calcext:value-type="float">
            <text:p>6.3452942833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139095" calcext:value-type="float">
            <text:p>1.139095</text:p>
          </table:table-cell>
          <table:table-cell office:value-type="float" office:value="6.4211770167" calcext:value-type="float">
            <text:p>6.4211770167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.412654" calcext:value-type="float">
            <text:p>4.412654</text:p>
          </table:table-cell>
          <table:table-cell office:value-type="float" office:value="6.51833945" calcext:value-type="float">
            <text:p>6.51833945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86643" calcext:value-type="float">
            <text:p>6.86643</text:p>
          </table:table-cell>
          <table:table-cell office:value-type="float" office:value="6.5711717" calcext:value-type="float">
            <text:p>6.5711717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.648945" calcext:value-type="float">
            <text:p>8.648945</text:p>
          </table:table-cell>
          <table:table-cell office:value-type="float" office:value="6.58811805" calcext:value-type="float">
            <text:p>6.58811805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.592631" calcext:value-type="float">
            <text:p>9.592631</text:p>
          </table:table-cell>
          <table:table-cell office:value-type="float" office:value="6.5723780333" calcext:value-type="float">
            <text:p>6.5723780333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.596657" calcext:value-type="float">
            <text:p>9.596657</text:p>
          </table:table-cell>
          <table:table-cell office:value-type="float" office:value="6.5313541333" calcext:value-type="float">
            <text:p>6.5313541333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.695401" calcext:value-type="float">
            <text:p>8.695401</text:p>
          </table:table-cell>
          <table:table-cell office:value-type="float" office:value="6.4790621" calcext:value-type="float">
            <text:p>6.4790621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.114467" calcext:value-type="float">
            <text:p>7.114467</text:p>
          </table:table-cell>
          <table:table-cell office:value-type="float" office:value="6.4344873333" calcext:value-type="float">
            <text:p>6.4344873333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.302757" calcext:value-type="float">
            <text:p>5.302757</text:p>
          </table:table-cell>
          <table:table-cell office:value-type="float" office:value="6.41525185" calcext:value-type="float">
            <text:p>6.41525185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.884222" calcext:value-type="float">
            <text:p>3.884222</text:p>
          </table:table-cell>
          <table:table-cell office:value-type="float" office:value="6.4297569833" calcext:value-type="float">
            <text:p>6.4297569833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.189885" calcext:value-type="float">
            <text:p>3.189885</text:p>
          </table:table-cell>
          <table:table-cell office:value-type="float" office:value="6.4726286667" calcext:value-type="float">
            <text:p>6.4726286667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.493128" calcext:value-type="float">
            <text:p>2.493128</text:p>
          </table:table-cell>
          <table:table-cell office:value-type="float" office:value="6.5301964" calcext:value-type="float">
            <text:p>6.5301964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.493128" calcext:value-type="float">
            <text:p>2.493128</text:p>
          </table:table-cell>
          <table:table-cell office:value-type="float" office:value="6.5998403" calcext:value-type="float">
            <text:p>6.5998403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.493128" calcext:value-type="float">
            <text:p>2.493128</text:p>
          </table:table-cell>
          <table:table-cell office:value-type="float" office:value="6.6685969" calcext:value-type="float">
            <text:p>6.6685969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.493128" calcext:value-type="float">
            <text:p>2.493128</text:p>
          </table:table-cell>
          <table:table-cell office:value-type="float" office:value="6.7377963167" calcext:value-type="float">
            <text:p>6.7377963167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.493128" calcext:value-type="float">
            <text:p>2.493128</text:p>
          </table:table-cell>
          <table:table-cell office:value-type="float" office:value="6.80984265" calcext:value-type="float">
            <text:p>6.80984265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.75983" calcext:value-type="float">
            <text:p>5.75983</text:p>
          </table:table-cell>
          <table:table-cell office:value-type="float" office:value="6.885092" calcext:value-type="float">
            <text:p>6.885092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9.100891" calcext:value-type="float">
            <text:p>9.100891</text:p>
          </table:table-cell>
          <table:table-cell office:value-type="float" office:value="6.9066788667" calcext:value-type="float">
            <text:p>6.9066788667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1.674393" calcext:value-type="float">
            <text:p>11.674393</text:p>
          </table:table-cell>
          <table:table-cell office:value-type="float" office:value="6.8705496167" calcext:value-type="float">
            <text:p>6.8705496167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3.059143" calcext:value-type="float">
            <text:p>13.059143</text:p>
          </table:table-cell>
          <table:table-cell office:value-type="float" office:value="6.78924355" calcext:value-type="float">
            <text:p>6.78924355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2.728483" calcext:value-type="float">
            <text:p>12.728483</text:p>
          </table:table-cell>
          <table:table-cell office:value-type="float" office:value="6.68548985" calcext:value-type="float">
            <text:p>6.6854898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.358762" calcext:value-type="float">
            <text:p>10.358762</text:p>
          </table:table-cell>
          <table:table-cell office:value-type="float" office:value="6.5912376333" calcext:value-type="float">
            <text:p>6.5912376333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.755572" calcext:value-type="float">
            <text:p>5.755572</text:p>
          </table:table-cell>
          <table:table-cell office:value-type="float" office:value="6.5410297667" calcext:value-type="float">
            <text:p>6.5410297667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.755572" calcext:value-type="float">
            <text:p>5.755572</text:p>
          </table:table-cell>
          <table:table-cell office:value-type="float" office:value="6.5694064167" calcext:value-type="float">
            <text:p>6.5694064167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.755572" calcext:value-type="float">
            <text:p>5.755572</text:p>
          </table:table-cell>
          <table:table-cell office:value-type="float" office:value="6.5958509167" calcext:value-type="float">
            <text:p>6.5958509167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.755572" calcext:value-type="float">
            <text:p>5.755572</text:p>
          </table:table-cell>
          <table:table-cell office:value-type="float" office:value="6.61800685" calcext:value-type="float">
            <text:p>6.61800685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.881901" calcext:value-type="float">
            <text:p>3.881901</text:p>
          </table:table-cell>
          <table:table-cell office:value-type="float" office:value="6.6358960167" calcext:value-type="float">
            <text:p>6.6358960167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.946663" calcext:value-type="float">
            <text:p>5.946663</text:p>
          </table:table-cell>
          <table:table-cell office:value-type="float" office:value="6.6816566833" calcext:value-type="float">
            <text:p>6.6816566833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454155" calcext:value-type="float">
            <text:p>6.454155</text:p>
          </table:table-cell>
          <table:table-cell office:value-type="float" office:value="6.6894262167" calcext:value-type="float">
            <text:p>6.6894262167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210452" calcext:value-type="float">
            <text:p>6.210452</text:p>
          </table:table-cell>
          <table:table-cell office:value-type="float" office:value="6.6843259167" calcext:value-type="float">
            <text:p>6.6843259167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.738599" calcext:value-type="float">
            <text:p>5.738599</text:p>
          </table:table-cell>
          <table:table-cell office:value-type="float" office:value="6.6804991667" calcext:value-type="float">
            <text:p>6.6804991667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.461267" calcext:value-type="float">
            <text:p>5.461267</text:p>
          </table:table-cell>
          <table:table-cell office:value-type="float" office:value="6.6872283333" calcext:value-type="float">
            <text:p>6.6872283333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.643756" calcext:value-type="float">
            <text:p>5.643756</text:p>
          </table:table-cell>
          <table:table-cell office:value-type="float" office:value="6.7066512167" calcext:value-type="float">
            <text:p>6.7066512167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231679" calcext:value-type="float">
            <text:p>6.231679</text:p>
          </table:table-cell>
          <table:table-cell office:value-type="float" office:value="6.7315308167" calcext:value-type="float">
            <text:p>6.7315308167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890583" calcext:value-type="float">
            <text:p>6.890583</text:p>
          </table:table-cell>
          <table:table-cell office:value-type="float" office:value="6.7506042" calcext:value-type="float">
            <text:p>6.7506042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.289615" calcext:value-type="float">
            <text:p>7.289615</text:p>
          </table:table-cell>
          <table:table-cell office:value-type="float" office:value="6.75668425" calcext:value-type="float">
            <text:p>6.75668425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7.323382" calcext:value-type="float">
            <text:p>7.323382</text:p>
          </table:table-cell>
          <table:table-cell office:value-type="float" office:value="6.7502803667" calcext:value-type="float">
            <text:p>6.7502803667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7.153035" calcext:value-type="float">
            <text:p>7.153035</text:p>
          </table:table-cell>
          <table:table-cell office:value-type="float" office:value="6.7379414167" calcext:value-type="float">
            <text:p>6.7379414167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7.045301" calcext:value-type="float">
            <text:p>7.045301</text:p>
          </table:table-cell>
          <table:table-cell office:value-type="float" office:value="6.72700525" calcext:value-type="float">
            <text:p>6.72700525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7.101817" calcext:value-type="float">
            <text:p>7.101817</text:p>
          </table:table-cell>
          <table:table-cell office:value-type="float" office:value="6.7203716167" calcext:value-type="float">
            <text:p>6.7203716167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7.182369" calcext:value-type="float">
            <text:p>7.182369</text:p>
          </table:table-cell>
          <table:table-cell office:value-type="float" office:value="6.7164082" calcext:value-type="float">
            <text:p>6.7164082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.100668" calcext:value-type="float">
            <text:p>7.100668</text:p>
          </table:table-cell>
          <table:table-cell office:value-type="float" office:value="6.71306005" calcext:value-type="float">
            <text:p>6.7130600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794994" calcext:value-type="float">
            <text:p>6.794994</text:p>
          </table:table-cell>
          <table:table-cell office:value-type="float" office:value="6.7103365333" calcext:value-type="float">
            <text:p>6.7103365333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354393" calcext:value-type="float">
            <text:p>6.354393</text:p>
          </table:table-cell>
          <table:table-cell office:value-type="float" office:value="6.7098643167" calcext:value-type="float">
            <text:p>6.7098643167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.988991" calcext:value-type="float">
            <text:p>5.988991</text:p>
          </table:table-cell>
          <table:table-cell office:value-type="float" office:value="6.7134763333" calcext:value-type="float">
            <text:p>6.7134763333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.940568" calcext:value-type="float">
            <text:p>5.940568</text:p>
          </table:table-cell>
          <table:table-cell office:value-type="float" office:value="6.72163205" calcext:value-type="float">
            <text:p>6.72163205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268809" calcext:value-type="float">
            <text:p>6.268809</text:p>
          </table:table-cell>
          <table:table-cell office:value-type="float" office:value="6.73201115" calcext:value-type="float">
            <text:p>6.73201115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743532" calcext:value-type="float">
            <text:p>6.743532</text:p>
          </table:table-cell>
          <table:table-cell office:value-type="float" office:value="6.7405314333" calcext:value-type="float">
            <text:p>6.7405314333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7.05416" calcext:value-type="float">
            <text:p>7.05416</text:p>
          </table:table-cell>
          <table:table-cell office:value-type="float" office:value="6.7449011667" calcext:value-type="float">
            <text:p>6.7449011667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7.061747" calcext:value-type="float">
            <text:p>7.061747</text:p>
          </table:table-cell>
          <table:table-cell office:value-type="float" office:value="6.7464233167" calcext:value-type="float">
            <text:p>6.7464233167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875393" calcext:value-type="float">
            <text:p>6.875393</text:p>
          </table:table-cell>
          <table:table-cell office:value-type="float" office:value="6.7482502667" calcext:value-type="float">
            <text:p>6.7482502667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725506" calcext:value-type="float">
            <text:p>6.725506</text:p>
          </table:table-cell>
          <table:table-cell office:value-type="float" office:value="6.7519475833" calcext:value-type="float">
            <text:p>6.7519475833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706952" calcext:value-type="float">
            <text:p>6.706952</text:p>
          </table:table-cell>
          <table:table-cell office:value-type="float" office:value="6.7559982167" calcext:value-type="float">
            <text:p>6.7559982167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686737" calcext:value-type="float">
            <text:p>6.686737</text:p>
          </table:table-cell>
          <table:table-cell office:value-type="float" office:value="6.7587536667" calcext:value-type="float">
            <text:p>6.7587536667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513172" calcext:value-type="float">
            <text:p>6.513172</text:p>
          </table:table-cell>
          <table:table-cell office:value-type="float" office:value="6.7621542" calcext:value-type="float">
            <text:p>6.7621542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210821" calcext:value-type="float">
            <text:p>6.210821</text:p>
          </table:table-cell>
          <table:table-cell office:value-type="float" office:value="6.7703948" calcext:value-type="float">
            <text:p>6.7703948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.939728" calcext:value-type="float">
            <text:p>5.939728</text:p>
          </table:table-cell>
          <table:table-cell office:value-type="float" office:value="6.7853140333" calcext:value-type="float">
            <text:p>6.7853140333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.833935" calcext:value-type="float">
            <text:p>5.833935</text:p>
          </table:table-cell>
          <table:table-cell office:value-type="float" office:value="6.80437625" calcext:value-type="float">
            <text:p>6.80437625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.955066" calcext:value-type="float">
            <text:p>5.955066</text:p>
          </table:table-cell>
          <table:table-cell office:value-type="float" office:value="6.8226996167" calcext:value-type="float">
            <text:p>6.8226996167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348301" calcext:value-type="float">
            <text:p>6.348301</text:p>
          </table:table-cell>
          <table:table-cell office:value-type="float" office:value="6.8354209167" calcext:value-type="float">
            <text:p>6.8354209167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968841" calcext:value-type="float">
            <text:p>6.968841</text:p>
          </table:table-cell>
          <table:table-cell office:value-type="float" office:value="6.8381791333" calcext:value-type="float">
            <text:p>6.8381791333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7.582589" calcext:value-type="float">
            <text:p>7.582589</text:p>
          </table:table-cell>
          <table:table-cell office:value-type="float" office:value="6.82874575" calcext:value-type="float">
            <text:p>6.82874575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7.883211" calcext:value-type="float">
            <text:p>7.883211</text:p>
          </table:table-cell>
          <table:table-cell office:value-type="float" office:value="6.8102685" calcext:value-type="float">
            <text:p>6.8102685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.704544" calcext:value-type="float">
            <text:p>7.704544</text:p>
          </table:table-cell>
          <table:table-cell office:value-type="float" office:value="6.7912000333" calcext:value-type="float">
            <text:p>6.7912000333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7.131197" calcext:value-type="float">
            <text:p>7.131197</text:p>
          </table:table-cell>
          <table:table-cell office:value-type="float" office:value="6.7805906333" calcext:value-type="float">
            <text:p>6.7805906333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459135" calcext:value-type="float">
            <text:p>6.459135</text:p>
          </table:table-cell>
          <table:table-cell office:value-type="float" office:value="6.78271825" calcext:value-type="float">
            <text:p>6.78271825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020915" calcext:value-type="float">
            <text:p>6.020915</text:p>
          </table:table-cell>
          <table:table-cell office:value-type="float" office:value="6.7944181167" calcext:value-type="float">
            <text:p>6.7944181167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.960338" calcext:value-type="float">
            <text:p>5.960338</text:p>
          </table:table-cell>
          <table:table-cell office:value-type="float" office:value="6.8065340333" calcext:value-type="float">
            <text:p>6.8065340333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173065" calcext:value-type="float">
            <text:p>6.173065</text:p>
          </table:table-cell>
          <table:table-cell office:value-type="float" office:value="6.8097220167" calcext:value-type="float">
            <text:p>6.8097220167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456523" calcext:value-type="float">
            <text:p>6.456523</text:p>
          </table:table-cell>
          <table:table-cell office:value-type="float" office:value="6.8014678167" calcext:value-type="float">
            <text:p>6.8014678167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643949" calcext:value-type="float">
            <text:p>6.643949</text:p>
          </table:table-cell>
          <table:table-cell office:value-type="float" office:value="6.78858" calcext:value-type="float">
            <text:p>6.78858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671762" calcext:value-type="float">
            <text:p>6.671762</text:p>
          </table:table-cell>
          <table:table-cell office:value-type="float" office:value="6.7818660833" calcext:value-type="float">
            <text:p>6.7818660833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618524" calcext:value-type="float">
            <text:p>6.618524</text:p>
          </table:table-cell>
          <table:table-cell office:value-type="float" office:value="6.78807065" calcext:value-type="float">
            <text:p>6.78807065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645093" calcext:value-type="float">
            <text:p>6.645093</text:p>
          </table:table-cell>
          <table:table-cell office:value-type="float" office:value="6.8062949" calcext:value-type="float">
            <text:p>6.8062949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815908" calcext:value-type="float">
            <text:p>6.815908</text:p>
          </table:table-cell>
          <table:table-cell office:value-type="float" office:value="6.8289312167" calcext:value-type="float">
            <text:p>6.8289312167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7.008089" calcext:value-type="float">
            <text:p>7.008089</text:p>
          </table:table-cell>
          <table:table-cell office:value-type="float" office:value="6.84615975" calcext:value-type="float">
            <text:p>6.84615975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7.055042" calcext:value-type="float">
            <text:p>7.055042</text:p>
          </table:table-cell>
          <table:table-cell office:value-type="float" office:value="6.85172725" calcext:value-type="float">
            <text:p>6.85172725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933136" calcext:value-type="float">
            <text:p>6.933136</text:p>
          </table:table-cell>
          <table:table-cell office:value-type="float" office:value="6.8457802667" calcext:value-type="float">
            <text:p>6.8457802667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796029" calcext:value-type="float">
            <text:p>6.796029</text:p>
          </table:table-cell>
          <table:table-cell office:value-type="float" office:value="6.8333253167" calcext:value-type="float">
            <text:p>6.8333253167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833921" calcext:value-type="float">
            <text:p>6.833921</text:p>
          </table:table-cell>
          <table:table-cell office:value-type="float" office:value="6.8198016167" calcext:value-type="float">
            <text:p>6.8198016167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.07335" calcext:value-type="float">
            <text:p>7.07335</text:p>
          </table:table-cell>
          <table:table-cell office:value-type="float" office:value="6.8071015167" calcext:value-type="float">
            <text:p>6.8071015167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.34629" calcext:value-type="float">
            <text:p>7.34629</text:p>
          </table:table-cell>
          <table:table-cell office:value-type="float" office:value="6.7939987667" calcext:value-type="float">
            <text:p>6.7939987667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.458171" calcext:value-type="float">
            <text:p>7.458171</text:p>
          </table:table-cell>
          <table:table-cell office:value-type="float" office:value="6.7797140667" calcext:value-type="float">
            <text:p>6.7797140667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7.342242" calcext:value-type="float">
            <text:p>7.342242</text:p>
          </table:table-cell>
          <table:table-cell office:value-type="float" office:value="6.76579815" calcext:value-type="float">
            <text:p>6.76579815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7.084928" calcext:value-type="float">
            <text:p>7.084928</text:p>
          </table:table-cell>
          <table:table-cell office:value-type="float" office:value="6.7550366333" calcext:value-type="float">
            <text:p>6.7550366333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828922" calcext:value-type="float">
            <text:p>6.828922</text:p>
          </table:table-cell>
          <table:table-cell office:value-type="float" office:value="6.74923745" calcext:value-type="float">
            <text:p>6.74923745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627541" calcext:value-type="float">
            <text:p>6.627541</text:p>
          </table:table-cell>
          <table:table-cell office:value-type="float" office:value="6.7482750333" calcext:value-type="float">
            <text:p>6.7482750333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412835" calcext:value-type="float">
            <text:p>6.412835</text:p>
          </table:table-cell>
          <table:table-cell office:value-type="float" office:value="6.7514473333" calcext:value-type="float">
            <text:p>6.7514473333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148137" calcext:value-type="float">
            <text:p>6.148137</text:p>
          </table:table-cell>
          <table:table-cell office:value-type="float" office:value="6.75916885" calcext:value-type="float">
            <text:p>6.75916885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.980847" calcext:value-type="float">
            <text:p>5.980847</text:p>
          </table:table-cell>
          <table:table-cell office:value-type="float" office:value="6.7719231" calcext:value-type="float">
            <text:p>6.7719231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142349" calcext:value-type="float">
            <text:p>6.142349</text:p>
          </table:table-cell>
          <table:table-cell office:value-type="float" office:value="6.7869835333" calcext:value-type="float">
            <text:p>6.7869835333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62664" calcext:value-type="float">
            <text:p>6.62664</text:p>
          </table:table-cell>
          <table:table-cell office:value-type="float" office:value="6.7977174667" calcext:value-type="float">
            <text:p>6.7977174667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.136532" calcext:value-type="float">
            <text:p>7.136532</text:p>
          </table:table-cell>
          <table:table-cell office:value-type="float" office:value="6.7988417667" calcext:value-type="float">
            <text:p>6.7988417667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7.376082" calcext:value-type="float">
            <text:p>7.376082</text:p>
          </table:table-cell>
          <table:table-cell office:value-type="float" office:value="6.7916947333" calcext:value-type="float">
            <text:p>6.7916947333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.255386" calcext:value-type="float">
            <text:p>7.255386</text:p>
          </table:table-cell>
          <table:table-cell office:value-type="float" office:value="6.7826679167" calcext:value-type="float">
            <text:p>6.7826679167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905382" calcext:value-type="float">
            <text:p>6.905382</text:p>
          </table:table-cell>
          <table:table-cell office:value-type="float" office:value="6.7775885167" calcext:value-type="float">
            <text:p>6.7775885167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583045" calcext:value-type="float">
            <text:p>6.583045</text:p>
          </table:table-cell>
          <table:table-cell office:value-type="float" office:value="6.7775601167" calcext:value-type="float">
            <text:p>6.7775601167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496865" calcext:value-type="float">
            <text:p>6.496865</text:p>
          </table:table-cell>
          <table:table-cell office:value-type="float" office:value="6.7784928" calcext:value-type="float">
            <text:p>6.7784928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647283" calcext:value-type="float">
            <text:p>6.647283</text:p>
          </table:table-cell>
          <table:table-cell office:value-type="float" office:value="6.7745000167" calcext:value-type="float">
            <text:p>6.7745000167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864012" calcext:value-type="float">
            <text:p>6.864012</text:p>
          </table:table-cell>
          <table:table-cell office:value-type="float" office:value="6.7634454333" calcext:value-type="float">
            <text:p>6.7634454333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98148" calcext:value-type="float">
            <text:p>6.98148</text:p>
          </table:table-cell>
          <table:table-cell office:value-type="float" office:value="6.7494209667" calcext:value-type="float">
            <text:p>6.7494209667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937257" calcext:value-type="float">
            <text:p>6.937257</text:p>
          </table:table-cell>
          <table:table-cell office:value-type="float" office:value="6.7390407333" calcext:value-type="float">
            <text:p>6.7390407333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766661" calcext:value-type="float">
            <text:p>6.766661</text:p>
          </table:table-cell>
          <table:table-cell office:value-type="float" office:value="6.7360846333" calcext:value-type="float">
            <text:p>6.7360846333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571114" calcext:value-type="float">
            <text:p>6.571114</text:p>
          </table:table-cell>
          <table:table-cell office:value-type="float" office:value="6.7393779333" calcext:value-type="float">
            <text:p>6.7393779333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478334" calcext:value-type="float">
            <text:p>6.478334</text:p>
          </table:table-cell>
          <table:table-cell office:value-type="float" office:value="6.7436689667" calcext:value-type="float">
            <text:p>6.7436689667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563314" calcext:value-type="float">
            <text:p>6.563314</text:p>
          </table:table-cell>
          <table:table-cell office:value-type="float" office:value="6.7424933833" calcext:value-type="float">
            <text:p>6.7424933833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780026" calcext:value-type="float">
            <text:p>6.780026</text:p>
          </table:table-cell>
          <table:table-cell office:value-type="float" office:value="6.7332965167" calcext:value-type="float">
            <text:p>6.7332965167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7.005716" calcext:value-type="float">
            <text:p>7.005716</text:p>
          </table:table-cell>
          <table:table-cell office:value-type="float" office:value="6.7218086833" calcext:value-type="float">
            <text:p>6.7218086833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.145489" calcext:value-type="float">
            <text:p>7.145489</text:p>
          </table:table-cell>
          <table:table-cell office:value-type="float" office:value="6.7177452667" calcext:value-type="float">
            <text:p>6.7177452667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.171364" calcext:value-type="float">
            <text:p>7.171364</text:p>
          </table:table-cell>
          <table:table-cell office:value-type="float" office:value="6.7252656667" calcext:value-type="float">
            <text:p>6.7252656667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.097232" calcext:value-type="float">
            <text:p>7.097232</text:p>
          </table:table-cell>
          <table:table-cell office:value-type="float" office:value="6.7401511833" calcext:value-type="float">
            <text:p>6.7401511833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968544" calcext:value-type="float">
            <text:p>6.968544</text:p>
          </table:table-cell>
          <table:table-cell office:value-type="float" office:value="6.7531379333" calcext:value-type="float">
            <text:p>6.7531379333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872279" calcext:value-type="float">
            <text:p>6.872279</text:p>
          </table:table-cell>
          <table:table-cell office:value-type="float" office:value="6.75459915" calcext:value-type="float">
            <text:p>6.75459915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890769" calcext:value-type="float">
            <text:p>6.890769</text:p>
          </table:table-cell>
          <table:table-cell office:value-type="float" office:value="6.7388891167" calcext:value-type="float">
            <text:p>6.7388891167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7.007608" calcext:value-type="float">
            <text:p>7.007608</text:p>
          </table:table-cell>
          <table:table-cell office:value-type="float" office:value="6.7091404833" calcext:value-type="float">
            <text:p>6.7091404833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.105975" calcext:value-type="float">
            <text:p>7.105975</text:p>
          </table:table-cell>
          <table:table-cell office:value-type="float" office:value="6.67860495" calcext:value-type="float">
            <text:p>6.67860495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.083461" calcext:value-type="float">
            <text:p>7.083461</text:p>
          </table:table-cell>
          <table:table-cell office:value-type="float" office:value="6.65982325" calcext:value-type="float">
            <text:p>6.65982325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933337" calcext:value-type="float">
            <text:p>6.933337</text:p>
          </table:table-cell>
          <table:table-cell office:value-type="float" office:value="6.65568425" calcext:value-type="float">
            <text:p>6.65568425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718344" calcext:value-type="float">
            <text:p>6.718344</text:p>
          </table:table-cell>
          <table:table-cell office:value-type="float" office:value="6.6610987" calcext:value-type="float">
            <text:p>6.6610987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513794" calcext:value-type="float">
            <text:p>6.513794</text:p>
          </table:table-cell>
          <table:table-cell office:value-type="float" office:value="6.66678415" calcext:value-type="float">
            <text:p>6.66678415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402838" calcext:value-type="float">
            <text:p>6.402838</text:p>
          </table:table-cell>
          <table:table-cell office:value-type="float" office:value="6.6617442833" calcext:value-type="float">
            <text:p>6.6617442833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473954" calcext:value-type="float">
            <text:p>6.473954</text:p>
          </table:table-cell>
          <table:table-cell office:value-type="float" office:value="6.63328505" calcext:value-type="float">
            <text:p>6.63328505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739103" calcext:value-type="float">
            <text:p>6.739103</text:p>
          </table:table-cell>
          <table:table-cell office:value-type="float" office:value="6.5647459" calcext:value-type="float">
            <text:p>6.5647459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7.06798" calcext:value-type="float">
            <text:p>7.06798</text:p>
          </table:table-cell>
          <table:table-cell office:value-type="float" office:value="6.4917876" calcext:value-type="float">
            <text:p>6.4917876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7.258854" calcext:value-type="float">
            <text:p>7.258854</text:p>
          </table:table-cell>
          <table:table-cell office:value-type="float" office:value="6.4141387333" calcext:value-type="float">
            <text:p>6.4141387333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.161127" calcext:value-type="float">
            <text:p>7.161127</text:p>
          </table:table-cell>
          <table:table-cell office:value-type="float" office:value="6.3877225167" calcext:value-type="float">
            <text:p>6.3877225167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74787" calcext:value-type="float">
            <text:p>6.74787</text:p>
          </table:table-cell>
          <table:table-cell office:value-type="float" office:value="6.40402665" calcext:value-type="float">
            <text:p>6.40402665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151617" calcext:value-type="float">
            <text:p>6.151617</text:p>
          </table:table-cell>
          <table:table-cell office:value-type="float" office:value="6.4506373" calcext:value-type="float">
            <text:p>6.4506373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.677813" calcext:value-type="float">
            <text:p>5.677813</text:p>
          </table:table-cell>
          <table:table-cell office:value-type="float" office:value="6.5104786833" calcext:value-type="float">
            <text:p>6.5104786833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5.683254" calcext:value-type="float">
            <text:p>5.683254</text:p>
          </table:table-cell>
          <table:table-cell office:value-type="float" office:value="6.5640338167" calcext:value-type="float">
            <text:p>6.5640338167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241114" calcext:value-type="float">
            <text:p>6.241114</text:p>
          </table:table-cell>
          <table:table-cell office:value-type="float" office:value="6.5943737" calcext:value-type="float">
            <text:p>6.5943737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.044036" calcext:value-type="float">
            <text:p>7.044036</text:p>
          </table:table-cell>
          <table:table-cell office:value-type="float" office:value="6.59681795" calcext:value-type="float">
            <text:p>6.59681795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.711979" calcext:value-type="float">
            <text:p>7.711979</text:p>
          </table:table-cell>
          <table:table-cell office:value-type="float" office:value="6.5813420333" calcext:value-type="float">
            <text:p>6.5813420333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8.003272" calcext:value-type="float">
            <text:p>8.003272</text:p>
          </table:table-cell>
          <table:table-cell office:value-type="float" office:value="6.5569277667" calcext:value-type="float">
            <text:p>6.5569277667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.84962" calcext:value-type="float">
            <text:p>7.84962</text:p>
          </table:table-cell>
          <table:table-cell office:value-type="float" office:value="6.52183015" calcext:value-type="float">
            <text:p>6.52183015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.342139" calcext:value-type="float">
            <text:p>7.342139</text:p>
          </table:table-cell>
          <table:table-cell office:value-type="float" office:value="6.4682913167" calcext:value-type="float">
            <text:p>6.4682913167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698223" calcext:value-type="float">
            <text:p>6.698223</text:p>
          </table:table-cell>
          <table:table-cell office:value-type="float" office:value="6.39224775" calcext:value-type="float">
            <text:p>6.39224775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185839" calcext:value-type="float">
            <text:p>6.185839</text:p>
          </table:table-cell>
          <table:table-cell office:value-type="float" office:value="6.3220875" calcext:value-type="float">
            <text:p>6.3220875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.984607" calcext:value-type="float">
            <text:p>5.984607</text:p>
          </table:table-cell>
          <table:table-cell office:value-type="float" office:value="6.29781755" calcext:value-type="float">
            <text:p>6.29781755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071915" calcext:value-type="float">
            <text:p>6.071915</text:p>
          </table:table-cell>
          <table:table-cell office:value-type="float" office:value="6.3144898" calcext:value-type="float">
            <text:p>6.3144898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287185" calcext:value-type="float">
            <text:p>6.287185</text:p>
          </table:table-cell>
          <table:table-cell office:value-type="float" office:value="6.3520781833" calcext:value-type="float">
            <text:p>6.3520781833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489208" calcext:value-type="float">
            <text:p>6.489208</text:p>
          </table:table-cell>
          <table:table-cell office:value-type="float" office:value="6.3876878333" calcext:value-type="float">
            <text:p>6.3876878333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623216" calcext:value-type="float">
            <text:p>6.623216</text:p>
          </table:table-cell>
          <table:table-cell office:value-type="float" office:value="6.4029588167" calcext:value-type="float">
            <text:p>6.4029588167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696551" calcext:value-type="float">
            <text:p>6.696551</text:p>
          </table:table-cell>
          <table:table-cell office:value-type="float" office:value="6.39296205" calcext:value-type="float">
            <text:p>6.39296205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736977" calcext:value-type="float">
            <text:p>6.736977</text:p>
          </table:table-cell>
          <table:table-cell office:value-type="float" office:value="6.3723172167" calcext:value-type="float">
            <text:p>6.3723172167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771177" calcext:value-type="float">
            <text:p>6.771177</text:p>
          </table:table-cell>
          <table:table-cell office:value-type="float" office:value="6.3570543833" calcext:value-type="float">
            <text:p>6.3570543833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817879" calcext:value-type="float">
            <text:p>6.817879</text:p>
          </table:table-cell>
          <table:table-cell office:value-type="float" office:value="6.34320325" calcext:value-type="float">
            <text:p>6.34320325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876126" calcext:value-type="float">
            <text:p>6.876126</text:p>
          </table:table-cell>
          <table:table-cell office:value-type="float" office:value="6.3206077833" calcext:value-type="float">
            <text:p>6.3206077833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913392" calcext:value-type="float">
            <text:p>6.913392</text:p>
          </table:table-cell>
          <table:table-cell office:value-type="float" office:value="6.30176575" calcext:value-type="float">
            <text:p>6.30176575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884473" calcext:value-type="float">
            <text:p>6.884473</text:p>
          </table:table-cell>
          <table:table-cell office:value-type="float" office:value="6.3181662667" calcext:value-type="float">
            <text:p>6.3181662667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786385" calcext:value-type="float">
            <text:p>6.786385</text:p>
          </table:table-cell>
          <table:table-cell office:value-type="float" office:value="6.3785594833" calcext:value-type="float">
            <text:p>6.3785594833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694098" calcext:value-type="float">
            <text:p>6.694098</text:p>
          </table:table-cell>
          <table:table-cell office:value-type="float" office:value="6.46353955" calcext:value-type="float">
            <text:p>6.46353955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70771" calcext:value-type="float">
            <text:p>6.70771</text:p>
          </table:table-cell>
          <table:table-cell office:value-type="float" office:value="6.5331516167" calcext:value-type="float">
            <text:p>6.5331516167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834473" calcext:value-type="float">
            <text:p>6.834473</text:p>
          </table:table-cell>
          <table:table-cell office:value-type="float" office:value="6.5220036667" calcext:value-type="float">
            <text:p>6.5220036667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950622" calcext:value-type="float">
            <text:p>6.950622</text:p>
          </table:table-cell>
          <table:table-cell office:value-type="float" office:value="6.508743" calcext:value-type="float">
            <text:p>6.508743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903678" calcext:value-type="float">
            <text:p>6.903678</text:p>
          </table:table-cell>
          <table:table-cell office:value-type="float" office:value="6.4935465167" calcext:value-type="float">
            <text:p>6.4935465167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639006" calcext:value-type="float">
            <text:p>6.639006</text:p>
          </table:table-cell>
          <table:table-cell office:value-type="float" office:value="6.4791324333" calcext:value-type="float">
            <text:p>6.4791324333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257298" calcext:value-type="float">
            <text:p>6.257298</text:p>
          </table:table-cell>
          <table:table-cell office:value-type="float" office:value="6.46912955" calcext:value-type="float">
            <text:p>6.46912955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.984008" calcext:value-type="float">
            <text:p>5.984008</text:p>
          </table:table-cell>
          <table:table-cell office:value-type="float" office:value="6.4834378333" calcext:value-type="float">
            <text:p>6.4834378333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022544" calcext:value-type="float">
            <text:p>6.022544</text:p>
          </table:table-cell>
          <table:table-cell office:value-type="float" office:value="6.6051255" calcext:value-type="float">
            <text:p>6.6051255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358666" calcext:value-type="float">
            <text:p>6.358666</text:p>
          </table:table-cell>
          <table:table-cell office:value-type="float" office:value="6.7979631833" calcext:value-type="float">
            <text:p>6.7979631833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759891" calcext:value-type="float">
            <text:p>6.759891</text:p>
          </table:table-cell>
          <table:table-cell office:value-type="float" office:value="7.5933433167" calcext:value-type="float">
            <text:p>7.5933433167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964259" calcext:value-type="float">
            <text:p>6.964259</text:p>
          </table:table-cell>
          <table:table-cell office:value-type="float" office:value="7.6599601167" calcext:value-type="float">
            <text:p>7.6599601167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828576" calcext:value-type="float">
            <text:p>6.828576</text:p>
          </table:table-cell>
          <table:table-cell office:value-type="float" office:value="7.73295635" calcext:value-type="float">
            <text:p>7.73295635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407799" calcext:value-type="float">
            <text:p>6.407799</text:p>
          </table:table-cell>
          <table:table-cell office:value-type="float" office:value="7.7706155333" calcext:value-type="float">
            <text:p>7.7706155333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011502" calcext:value-type="float">
            <text:p>6.011502</text:p>
          </table:table-cell>
          <table:table-cell office:value-type="float" office:value="7.7632552167" calcext:value-type="float">
            <text:p>7.7632552167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090756" calcext:value-type="float">
            <text:p>6.090756</text:p>
          </table:table-cell>
          <table:table-cell office:value-type="float" office:value="7.7148315667" calcext:value-type="float">
            <text:p>7.7148315667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761911" calcext:value-type="float">
            <text:p>6.761911</text:p>
          </table:table-cell>
          <table:table-cell office:value-type="float" office:value="7.6450331667" calcext:value-type="float">
            <text:p>7.6450331667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7.596713" calcext:value-type="float">
            <text:p>7.596713</text:p>
          </table:table-cell>
          <table:table-cell office:value-type="float" office:value="7.5782543667" calcext:value-type="float">
            <text:p>7.5782543667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8.064495" calcext:value-type="float">
            <text:p>8.064495</text:p>
          </table:table-cell>
          <table:table-cell office:value-type="float" office:value="7.5215652333" calcext:value-type="float">
            <text:p>7.5215652333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7.876437" calcext:value-type="float">
            <text:p>7.876437</text:p>
          </table:table-cell>
          <table:table-cell office:value-type="float" office:value="7.4858768833" calcext:value-type="float">
            <text:p>7.4858768833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.056217" calcext:value-type="float">
            <text:p>7.056217</text:p>
          </table:table-cell>
          <table:table-cell office:value-type="float" office:value="7.4801787667" calcext:value-type="float">
            <text:p>7.4801787667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.929677" calcext:value-type="float">
            <text:p>5.929677</text:p>
          </table:table-cell>
          <table:table-cell office:value-type="float" office:value="7.5040720667" calcext:value-type="float">
            <text:p>7.5040720667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.105851" calcext:value-type="float">
            <text:p>5.105851</text:p>
          </table:table-cell>
          <table:table-cell office:value-type="float" office:value="7.5465727833" calcext:value-type="float">
            <text:p>7.5465727833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.175476" calcext:value-type="float">
            <text:p>5.175476</text:p>
          </table:table-cell>
          <table:table-cell office:value-type="float" office:value="7.5879692" calcext:value-type="float">
            <text:p>7.5879692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.979073" calcext:value-type="float">
            <text:p>5.979073</text:p>
          </table:table-cell>
          <table:table-cell office:value-type="float" office:value="7.6072830833" calcext:value-type="float">
            <text:p>7.6072830833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835121" calcext:value-type="float">
            <text:p>6.835121</text:p>
          </table:table-cell>
          <table:table-cell office:value-type="float" office:value="7.6004320167" calcext:value-type="float">
            <text:p>7.6004320167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.258204" calcext:value-type="float">
            <text:p>7.258204</text:p>
          </table:table-cell>
          <table:table-cell office:value-type="float" office:value="7.5841266833" calcext:value-type="float">
            <text:p>7.5841266833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.059471" calcext:value-type="float">
            <text:p>7.059471</text:p>
          </table:table-cell>
          <table:table-cell office:value-type="float" office:value="7.5759868167" calcext:value-type="float">
            <text:p>7.5759868167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211402" calcext:value-type="float">
            <text:p>6.211402</text:p>
          </table:table-cell>
          <table:table-cell office:value-type="float" office:value="7.5850803167" calcext:value-type="float">
            <text:p>7.5850803167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.695284" calcext:value-type="float">
            <text:p>4.695284</text:p>
          </table:table-cell>
          <table:table-cell office:value-type="float" office:value="7.6146685667" calcext:value-type="float">
            <text:p>7.6146685667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.361605" calcext:value-type="float">
            <text:p>2.361605</text:p>
          </table:table-cell>
          <table:table-cell office:value-type="float" office:value="7.6662566833" calcext:value-type="float">
            <text:p>7.6662566833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.361605" calcext:value-type="float">
            <text:p>2.361605</text:p>
          </table:table-cell>
          <table:table-cell office:value-type="float" office:value="7.7442046333" calcext:value-type="float">
            <text:p>7.7442046333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.409048" calcext:value-type="float">
            <text:p>2.409048</text:p>
          </table:table-cell>
          <table:table-cell office:value-type="float" office:value="7.8026551833" calcext:value-type="float">
            <text:p>7.8026551833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.673881" calcext:value-type="float">
            <text:p>5.673881</text:p>
          </table:table-cell>
          <table:table-cell office:value-type="float" office:value="7.8385585167" calcext:value-type="float">
            <text:p>7.8385585167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8.139375" calcext:value-type="float">
            <text:p>8.139375</text:p>
          </table:table-cell>
          <table:table-cell office:value-type="float" office:value="7.8048202167" calcext:value-type="float">
            <text:p>7.8048202167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9.544509" calcext:value-type="float">
            <text:p>9.544509</text:p>
          </table:table-cell>
          <table:table-cell office:value-type="float" office:value="7.7315865167" calcext:value-type="float">
            <text:p>7.7315865167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9.7421" calcext:value-type="float">
            <text:p>9.7421</text:p>
          </table:table-cell>
          <table:table-cell office:value-type="float" office:value="7.6501514167" calcext:value-type="float">
            <text:p>7.6501514167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.891121" calcext:value-type="float">
            <text:p>8.891121</text:p>
          </table:table-cell>
          <table:table-cell office:value-type="float" office:value="7.5826770667" calcext:value-type="float">
            <text:p>7.5826770667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.503647" calcext:value-type="float">
            <text:p>7.503647</text:p>
          </table:table-cell>
          <table:table-cell office:value-type="float" office:value="7.5422793667" calcext:value-type="float">
            <text:p>7.5422793667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387769" calcext:value-type="float">
            <text:p>6.387769</text:p>
          </table:table-cell>
          <table:table-cell office:value-type="float" office:value="7.5326022667" calcext:value-type="float">
            <text:p>7.5326022667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115481" calcext:value-type="float">
            <text:p>6.115481</text:p>
          </table:table-cell>
          <table:table-cell office:value-type="float" office:value="7.5465372833" calcext:value-type="float">
            <text:p>7.5465372833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247123" calcext:value-type="float">
            <text:p>6.247123</text:p>
          </table:table-cell>
          <table:table-cell office:value-type="float" office:value="7.5705651667" calcext:value-type="float">
            <text:p>7.5705651667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.897415" calcext:value-type="float">
            <text:p>5.897415</text:p>
          </table:table-cell>
          <table:table-cell office:value-type="float" office:value="7.5978209333" calcext:value-type="float">
            <text:p>7.5978209333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.63729" calcext:value-type="float">
            <text:p>4.63729</text:p>
          </table:table-cell>
          <table:table-cell office:value-type="float" office:value="7.6315373667" calcext:value-type="float">
            <text:p>7.6315373667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.779525" calcext:value-type="float">
            <text:p>2.779525</text:p>
          </table:table-cell>
          <table:table-cell office:value-type="float" office:value="7.6779954333" calcext:value-type="float">
            <text:p>7.6779954333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.488608" calcext:value-type="float">
            <text:p>2.488608</text:p>
          </table:table-cell>
          <table:table-cell office:value-type="float" office:value="7.7392477333" calcext:value-type="float">
            <text:p>7.7392477333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.729642" calcext:value-type="float">
            <text:p>4.729642</text:p>
          </table:table-cell>
          <table:table-cell office:value-type="float" office:value="7.7893927667" calcext:value-type="float">
            <text:p>7.7893927667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984942" calcext:value-type="float">
            <text:p>6.984942</text:p>
          </table:table-cell>
          <table:table-cell office:value-type="float" office:value="7.7981669833" calcext:value-type="float">
            <text:p>7.7981669833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8.327218" calcext:value-type="float">
            <text:p>8.327218</text:p>
          </table:table-cell>
          <table:table-cell office:value-type="float" office:value="7.77867505" calcext:value-type="float">
            <text:p>7.77867505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8.423764" calcext:value-type="float">
            <text:p>8.423764</text:p>
          </table:table-cell>
          <table:table-cell office:value-type="float" office:value="7.74840605" calcext:value-type="float">
            <text:p>7.74840605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.405467" calcext:value-type="float">
            <text:p>7.405467</text:p>
          </table:table-cell>
          <table:table-cell office:value-type="float" office:value="7.7216447667" calcext:value-type="float">
            <text:p>7.7216447667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02341" calcext:value-type="float">
            <text:p>6.02341</text:p>
          </table:table-cell>
          <table:table-cell office:value-type="float" office:value="7.70916895" calcext:value-type="float">
            <text:p>7.70916895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.457861" calcext:value-type="float">
            <text:p>5.457861</text:p>
          </table:table-cell>
          <table:table-cell office:value-type="float" office:value="7.7138556" calcext:value-type="float">
            <text:p>7.7138556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.821207" calcext:value-type="float">
            <text:p>5.821207</text:p>
          </table:table-cell>
          <table:table-cell office:value-type="float" office:value="7.7257148833" calcext:value-type="float">
            <text:p>7.7257148833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.940109" calcext:value-type="float">
            <text:p>5.940109</text:p>
          </table:table-cell>
          <table:table-cell office:value-type="float" office:value="7.7356069667" calcext:value-type="float">
            <text:p>7.7356069667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.462151" calcext:value-type="float">
            <text:p>5.462151</text:p>
          </table:table-cell>
          <table:table-cell office:value-type="float" office:value="7.7500118833" calcext:value-type="float">
            <text:p>7.7500118833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5.745604" calcext:value-type="float">
            <text:p>5.745604</text:p>
          </table:table-cell>
          <table:table-cell office:value-type="float" office:value="7.7755394333" calcext:value-type="float">
            <text:p>7.7755394333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.897423" calcext:value-type="float">
            <text:p>7.897423</text:p>
          </table:table-cell>
          <table:table-cell office:value-type="float" office:value="7.7932027833" calcext:value-type="float">
            <text:p>7.7932027833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0.508066" calcext:value-type="float">
            <text:p>10.508066</text:p>
          </table:table-cell>
          <table:table-cell office:value-type="float" office:value="7.76666875" calcext:value-type="float">
            <text:p>7.76666875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1.885189" calcext:value-type="float">
            <text:p>11.885189</text:p>
          </table:table-cell>
          <table:table-cell office:value-type="float" office:value="7.6880936333" calcext:value-type="float">
            <text:p>7.6880936333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0.870822" calcext:value-type="float">
            <text:p>10.870822</text:p>
          </table:table-cell>
          <table:table-cell office:value-type="float" office:value="7.5846166333" calcext:value-type="float">
            <text:p>7.5846166333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038833" calcext:value-type="float">
            <text:p>6.038833</text:p>
          </table:table-cell>
          <table:table-cell office:value-type="float" office:value="7.5054537333" calcext:value-type="float">
            <text:p>7.5054537333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038833" calcext:value-type="float">
            <text:p>6.038833</text:p>
          </table:table-cell>
          <table:table-cell office:value-type="float" office:value="7.51926445" calcext:value-type="float">
            <text:p>7.51926445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038833" calcext:value-type="float">
            <text:p>6.038833</text:p>
          </table:table-cell>
          <table:table-cell office:value-type="float" office:value="7.5438750333" calcext:value-type="float">
            <text:p>7.5438750333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038833" calcext:value-type="float">
            <text:p>6.038833</text:p>
          </table:table-cell>
          <table:table-cell office:value-type="float" office:value="7.5729379333" calcext:value-type="float">
            <text:p>7.5729379333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038833" calcext:value-type="float">
            <text:p>6.038833</text:p>
          </table:table-cell>
          <table:table-cell office:value-type="float" office:value="7.5984402667" calcext:value-type="float">
            <text:p>7.5984402667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.115795" calcext:value-type="float">
            <text:p>7.115795</text:p>
          </table:table-cell>
          <table:table-cell office:value-type="float" office:value="7.6139097167" calcext:value-type="float">
            <text:p>7.6139097167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3.285268" calcext:value-type="float">
            <text:p>13.285268</text:p>
          </table:table-cell>
          <table:table-cell office:value-type="float" office:value="7.5993826" calcext:value-type="float">
            <text:p>7.5993826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7.592805" calcext:value-type="float">
            <text:p>17.592805</text:p>
          </table:table-cell>
          <table:table-cell office:value-type="float" office:value="7.4735581333" calcext:value-type="float">
            <text:p>7.4735581333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4.081474" calcext:value-type="float">
            <text:p>54.081474</text:p>
          </table:table-cell>
          <table:table-cell office:value-type="float" office:value="7.2739894333" calcext:value-type="float">
            <text:p>7.2739894333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0.756899" calcext:value-type="float">
            <text:p>10.756899</text:p>
          </table:table-cell>
          <table:table-cell office:value-type="float" office:value="6.469329" calcext:value-type="float">
            <text:p>6.469329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1.344033" calcext:value-type="float">
            <text:p>11.344033</text:p>
          </table:table-cell>
          <table:table-cell office:value-type="float" office:value="6.3920784167" calcext:value-type="float">
            <text:p>6.3920784167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9.088127" calcext:value-type="float">
            <text:p>9.088127</text:p>
          </table:table-cell>
          <table:table-cell office:value-type="float" office:value="6.3111648667" calcext:value-type="float">
            <text:p>6.3111648667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.96618" calcext:value-type="float">
            <text:p>5.96618</text:p>
          </table:table-cell>
          <table:table-cell office:value-type="float" office:value="6.2732553667" calcext:value-type="float">
            <text:p>6.2732553667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.106083" calcext:value-type="float">
            <text:p>3.106083</text:p>
          </table:table-cell>
          <table:table-cell office:value-type="float" office:value="6.2898081167" calcext:value-type="float">
            <text:p>6.2898081167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902852" calcext:value-type="float">
            <text:p>1.902852</text:p>
          </table:table-cell>
          <table:table-cell office:value-type="float" office:value="6.3524501167" calcext:value-type="float">
            <text:p>6.3524501167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.755183" calcext:value-type="float">
            <text:p>2.755183</text:p>
          </table:table-cell>
          <table:table-cell office:value-type="float" office:value="6.4319968833" calcext:value-type="float">
            <text:p>6.4319968833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.195365" calcext:value-type="float">
            <text:p>4.195365</text:p>
          </table:table-cell>
          <table:table-cell office:value-type="float" office:value="6.4974444667" calcext:value-type="float">
            <text:p>6.4974444667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.923194" calcext:value-type="float">
            <text:p>5.923194</text:p>
          </table:table-cell>
          <table:table-cell office:value-type="float" office:value="6.5442130333" calcext:value-type="float">
            <text:p>6.5442130333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.53455" calcext:value-type="float">
            <text:p>7.53455</text:p>
          </table:table-cell>
          <table:table-cell office:value-type="float" office:value="6.5690173167" calcext:value-type="float">
            <text:p>6.5690173167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.489815" calcext:value-type="float">
            <text:p>8.489815</text:p>
          </table:table-cell>
          <table:table-cell office:value-type="float" office:value="6.5702135167" calcext:value-type="float">
            <text:p>6.5702135167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.47972" calcext:value-type="float">
            <text:p>8.47972</text:p>
          </table:table-cell>
          <table:table-cell office:value-type="float" office:value="6.5532568" calcext:value-type="float">
            <text:p>6.5532568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.589636" calcext:value-type="float">
            <text:p>7.589636</text:p>
          </table:table-cell>
          <table:table-cell office:value-type="float" office:value="6.5303758" calcext:value-type="float">
            <text:p>6.5303758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334309" calcext:value-type="float">
            <text:p>6.334309</text:p>
          </table:table-cell>
          <table:table-cell office:value-type="float" office:value="6.51496525" calcext:value-type="float">
            <text:p>6.51496525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.568009" calcext:value-type="float">
            <text:p>5.568009</text:p>
          </table:table-cell>
          <table:table-cell office:value-type="float" office:value="6.5132119" calcext:value-type="float">
            <text:p>6.5132119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.856801" calcext:value-type="float">
            <text:p>5.856801</text:p>
          </table:table-cell>
          <table:table-cell office:value-type="float" office:value="6.51796175" calcext:value-type="float">
            <text:p>6.51796175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769812" calcext:value-type="float">
            <text:p>6.769812</text:p>
          </table:table-cell>
          <table:table-cell office:value-type="float" office:value="6.5149960167" calcext:value-type="float">
            <text:p>6.5149960167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.605081" calcext:value-type="float">
            <text:p>7.605081</text:p>
          </table:table-cell>
          <table:table-cell office:value-type="float" office:value="6.499699" calcext:value-type="float">
            <text:p>6.499699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.986697" calcext:value-type="float">
            <text:p>7.986697</text:p>
          </table:table-cell>
          <table:table-cell office:value-type="float" office:value="6.4777405667" calcext:value-type="float">
            <text:p>6.4777405667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.790571" calcext:value-type="float">
            <text:p>7.790571</text:p>
          </table:table-cell>
          <table:table-cell office:value-type="float" office:value="6.4565275167" calcext:value-type="float">
            <text:p>6.4565275167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.038482" calcext:value-type="float">
            <text:p>7.038482</text:p>
          </table:table-cell>
          <table:table-cell office:value-type="float" office:value="6.4422736" calcext:value-type="float">
            <text:p>6.4422736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.868638" calcext:value-type="float">
            <text:p>5.868638</text:p>
          </table:table-cell>
          <table:table-cell office:value-type="float" office:value="6.4408246" calcext:value-type="float">
            <text:p>6.4408246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.563248" calcext:value-type="float">
            <text:p>4.563248</text:p>
          </table:table-cell>
          <table:table-cell office:value-type="float" office:value="6.4578529" calcext:value-type="float">
            <text:p>6.4578529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.649583" calcext:value-type="float">
            <text:p>3.649583</text:p>
          </table:table-cell>
          <table:table-cell office:value-type="float" office:value="6.4964042833" calcext:value-type="float">
            <text:p>6.4964042833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.745353" calcext:value-type="float">
            <text:p>3.745353</text:p>
          </table:table-cell>
          <table:table-cell office:value-type="float" office:value="6.55148415" calcext:value-type="float">
            <text:p>6.55148415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.658403" calcext:value-type="float">
            <text:p>4.658403</text:p>
          </table:table-cell>
          <table:table-cell office:value-type="float" office:value="6.6072923667" calcext:value-type="float">
            <text:p>6.6072923667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.693639" calcext:value-type="float">
            <text:p>5.693639</text:p>
          </table:table-cell>
          <table:table-cell office:value-type="float" office:value="6.6499152833" calcext:value-type="float">
            <text:p>6.6499152833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467259" calcext:value-type="float">
            <text:p>6.467259</text:p>
          </table:table-cell>
          <table:table-cell office:value-type="float" office:value="6.6754336167" calcext:value-type="float">
            <text:p>6.6754336167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923021" calcext:value-type="float">
            <text:p>6.923021</text:p>
          </table:table-cell>
          <table:table-cell office:value-type="float" office:value="6.6854085167" calcext:value-type="float">
            <text:p>6.6854085167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.22387" calcext:value-type="float">
            <text:p>7.22387</text:p>
          </table:table-cell>
          <table:table-cell office:value-type="float" office:value="6.6830765167" calcext:value-type="float">
            <text:p>6.6830765167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.557154" calcext:value-type="float">
            <text:p>7.557154</text:p>
          </table:table-cell>
          <table:table-cell office:value-type="float" office:value="6.6714496167" calcext:value-type="float">
            <text:p>6.6714496167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.882469" calcext:value-type="float">
            <text:p>7.882469</text:p>
          </table:table-cell>
          <table:table-cell office:value-type="float" office:value="6.6532540667" calcext:value-type="float">
            <text:p>6.6532540667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.920401" calcext:value-type="float">
            <text:p>7.920401</text:p>
          </table:table-cell>
          <table:table-cell office:value-type="float" office:value="6.6327246667" calcext:value-type="float">
            <text:p>6.6327246667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.424774" calcext:value-type="float">
            <text:p>7.424774</text:p>
          </table:table-cell>
          <table:table-cell office:value-type="float" office:value="6.6166122167" calcext:value-type="float">
            <text:p>6.6166122167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454663" calcext:value-type="float">
            <text:p>6.454663</text:p>
          </table:table-cell>
          <table:table-cell office:value-type="float" office:value="6.6122089667" calcext:value-type="float">
            <text:p>6.6122089667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.49731" calcext:value-type="float">
            <text:p>5.49731</text:p>
          </table:table-cell>
          <table:table-cell office:value-type="float" office:value="6.6231689667" calcext:value-type="float">
            <text:p>6.6231689667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5.256095" calcext:value-type="float">
            <text:p>5.256095</text:p>
          </table:table-cell>
          <table:table-cell office:value-type="float" office:value="6.644924" calcext:value-type="float">
            <text:p>6.644924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.815426" calcext:value-type="float">
            <text:p>5.815426</text:p>
          </table:table-cell>
          <table:table-cell office:value-type="float" office:value="6.6641207667" calcext:value-type="float">
            <text:p>6.6641207667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511078" calcext:value-type="float">
            <text:p>6.511078</text:p>
          </table:table-cell>
          <table:table-cell office:value-type="float" office:value="6.6703917833" calcext:value-type="float">
            <text:p>6.6703917833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818087" calcext:value-type="float">
            <text:p>6.818087</text:p>
          </table:table-cell>
          <table:table-cell office:value-type="float" office:value="6.66655745" calcext:value-type="float">
            <text:p>6.66655745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656918" calcext:value-type="float">
            <text:p>6.656918</text:p>
          </table:table-cell>
          <table:table-cell office:value-type="float" office:value="6.66218985" calcext:value-type="float">
            <text:p>6.66218985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304609" calcext:value-type="float">
            <text:p>6.304609</text:p>
          </table:table-cell>
          <table:table-cell office:value-type="float" office:value="6.6648956833" calcext:value-type="float">
            <text:p>6.6648956833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169418" calcext:value-type="float">
            <text:p>6.169418</text:p>
          </table:table-cell>
          <table:table-cell office:value-type="float" office:value="6.67604485" calcext:value-type="float">
            <text:p>6.67604485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414732" calcext:value-type="float">
            <text:p>6.414732</text:p>
          </table:table-cell>
          <table:table-cell office:value-type="float" office:value="6.6903818667" calcext:value-type="float">
            <text:p>6.6903818667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804404" calcext:value-type="float">
            <text:p>6.804404</text:p>
          </table:table-cell>
          <table:table-cell office:value-type="float" office:value="6.7006819833" calcext:value-type="float">
            <text:p>6.7006819833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993804" calcext:value-type="float">
            <text:p>6.993804</text:p>
          </table:table-cell>
          <table:table-cell office:value-type="float" office:value="6.7041417667" calcext:value-type="float">
            <text:p>6.7041417667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805405" calcext:value-type="float">
            <text:p>6.805405</text:p>
          </table:table-cell>
          <table:table-cell office:value-type="float" office:value="6.7038425333" calcext:value-type="float">
            <text:p>6.7038425333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305381" calcext:value-type="float">
            <text:p>6.305381</text:p>
          </table:table-cell>
          <table:table-cell office:value-type="float" office:value="6.70585625" calcext:value-type="float">
            <text:p>6.70585625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5.793559" calcext:value-type="float">
            <text:p>5.793559</text:p>
          </table:table-cell>
          <table:table-cell office:value-type="float" office:value="6.71525945" calcext:value-type="float">
            <text:p>6.71525945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.676569" calcext:value-type="float">
            <text:p>5.676569</text:p>
          </table:table-cell>
          <table:table-cell office:value-type="float" office:value="6.7324159833" calcext:value-type="float">
            <text:p>6.7324159833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121048" calcext:value-type="float">
            <text:p>6.121048</text:p>
          </table:table-cell>
          <table:table-cell office:value-type="float" office:value="6.7513642333" calcext:value-type="float">
            <text:p>6.7513642333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867476" calcext:value-type="float">
            <text:p>6.867476</text:p>
          </table:table-cell>
          <table:table-cell office:value-type="float" office:value="6.7637125167" calcext:value-type="float">
            <text:p>6.7637125167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.515468" calcext:value-type="float">
            <text:p>7.515468</text:p>
          </table:table-cell>
          <table:table-cell office:value-type="float" office:value="6.7652318167" calcext:value-type="float">
            <text:p>6.7652318167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.782607" calcext:value-type="float">
            <text:p>7.782607</text:p>
          </table:table-cell>
          <table:table-cell office:value-type="float" office:value="6.75774355" calcext:value-type="float">
            <text:p>6.75774355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.568973" calcext:value-type="float">
            <text:p>7.568973</text:p>
          </table:table-cell>
          <table:table-cell office:value-type="float" office:value="6.7472548333" calcext:value-type="float">
            <text:p>6.7472548333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967" calcext:value-type="float">
            <text:p>6.967</text:p>
          </table:table-cell>
          <table:table-cell office:value-type="float" office:value="6.7411785333" calcext:value-type="float">
            <text:p>6.7411785333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244168" calcext:value-type="float">
            <text:p>6.244168</text:p>
          </table:table-cell>
          <table:table-cell office:value-type="float" office:value="6.7448817333" calcext:value-type="float">
            <text:p>6.7448817333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5.7358" calcext:value-type="float">
            <text:p>5.7358</text:p>
          </table:table-cell>
          <table:table-cell office:value-type="float" office:value="6.7585487" calcext:value-type="float">
            <text:p>6.7585487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.618683" calcext:value-type="float">
            <text:p>5.618683</text:p>
          </table:table-cell>
          <table:table-cell office:value-type="float" office:value="6.7769920167" calcext:value-type="float">
            <text:p>6.7769920167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.801848" calcext:value-type="float">
            <text:p>5.801848</text:p>
          </table:table-cell>
          <table:table-cell office:value-type="float" office:value="6.7939790333" calcext:value-type="float">
            <text:p>6.7939790333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121864" calcext:value-type="float">
            <text:p>6.121864</text:p>
          </table:table-cell>
          <table:table-cell office:value-type="float" office:value="6.8068802167" calcext:value-type="float">
            <text:p>6.8068802167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48922" calcext:value-type="float">
            <text:p>6.48922</text:p>
          </table:table-cell>
          <table:table-cell office:value-type="float" office:value="6.8155635167" calcext:value-type="float">
            <text:p>6.8155635167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813557" calcext:value-type="float">
            <text:p>6.813557</text:p>
          </table:table-cell>
          <table:table-cell office:value-type="float" office:value="6.8191516167" calcext:value-type="float">
            <text:p>6.8191516167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959345" calcext:value-type="float">
            <text:p>6.959345</text:p>
          </table:table-cell>
          <table:table-cell office:value-type="float" office:value="6.8169600667" calcext:value-type="float">
            <text:p>6.8169600667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864603" calcext:value-type="float">
            <text:p>6.864603</text:p>
          </table:table-cell>
          <table:table-cell office:value-type="float" office:value="6.8115567667" calcext:value-type="float">
            <text:p>6.8115567667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675658" calcext:value-type="float">
            <text:p>6.675658</text:p>
          </table:table-cell>
          <table:table-cell office:value-type="float" office:value="6.8080083667" calcext:value-type="float">
            <text:p>6.8080083667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682038" calcext:value-type="float">
            <text:p>6.682038</text:p>
          </table:table-cell>
          <table:table-cell office:value-type="float" office:value="6.8085092333" calcext:value-type="float">
            <text:p>6.8085092333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.001479" calcext:value-type="float">
            <text:p>7.001479</text:p>
          </table:table-cell>
          <table:table-cell office:value-type="float" office:value="6.8088284" calcext:value-type="float">
            <text:p>6.8088284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.411451" calcext:value-type="float">
            <text:p>7.411451</text:p>
          </table:table-cell>
          <table:table-cell office:value-type="float" office:value="6.8027359167" calcext:value-type="float">
            <text:p>6.8027359167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.606322" calcext:value-type="float">
            <text:p>7.606322</text:p>
          </table:table-cell>
          <table:table-cell office:value-type="float" office:value="6.78978375" calcext:value-type="float">
            <text:p>6.78978375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472412" calcext:value-type="float">
            <text:p>7.472412</text:p>
          </table:table-cell>
          <table:table-cell office:value-type="float" office:value="6.7760381833" calcext:value-type="float">
            <text:p>6.7760381833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.10686" calcext:value-type="float">
            <text:p>7.10686</text:p>
          </table:table-cell>
          <table:table-cell office:value-type="float" office:value="6.7680453333" calcext:value-type="float">
            <text:p>6.7680453333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665003" calcext:value-type="float">
            <text:p>6.665003</text:p>
          </table:table-cell>
          <table:table-cell office:value-type="float" office:value="6.7683637833" calcext:value-type="float">
            <text:p>6.7683637833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229108" calcext:value-type="float">
            <text:p>6.229108</text:p>
          </table:table-cell>
          <table:table-cell office:value-type="float" office:value="6.7764744333" calcext:value-type="float">
            <text:p>6.7764744333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5.853" calcext:value-type="float">
            <text:p>5.853</text:p>
          </table:table-cell>
          <table:table-cell office:value-type="float" office:value="6.7916276833" calcext:value-type="float">
            <text:p>6.7916276833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5.678857" calcext:value-type="float">
            <text:p>5.678857</text:p>
          </table:table-cell>
          <table:table-cell office:value-type="float" office:value="6.8124426167" calcext:value-type="float">
            <text:p>6.8124426167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5.851991" calcext:value-type="float">
            <text:p>5.851991</text:p>
          </table:table-cell>
          <table:table-cell office:value-type="float" office:value="6.8338548333" calcext:value-type="float">
            <text:p>6.8338548333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287575" calcext:value-type="float">
            <text:p>6.287575</text:p>
          </table:table-cell>
          <table:table-cell office:value-type="float" office:value="6.84803095" calcext:value-type="float">
            <text:p>6.84803095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713914" calcext:value-type="float">
            <text:p>6.713914</text:p>
          </table:table-cell>
          <table:table-cell office:value-type="float" office:value="6.8513455167" calcext:value-type="float">
            <text:p>6.8513455167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935336" calcext:value-type="float">
            <text:p>6.935336</text:p>
          </table:table-cell>
          <table:table-cell office:value-type="float" office:value="6.8484202167" calcext:value-type="float">
            <text:p>6.8484202167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951542" calcext:value-type="float">
            <text:p>6.951542</text:p>
          </table:table-cell>
          <table:table-cell office:value-type="float" office:value="6.8467798833" calcext:value-type="float">
            <text:p>6.8467798833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890336" calcext:value-type="float">
            <text:p>6.890336</text:p>
          </table:table-cell>
          <table:table-cell office:value-type="float" office:value="6.8496024667" calcext:value-type="float">
            <text:p>6.8496024667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876331" calcext:value-type="float">
            <text:p>6.876331</text:p>
          </table:table-cell>
          <table:table-cell office:value-type="float" office:value="6.8548075" calcext:value-type="float">
            <text:p>6.8548075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954375" calcext:value-type="float">
            <text:p>6.954375</text:p>
          </table:table-cell>
          <table:table-cell office:value-type="float" office:value="6.8589898833" calcext:value-type="float">
            <text:p>6.8589898833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.093846" calcext:value-type="float">
            <text:p>7.093846</text:p>
          </table:table-cell>
          <table:table-cell office:value-type="float" office:value="6.8604150167" calcext:value-type="float">
            <text:p>6.8604150167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7.215778" calcext:value-type="float">
            <text:p>7.215778</text:p>
          </table:table-cell>
          <table:table-cell office:value-type="float" office:value="6.8580250833" calcext:value-type="float">
            <text:p>6.8580250833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.224739" calcext:value-type="float">
            <text:p>7.224739</text:p>
          </table:table-cell>
          <table:table-cell office:value-type="float" office:value="6.8497923667" calcext:value-type="float">
            <text:p>6.8497923667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7.065753" calcext:value-type="float">
            <text:p>7.065753</text:p>
          </table:table-cell>
          <table:table-cell office:value-type="float" office:value="6.8346662" calcext:value-type="float">
            <text:p>6.8346662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783101" calcext:value-type="float">
            <text:p>6.783101</text:p>
          </table:table-cell>
          <table:table-cell office:value-type="float" office:value="6.81651755" calcext:value-type="float">
            <text:p>6.81651755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526256" calcext:value-type="float">
            <text:p>6.526256</text:p>
          </table:table-cell>
          <table:table-cell office:value-type="float" office:value="6.8039558" calcext:value-type="float">
            <text:p>6.8039558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465421" calcext:value-type="float">
            <text:p>6.465421</text:p>
          </table:table-cell>
          <table:table-cell office:value-type="float" office:value="6.8027049167" calcext:value-type="float">
            <text:p>6.8027049167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650705" calcext:value-type="float">
            <text:p>6.650705</text:p>
          </table:table-cell>
          <table:table-cell office:value-type="float" office:value="6.8095886333" calcext:value-type="float">
            <text:p>6.8095886333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953654" calcext:value-type="float">
            <text:p>6.953654</text:p>
          </table:table-cell>
          <table:table-cell office:value-type="float" office:value="6.8159987833" calcext:value-type="float">
            <text:p>6.8159987833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.160579" calcext:value-type="float">
            <text:p>7.160579</text:p>
          </table:table-cell>
          <table:table-cell office:value-type="float" office:value="6.8157104833" calcext:value-type="float">
            <text:p>6.8157104833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7.112263" calcext:value-type="float">
            <text:p>7.112263</text:p>
          </table:table-cell>
          <table:table-cell office:value-type="float" office:value="6.8097348667" calcext:value-type="float">
            <text:p>6.8097348667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802612" calcext:value-type="float">
            <text:p>6.802612</text:p>
          </table:table-cell>
          <table:table-cell office:value-type="float" office:value="6.8048815333" calcext:value-type="float">
            <text:p>6.8048815333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407901" calcext:value-type="float">
            <text:p>6.407901</text:p>
          </table:table-cell>
          <table:table-cell office:value-type="float" office:value="6.8075434333" calcext:value-type="float">
            <text:p>6.8075434333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191687" calcext:value-type="float">
            <text:p>6.191687</text:p>
          </table:table-cell>
          <table:table-cell office:value-type="float" office:value="6.8183427667" calcext:value-type="float">
            <text:p>6.8183427667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281018" calcext:value-type="float">
            <text:p>6.281018</text:p>
          </table:table-cell>
          <table:table-cell office:value-type="float" office:value="6.8319388333" calcext:value-type="float">
            <text:p>6.8319388333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556031" calcext:value-type="float">
            <text:p>6.556031</text:p>
          </table:table-cell>
          <table:table-cell office:value-type="float" office:value="6.8419829667" calcext:value-type="float">
            <text:p>6.8419829667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819268" calcext:value-type="float">
            <text:p>6.819268</text:p>
          </table:table-cell>
          <table:table-cell office:value-type="float" office:value="6.8464573167" calcext:value-type="float">
            <text:p>6.8464573167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973559" calcext:value-type="float">
            <text:p>6.973559</text:p>
          </table:table-cell>
          <table:table-cell office:value-type="float" office:value="6.8474962" calcext:value-type="float">
            <text:p>6.8474962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.029639" calcext:value-type="float">
            <text:p>7.029639</text:p>
          </table:table-cell>
          <table:table-cell office:value-type="float" office:value="6.8468931333" calcext:value-type="float">
            <text:p>6.8468931333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.032739" calcext:value-type="float">
            <text:p>7.032739</text:p>
          </table:table-cell>
          <table:table-cell office:value-type="float" office:value="6.8429334833" calcext:value-type="float">
            <text:p>6.8429334833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.011991" calcext:value-type="float">
            <text:p>7.011991</text:p>
          </table:table-cell>
          <table:table-cell office:value-type="float" office:value="6.8314331833" calcext:value-type="float">
            <text:p>6.8314331833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97585" calcext:value-type="float">
            <text:p>6.97585</text:p>
          </table:table-cell>
          <table:table-cell office:value-type="float" office:value="6.81023585" calcext:value-type="float">
            <text:p>6.81023585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926228" calcext:value-type="float">
            <text:p>6.926228</text:p>
          </table:table-cell>
          <table:table-cell office:value-type="float" office:value="6.78398595" calcext:value-type="float">
            <text:p>6.78398595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869573" calcext:value-type="float">
            <text:p>6.869573</text:p>
          </table:table-cell>
          <table:table-cell office:value-type="float" office:value="6.7627849667" calcext:value-type="float">
            <text:p>6.7627849667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822951" calcext:value-type="float">
            <text:p>6.822951</text:p>
          </table:table-cell>
          <table:table-cell office:value-type="float" office:value="6.7535679833" calcext:value-type="float">
            <text:p>6.7535679833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813464" calcext:value-type="float">
            <text:p>6.813464</text:p>
          </table:table-cell>
          <table:table-cell office:value-type="float" office:value="6.7560411167" calcext:value-type="float">
            <text:p>6.7560411167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861945" calcext:value-type="float">
            <text:p>6.861945</text:p>
          </table:table-cell>
          <table:table-cell office:value-type="float" office:value="6.765632" calcext:value-type="float">
            <text:p>6.765632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958634" calcext:value-type="float">
            <text:p>6.958634</text:p>
          </table:table-cell>
          <table:table-cell office:value-type="float" office:value="6.7771556667" calcext:value-type="float">
            <text:p>6.7771556667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.066172" calcext:value-type="float">
            <text:p>7.066172</text:p>
          </table:table-cell>
          <table:table-cell office:value-type="float" office:value="6.7865330167" calcext:value-type="float">
            <text:p>6.7865330167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.153284" calcext:value-type="float">
            <text:p>7.153284</text:p>
          </table:table-cell>
          <table:table-cell office:value-type="float" office:value="6.7906750833" calcext:value-type="float">
            <text:p>6.7906750833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.204395" calcext:value-type="float">
            <text:p>7.204395</text:p>
          </table:table-cell>
          <table:table-cell office:value-type="float" office:value="6.7869473667" calcext:value-type="float">
            <text:p>6.7869473667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.189192" calcext:value-type="float">
            <text:p>7.189192</text:p>
          </table:table-cell>
          <table:table-cell office:value-type="float" office:value="6.7740807333" calcext:value-type="float">
            <text:p>6.7740807333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.064186" calcext:value-type="float">
            <text:p>7.064186</text:p>
          </table:table-cell>
          <table:table-cell office:value-type="float" office:value="6.7547871333" calcext:value-type="float">
            <text:p>6.7547871333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842399" calcext:value-type="float">
            <text:p>6.842399</text:p>
          </table:table-cell>
          <table:table-cell office:value-type="float" office:value="6.7367604333" calcext:value-type="float">
            <text:p>6.7367604333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637904" calcext:value-type="float">
            <text:p>6.637904</text:p>
          </table:table-cell>
          <table:table-cell office:value-type="float" office:value="6.7281690333" calcext:value-type="float">
            <text:p>6.7281690333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575919" calcext:value-type="float">
            <text:p>6.575919</text:p>
          </table:table-cell>
          <table:table-cell office:value-type="float" office:value="6.7312343833" calcext:value-type="float">
            <text:p>6.7312343833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642862" calcext:value-type="float">
            <text:p>6.642862</text:p>
          </table:table-cell>
          <table:table-cell office:value-type="float" office:value="6.7410313167" calcext:value-type="float">
            <text:p>6.7410313167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704506" calcext:value-type="float">
            <text:p>6.704506</text:p>
          </table:table-cell>
          <table:table-cell office:value-type="float" office:value="6.7496351667" calcext:value-type="float">
            <text:p>6.7496351667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682064" calcext:value-type="float">
            <text:p>6.682064</text:p>
          </table:table-cell>
          <table:table-cell office:value-type="float" office:value="6.750747" calcext:value-type="float">
            <text:p>6.750747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635147" calcext:value-type="float">
            <text:p>6.635147</text:p>
          </table:table-cell>
          <table:table-cell office:value-type="float" office:value="6.74172795" calcext:value-type="float">
            <text:p>6.74172795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651699" calcext:value-type="float">
            <text:p>6.651699</text:p>
          </table:table-cell>
          <table:table-cell office:value-type="float" office:value="6.7239328333" calcext:value-type="float">
            <text:p>6.7239328333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70571" calcext:value-type="float">
            <text:p>6.70571</text:p>
          </table:table-cell>
          <table:table-cell office:value-type="float" office:value="6.70218235" calcext:value-type="float">
            <text:p>6.70218235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701188" calcext:value-type="float">
            <text:p>6.701188</text:p>
          </table:table-cell>
          <table:table-cell office:value-type="float" office:value="6.6824923167" calcext:value-type="float">
            <text:p>6.6824923167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63593" calcext:value-type="float">
            <text:p>6.63593</text:p>
          </table:table-cell>
          <table:table-cell office:value-type="float" office:value="6.6695510167" calcext:value-type="float">
            <text:p>6.6695510167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634321" calcext:value-type="float">
            <text:p>6.634321</text:p>
          </table:table-cell>
          <table:table-cell office:value-type="float" office:value="6.66550175" calcext:value-type="float">
            <text:p>6.66550175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781588" calcext:value-type="float">
            <text:p>6.781588</text:p>
          </table:table-cell>
          <table:table-cell office:value-type="float" office:value="6.66926925" calcext:value-type="float">
            <text:p>6.6692692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992841" calcext:value-type="float">
            <text:p>6.992841</text:p>
          </table:table-cell>
          <table:table-cell office:value-type="float" office:value="6.6777015833" calcext:value-type="float">
            <text:p>6.6777015833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.125967" calcext:value-type="float">
            <text:p>7.125967</text:p>
          </table:table-cell>
          <table:table-cell office:value-type="float" office:value="6.6884601" calcext:value-type="float">
            <text:p>6.6884601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.151642" calcext:value-type="float">
            <text:p>7.151642</text:p>
          </table:table-cell>
          <table:table-cell office:value-type="float" office:value="6.7006985833" calcext:value-type="float">
            <text:p>6.7006985833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.138303" calcext:value-type="float">
            <text:p>7.138303</text:p>
          </table:table-cell>
          <table:table-cell office:value-type="float" office:value="6.7123390167" calcext:value-type="float">
            <text:p>6.7123390167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.101896" calcext:value-type="float">
            <text:p>7.101896</text:p>
          </table:table-cell>
          <table:table-cell office:value-type="float" office:value="6.7180943333" calcext:value-type="float">
            <text:p>6.7180943333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96359" calcext:value-type="float">
            <text:p>6.96359</text:p>
          </table:table-cell>
          <table:table-cell office:value-type="float" office:value="6.7120642" calcext:value-type="float">
            <text:p>6.7120642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702558" calcext:value-type="float">
            <text:p>6.702558</text:p>
          </table:table-cell>
          <table:table-cell office:value-type="float" office:value="6.6931254667" calcext:value-type="float">
            <text:p>6.6931254667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486449" calcext:value-type="float">
            <text:p>6.486449</text:p>
          </table:table-cell>
          <table:table-cell office:value-type="float" office:value="6.6675107333" calcext:value-type="float">
            <text:p>6.6675107333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538396" calcext:value-type="float">
            <text:p>6.538396</text:p>
          </table:table-cell>
          <table:table-cell office:value-type="float" office:value="6.6440734667" calcext:value-type="float">
            <text:p>6.6440734667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836916" calcext:value-type="float">
            <text:p>6.836916</text:p>
          </table:table-cell>
          <table:table-cell office:value-type="float" office:value="6.6259100833" calcext:value-type="float">
            <text:p>6.6259100833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.120897" calcext:value-type="float">
            <text:p>7.120897</text:p>
          </table:table-cell>
          <table:table-cell office:value-type="float" office:value="6.6107341" calcext:value-type="float">
            <text:p>6.6107341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.202638" calcext:value-type="float">
            <text:p>7.202638</text:p>
          </table:table-cell>
          <table:table-cell office:value-type="float" office:value="6.5967055333" calcext:value-type="float">
            <text:p>6.5967055333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.127274" calcext:value-type="float">
            <text:p>7.127274</text:p>
          </table:table-cell>
          <table:table-cell office:value-type="float" office:value="6.5833883167" calcext:value-type="float">
            <text:p>6.5833883167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.039883" calcext:value-type="float">
            <text:p>7.039883</text:p>
          </table:table-cell>
          <table:table-cell office:value-type="float" office:value="6.5700233" calcext:value-type="float">
            <text:p>6.5700233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95045" calcext:value-type="float">
            <text:p>6.95045</text:p>
          </table:table-cell>
          <table:table-cell office:value-type="float" office:value="6.5566004333" calcext:value-type="float">
            <text:p>6.5566004333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721815" calcext:value-type="float">
            <text:p>6.721815</text:p>
          </table:table-cell>
          <table:table-cell office:value-type="float" office:value="6.54679065" calcext:value-type="float">
            <text:p>6.54679065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317169" calcext:value-type="float">
            <text:p>6.317169</text:p>
          </table:table-cell>
          <table:table-cell office:value-type="float" office:value="6.5465869167" calcext:value-type="float">
            <text:p>6.5465869167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5.976834" calcext:value-type="float">
            <text:p>5.976834</text:p>
          </table:table-cell>
          <table:table-cell office:value-type="float" office:value="6.5585792667" calcext:value-type="float">
            <text:p>6.5585792667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029396" calcext:value-type="float">
            <text:p>6.029396</text:p>
          </table:table-cell>
          <table:table-cell office:value-type="float" office:value="6.5777643167" calcext:value-type="float">
            <text:p>6.5777643167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451203" calcext:value-type="float">
            <text:p>6.451203</text:p>
          </table:table-cell>
          <table:table-cell office:value-type="float" office:value="6.59305695" calcext:value-type="float">
            <text:p>6.59305695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878444" calcext:value-type="float">
            <text:p>6.878444</text:p>
          </table:table-cell>
          <table:table-cell office:value-type="float" office:value="6.5953577667" calcext:value-type="float">
            <text:p>6.5953577667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.035314" calcext:value-type="float">
            <text:p>7.035314</text:p>
          </table:table-cell>
          <table:table-cell office:value-type="float" office:value="6.5843158" calcext:value-type="float">
            <text:p>6.5843158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936356" calcext:value-type="float">
            <text:p>6.936356</text:p>
          </table:table-cell>
          <table:table-cell office:value-type="float" office:value="6.56856725" calcext:value-type="float">
            <text:p>6.56856725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802042" calcext:value-type="float">
            <text:p>6.802042</text:p>
          </table:table-cell>
          <table:table-cell office:value-type="float" office:value="6.56104285" calcext:value-type="float">
            <text:p>6.56104285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821063" calcext:value-type="float">
            <text:p>6.821063</text:p>
          </table:table-cell>
          <table:table-cell office:value-type="float" office:value="6.5686064333" calcext:value-type="float">
            <text:p>6.5686064333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962326" calcext:value-type="float">
            <text:p>6.962326</text:p>
          </table:table-cell>
          <table:table-cell office:value-type="float" office:value="6.5845478833" calcext:value-type="float">
            <text:p>6.5845478833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7.055861" calcext:value-type="float">
            <text:p>7.055861</text:p>
          </table:table-cell>
          <table:table-cell office:value-type="float" office:value="6.5922185333" calcext:value-type="float">
            <text:p>6.5922185333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.007451" calcext:value-type="float">
            <text:p>7.007451</text:p>
          </table:table-cell>
          <table:table-cell office:value-type="float" office:value="6.5738554833" calcext:value-type="float">
            <text:p>6.5738554833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883666" calcext:value-type="float">
            <text:p>6.883666</text:p>
          </table:table-cell>
          <table:table-cell office:value-type="float" office:value="6.5190094" calcext:value-type="float">
            <text:p>6.5190094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824492" calcext:value-type="float">
            <text:p>6.824492</text:p>
          </table:table-cell>
          <table:table-cell office:value-type="float" office:value="6.4419088167" calcext:value-type="float">
            <text:p>6.4419088167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881601" calcext:value-type="float">
            <text:p>6.881601</text:p>
          </table:table-cell>
          <table:table-cell office:value-type="float" office:value="6.3888153667" calcext:value-type="float">
            <text:p>6.3888153667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937375" calcext:value-type="float">
            <text:p>6.937375</text:p>
          </table:table-cell>
          <table:table-cell office:value-type="float" office:value="6.3641234333" calcext:value-type="float">
            <text:p>6.3641234333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79206" calcext:value-type="float">
            <text:p>6.79206</text:p>
          </table:table-cell>
          <table:table-cell office:value-type="float" office:value="6.3549175167" calcext:value-type="float">
            <text:p>6.3549175167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342721" calcext:value-type="float">
            <text:p>6.342721</text:p>
          </table:table-cell>
          <table:table-cell office:value-type="float" office:value="6.3523046" calcext:value-type="float">
            <text:p>6.3523046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5.740151" calcext:value-type="float">
            <text:p>5.740151</text:p>
          </table:table-cell>
          <table:table-cell office:value-type="float" office:value="6.3586505" calcext:value-type="float">
            <text:p>6.3586505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5.400856" calcext:value-type="float">
            <text:p>5.400856</text:p>
          </table:table-cell>
          <table:table-cell office:value-type="float" office:value="6.3841779333" calcext:value-type="float">
            <text:p>6.3841779333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5.654169" calcext:value-type="float">
            <text:p>5.654169</text:p>
          </table:table-cell>
          <table:table-cell office:value-type="float" office:value="6.4311510667" calcext:value-type="float">
            <text:p>6.4311510667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316554" calcext:value-type="float">
            <text:p>6.316554</text:p>
          </table:table-cell>
          <table:table-cell office:value-type="float" office:value="6.4867742667" calcext:value-type="float">
            <text:p>6.4867742667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971339" calcext:value-type="float">
            <text:p>6.971339</text:p>
          </table:table-cell>
          <table:table-cell office:value-type="float" office:value="6.5366253167" calcext:value-type="float">
            <text:p>6.5366253167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.388917" calcext:value-type="float">
            <text:p>7.388917</text:p>
          </table:table-cell>
          <table:table-cell office:value-type="float" office:value="6.5778979" calcext:value-type="float">
            <text:p>6.5778979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553365" calcext:value-type="float">
            <text:p>7.553365</text:p>
          </table:table-cell>
          <table:table-cell office:value-type="float" office:value="6.6141859" calcext:value-type="float">
            <text:p>6.6141859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.521275" calcext:value-type="float">
            <text:p>7.521275</text:p>
          </table:table-cell>
          <table:table-cell office:value-type="float" office:value="6.6208016667" calcext:value-type="float">
            <text:p>6.6208016667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.314696" calcext:value-type="float">
            <text:p>7.314696</text:p>
          </table:table-cell>
          <table:table-cell office:value-type="float" office:value="6.6279522667" calcext:value-type="float">
            <text:p>6.6279522667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929621" calcext:value-type="float">
            <text:p>6.929621</text:p>
          </table:table-cell>
          <table:table-cell office:value-type="float" office:value="7.1274602167" calcext:value-type="float">
            <text:p>7.1274602167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432397" calcext:value-type="float">
            <text:p>6.432397</text:p>
          </table:table-cell>
          <table:table-cell office:value-type="float" office:value="7.3050385" calcext:value-type="float">
            <text:p>7.3050385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031576" calcext:value-type="float">
            <text:p>6.031576</text:p>
          </table:table-cell>
          <table:table-cell office:value-type="float" office:value="7.3528373667" calcext:value-type="float">
            <text:p>7.3528373667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5.982584" calcext:value-type="float">
            <text:p>5.982584</text:p>
          </table:table-cell>
          <table:table-cell office:value-type="float" office:value="7.4073165833" calcext:value-type="float">
            <text:p>7.4073165833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326915" calcext:value-type="float">
            <text:p>6.326915</text:p>
          </table:table-cell>
          <table:table-cell office:value-type="float" office:value="7.4626123333" calcext:value-type="float">
            <text:p>7.4626123333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821825" calcext:value-type="float">
            <text:p>6.821825</text:p>
          </table:table-cell>
          <table:table-cell office:value-type="float" office:value="7.4180584667" calcext:value-type="float">
            <text:p>7.4180584667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.163735" calcext:value-type="float">
            <text:p>7.163735</text:p>
          </table:table-cell>
          <table:table-cell office:value-type="float" office:value="7.4592532167" calcext:value-type="float">
            <text:p>7.4592532167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.159093" calcext:value-type="float">
            <text:p>7.159093</text:p>
          </table:table-cell>
          <table:table-cell office:value-type="float" office:value="7.5277346167" calcext:value-type="float">
            <text:p>7.5277346167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771216" calcext:value-type="float">
            <text:p>6.771216</text:p>
          </table:table-cell>
          <table:table-cell office:value-type="float" office:value="7.5849967667" calcext:value-type="float">
            <text:p>7.5849967667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140921" calcext:value-type="float">
            <text:p>6.140921</text:p>
          </table:table-cell>
          <table:table-cell office:value-type="float" office:value="7.5999722667" calcext:value-type="float">
            <text:p>7.5999722667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5.56744" calcext:value-type="float">
            <text:p>5.56744</text:p>
          </table:table-cell>
          <table:table-cell office:value-type="float" office:value="7.5387042167" calcext:value-type="float">
            <text:p>7.5387042167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5.34667" calcext:value-type="float">
            <text:p>5.34667</text:p>
          </table:table-cell>
          <table:table-cell office:value-type="float" office:value="7.4869941833" calcext:value-type="float">
            <text:p>7.4869941833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5.524308" calcext:value-type="float">
            <text:p>5.524308</text:p>
          </table:table-cell>
          <table:table-cell office:value-type="float" office:value="7.43896365" calcext:value-type="float">
            <text:p>7.43896365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5.92471" calcext:value-type="float">
            <text:p>5.92471</text:p>
          </table:table-cell>
          <table:table-cell office:value-type="float" office:value="7.4076739667" calcext:value-type="float">
            <text:p>7.4076739667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392974" calcext:value-type="float">
            <text:p>6.392974</text:p>
          </table:table-cell>
          <table:table-cell office:value-type="float" office:value="7.3976529" calcext:value-type="float">
            <text:p>7.3976529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860371" calcext:value-type="float">
            <text:p>6.860371</text:p>
          </table:table-cell>
          <table:table-cell office:value-type="float" office:value="7.38811765" calcext:value-type="float">
            <text:p>7.38811765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.287528" calcext:value-type="float">
            <text:p>7.287528</text:p>
          </table:table-cell>
          <table:table-cell office:value-type="float" office:value="7.3768226667" calcext:value-type="float">
            <text:p>7.3768226667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.638352" calcext:value-type="float">
            <text:p>7.638352</text:p>
          </table:table-cell>
          <table:table-cell office:value-type="float" office:value="7.3706439" calcext:value-type="float">
            <text:p>7.3706439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7.860276" calcext:value-type="float">
            <text:p>7.860276</text:p>
          </table:table-cell>
          <table:table-cell office:value-type="float" office:value="7.3715317833" calcext:value-type="float">
            <text:p>7.3715317833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.850068" calcext:value-type="float">
            <text:p>7.850068</text:p>
          </table:table-cell>
          <table:table-cell office:value-type="float" office:value="7.37368985" calcext:value-type="float">
            <text:p>7.37368985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.483622" calcext:value-type="float">
            <text:p>7.483622</text:p>
          </table:table-cell>
          <table:table-cell office:value-type="float" office:value="7.3706428667" calcext:value-type="float">
            <text:p>7.3706428667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740088" calcext:value-type="float">
            <text:p>6.740088</text:p>
          </table:table-cell>
          <table:table-cell office:value-type="float" office:value="7.3617073833" calcext:value-type="float">
            <text:p>7.3617073833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.827266" calcext:value-type="float">
            <text:p>5.827266</text:p>
          </table:table-cell>
          <table:table-cell office:value-type="float" office:value="7.3521284333" calcext:value-type="float">
            <text:p>7.3521284333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5.165674" calcext:value-type="float">
            <text:p>5.165674</text:p>
          </table:table-cell>
          <table:table-cell office:value-type="float" office:value="7.34761775" calcext:value-type="float">
            <text:p>7.34761775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5.080213" calcext:value-type="float">
            <text:p>5.080213</text:p>
          </table:table-cell>
          <table:table-cell office:value-type="float" office:value="7.3497099167" calcext:value-type="float">
            <text:p>7.3497099167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5.448593" calcext:value-type="float">
            <text:p>5.448593</text:p>
          </table:table-cell>
          <table:table-cell office:value-type="float" office:value="7.3576906667" calcext:value-type="float">
            <text:p>7.3576906667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5.926357" calcext:value-type="float">
            <text:p>5.926357</text:p>
          </table:table-cell>
          <table:table-cell office:value-type="float" office:value="7.3733924833" calcext:value-type="float">
            <text:p>7.3733924833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279183" calcext:value-type="float">
            <text:p>6.279183</text:p>
          </table:table-cell>
          <table:table-cell office:value-type="float" office:value="7.4007843833" calcext:value-type="float">
            <text:p>7.4007843833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403605" calcext:value-type="float">
            <text:p>6.403605</text:p>
          </table:table-cell>
          <table:table-cell office:value-type="float" office:value="7.4433889333" calcext:value-type="float">
            <text:p>7.4433889333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325373" calcext:value-type="float">
            <text:p>6.325373</text:p>
          </table:table-cell>
          <table:table-cell office:value-type="float" office:value="7.50205285" calcext:value-type="float">
            <text:p>7.50205285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234511" calcext:value-type="float">
            <text:p>6.234511</text:p>
          </table:table-cell>
          <table:table-cell office:value-type="float" office:value="7.5700535833" calcext:value-type="float">
            <text:p>7.5700535833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361863" calcext:value-type="float">
            <text:p>6.361863</text:p>
          </table:table-cell>
          <table:table-cell office:value-type="float" office:value="7.62617785" calcext:value-type="float">
            <text:p>7.62617785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709591" calcext:value-type="float">
            <text:p>6.709591</text:p>
          </table:table-cell>
          <table:table-cell office:value-type="float" office:value="7.6286483667" calcext:value-type="float">
            <text:p>7.6286483667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.03671" calcext:value-type="float">
            <text:p>7.03671</text:p>
          </table:table-cell>
          <table:table-cell office:value-type="float" office:value="7.6253234167" calcext:value-type="float">
            <text:p>7.6253234167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.127937" calcext:value-type="float">
            <text:p>7.127937</text:p>
          </table:table-cell>
          <table:table-cell office:value-type="float" office:value="7.6165464833" calcext:value-type="float">
            <text:p>7.6165464833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946954" calcext:value-type="float">
            <text:p>6.946954</text:p>
          </table:table-cell>
          <table:table-cell office:value-type="float" office:value="7.6062491" calcext:value-type="float">
            <text:p>7.6062491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589252" calcext:value-type="float">
            <text:p>6.589252</text:p>
          </table:table-cell>
          <table:table-cell office:value-type="float" office:value="7.5989681" calcext:value-type="float">
            <text:p>7.5989681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215926" calcext:value-type="float">
            <text:p>6.215926</text:p>
          </table:table-cell>
          <table:table-cell office:value-type="float" office:value="7.6006334333" calcext:value-type="float">
            <text:p>7.6006334333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090401" calcext:value-type="float">
            <text:p>6.090401</text:p>
          </table:table-cell>
          <table:table-cell office:value-type="float" office:value="7.6241030508" calcext:value-type="float">
            <text:p>7.6241030508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484892" calcext:value-type="float">
            <text:p>6.484892</text:p>
          </table:table-cell>
          <table:table-cell office:value-type="float" office:value="7.6505461897" calcext:value-type="float">
            <text:p>7.6505461897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.255857" calcext:value-type="float">
            <text:p>7.255857</text:p>
          </table:table-cell>
          <table:table-cell office:value-type="float" office:value="7.6709962632" calcext:value-type="float">
            <text:p>7.6709962632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.77755" calcext:value-type="float">
            <text:p>7.77755</text:p>
          </table:table-cell>
          <table:table-cell office:value-type="float" office:value="7.6784094643" calcext:value-type="float">
            <text:p>7.6784094643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.422565" calcext:value-type="float">
            <text:p>7.422565</text:p>
          </table:table-cell>
          <table:table-cell office:value-type="float" office:value="7.6766069091" calcext:value-type="float">
            <text:p>7.6766069091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5.954078" calcext:value-type="float">
            <text:p>5.954078</text:p>
          </table:table-cell>
          <table:table-cell office:value-type="float" office:value="7.6813113889" calcext:value-type="float">
            <text:p>7.6813113889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.716686" calcext:value-type="float">
            <text:p>3.716686</text:p>
          </table:table-cell>
          <table:table-cell office:value-type="float" office:value="7.7139006981" calcext:value-type="float">
            <text:p>7.7139006981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.257631" calcext:value-type="float">
            <text:p>2.257631</text:p>
          </table:table-cell>
          <table:table-cell office:value-type="float" office:value="7.7907702115" calcext:value-type="float">
            <text:p>7.7907702115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.638885" calcext:value-type="float">
            <text:p>3.638885</text:p>
          </table:table-cell>
          <table:table-cell office:value-type="float" office:value="7.8992631373" calcext:value-type="float">
            <text:p>7.8992631373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.400085" calcext:value-type="float">
            <text:p>5.400085</text:p>
          </table:table-cell>
          <table:table-cell office:value-type="float" office:value="7.9844707" calcext:value-type="float">
            <text:p>7.9844707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38502" calcext:value-type="float">
            <text:p>6.38502</text:p>
          </table:table-cell>
          <table:table-cell office:value-type="float" office:value="8.0372132653" calcext:value-type="float">
            <text:p>8.0372132653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635285" calcext:value-type="float">
            <text:p>6.635285</text:p>
          </table:table-cell>
          <table:table-cell office:value-type="float" office:value="8.0716339583" calcext:value-type="float">
            <text:p>8.0716339583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723475" calcext:value-type="float">
            <text:p>6.723475</text:p>
          </table:table-cell>
          <table:table-cell office:value-type="float" office:value="8.1021945745" calcext:value-type="float">
            <text:p>8.1021945745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7.271797" calcext:value-type="float">
            <text:p>7.271797</text:p>
          </table:table-cell>
          <table:table-cell office:value-type="float" office:value="8.1321667391" calcext:value-type="float">
            <text:p>8.1321667391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8.219244" calcext:value-type="float">
            <text:p>8.219244</text:p>
          </table:table-cell>
          <table:table-cell office:value-type="float" office:value="8.1512860667" calcext:value-type="float">
            <text:p>8.1512860667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8.991561" calcext:value-type="float">
            <text:p>8.991561</text:p>
          </table:table-cell>
          <table:table-cell office:value-type="float" office:value="8.1497415682" calcext:value-type="float">
            <text:p>8.1497415682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.307617" calcext:value-type="float">
            <text:p>9.307617</text:p>
          </table:table-cell>
          <table:table-cell office:value-type="float" office:value="8.1301643721" calcext:value-type="float">
            <text:p>8.1301643721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.447694" calcext:value-type="float">
            <text:p>9.447694</text:p>
          </table:table-cell>
          <table:table-cell office:value-type="float" office:value="8.1021297857" calcext:value-type="float">
            <text:p>8.1021297857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.566197" calcext:value-type="float">
            <text:p>9.566197</text:p>
          </table:table-cell>
          <table:table-cell office:value-type="float" office:value="8.0693111463" calcext:value-type="float">
            <text:p>8.0693111463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.950311" calcext:value-type="float">
            <text:p>7.950311</text:p>
          </table:table-cell>
          <table:table-cell office:value-type="float" office:value="8.031889" calcext:value-type="float">
            <text:p>8.031889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7.950311" calcext:value-type="float">
            <text:p>7.950311</text:p>
          </table:table-cell>
          <table:table-cell office:value-type="float" office:value="8.0339807436" calcext:value-type="float">
            <text:p>8.0339807436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7.285173" calcext:value-type="float">
            <text:p>37.285173</text:p>
          </table:table-cell>
          <table:table-cell office:value-type="float" office:value="8.0361825789" calcext:value-type="float">
            <text:p>8.0361825789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7.584318" calcext:value-type="float">
            <text:p>17.584318</text:p>
          </table:table-cell>
          <table:table-cell office:value-type="float" office:value="7.2456693243" calcext:value-type="float">
            <text:p>7.2456693243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9.300329" calcext:value-type="float">
            <text:p>9.300329</text:p>
          </table:table-cell>
          <table:table-cell office:value-type="float" office:value="6.9584846389" calcext:value-type="float">
            <text:p>6.9584846389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.300329" calcext:value-type="float">
            <text:p>9.300329</text:p>
          </table:table-cell>
          <table:table-cell office:value-type="float" office:value="6.8915748" calcext:value-type="float">
            <text:p>6.8915748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.300329" calcext:value-type="float">
            <text:p>9.300329</text:p>
          </table:table-cell>
          <table:table-cell office:value-type="float" office:value="6.8207290882" calcext:value-type="float">
            <text:p>6.8207290882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.653683" calcext:value-type="float">
            <text:p>3.653683</text:p>
          </table:table-cell>
          <table:table-cell office:value-type="float" office:value="6.745589697" calcext:value-type="float">
            <text:p>6.745589697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.29351" calcext:value-type="float">
            <text:p>9.29351</text:p>
          </table:table-cell>
          <table:table-cell office:value-type="float" office:value="6.8422117813" calcext:value-type="float">
            <text:p>6.8422117813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1.272619" calcext:value-type="float">
            <text:p>11.272619</text:p>
          </table:table-cell>
          <table:table-cell office:value-type="float" office:value="6.7631376452" calcext:value-type="float">
            <text:p>6.7631376452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0.594822" calcext:value-type="float">
            <text:p>10.594822</text:p>
          </table:table-cell>
          <table:table-cell office:value-type="float" office:value="6.6128216" calcext:value-type="float">
            <text:p>6.6128216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.669746" calcext:value-type="float">
            <text:p>7.669746</text:p>
          </table:table-cell>
          <table:table-cell office:value-type="float" office:value="6.4755112414" calcext:value-type="float">
            <text:p>6.4755112414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.464838" calcext:value-type="float">
            <text:p>2.464838</text:p>
          </table:table-cell>
          <table:table-cell office:value-type="float" office:value="6.43286" calcext:value-type="float">
            <text:p>6.43286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.464838" calcext:value-type="float">
            <text:p>2.464838</text:p>
          </table:table-cell>
          <table:table-cell office:value-type="float" office:value="6.5798237778" calcext:value-type="float">
            <text:p>6.5798237778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.464838" calcext:value-type="float">
            <text:p>2.464838</text:p>
          </table:table-cell>
          <table:table-cell office:value-type="float" office:value="6.7380924615" calcext:value-type="float">
            <text:p>6.7380924615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.646927" calcext:value-type="float">
            <text:p>3.646927</text:p>
          </table:table-cell>
          <table:table-cell office:value-type="float" office:value="6.90902264" calcext:value-type="float">
            <text:p>6.90902264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5.323446" calcext:value-type="float">
            <text:p>5.323446</text:p>
          </table:table-cell>
          <table:table-cell office:value-type="float" office:value="7.0449432917" calcext:value-type="float">
            <text:p>7.0449432917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5.820859" calcext:value-type="float">
            <text:p>5.820859</text:p>
          </table:table-cell>
          <table:table-cell office:value-type="float" office:value="7.119791" calcext:value-type="float">
            <text:p>7.119791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182672" calcext:value-type="float">
            <text:p>6.182672</text:p>
          </table:table-cell>
          <table:table-cell office:value-type="float" office:value="7.1788333636" calcext:value-type="float">
            <text:p>7.1788333636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916802" calcext:value-type="float">
            <text:p>6.916802</text:p>
          </table:table-cell>
          <table:table-cell office:value-type="float" office:value="7.226269619" calcext:value-type="float">
            <text:p>7.226269619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.691625" calcext:value-type="float">
            <text:p>7.691625</text:p>
          </table:table-cell>
          <table:table-cell office:value-type="float" office:value="7.241743" calcext:value-type="float">
            <text:p>7.241743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.98976" calcext:value-type="float">
            <text:p>7.98976</text:p>
          </table:table-cell>
          <table:table-cell office:value-type="float" office:value="7.218065" calcext:value-type="float">
            <text:p>7.218065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.667249" calcext:value-type="float">
            <text:p>7.667249</text:p>
          </table:table-cell>
          <table:table-cell office:value-type="float" office:value="7.1751930556" calcext:value-type="float">
            <text:p>7.1751930556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947493" calcext:value-type="float">
            <text:p>6.947493</text:p>
          </table:table-cell>
          <table:table-cell office:value-type="float" office:value="7.1462485882" calcext:value-type="float">
            <text:p>7.1462485882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165351" calcext:value-type="float">
            <text:p>6.165351</text:p>
          </table:table-cell>
          <table:table-cell office:value-type="float" office:value="7.1586708125" calcext:value-type="float">
            <text:p>7.1586708125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5.556625" calcext:value-type="float">
            <text:p>5.556625</text:p>
          </table:table-cell>
          <table:table-cell office:value-type="float" office:value="7.2248921333" calcext:value-type="float">
            <text:p>7.2248921333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5.291204" calcext:value-type="float">
            <text:p>5.291204</text:p>
          </table:table-cell>
          <table:table-cell office:value-type="float" office:value="7.3440540714" calcext:value-type="float">
            <text:p>7.3440540714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5.559058" calcext:value-type="float">
            <text:p>5.559058</text:p>
          </table:table-cell>
          <table:table-cell office:value-type="float" office:value="7.5019656154" calcext:value-type="float">
            <text:p>7.5019656154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390702" calcext:value-type="float">
            <text:p>6.390702</text:p>
          </table:table-cell>
          <table:table-cell office:value-type="float" office:value="7.6638745833" calcext:value-type="float">
            <text:p>7.6638745833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.569871" calcext:value-type="float">
            <text:p>7.569871</text:p>
          </table:table-cell>
          <table:table-cell office:value-type="float" office:value="7.7796175455" calcext:value-type="float">
            <text:p>7.7796175455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.835456" calcext:value-type="float">
            <text:p>8.835456</text:p>
          </table:table-cell>
          <table:table-cell office:value-type="float" office:value="7.8005922" calcext:value-type="float">
            <text:p>7.8005922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9.92344" calcext:value-type="float">
            <text:p>9.92344</text:p>
          </table:table-cell>
          <table:table-cell office:value-type="float" office:value="7.6856073333" calcext:value-type="float">
            <text:p>7.6856073333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0.405417" calcext:value-type="float">
            <text:p>10.405417</text:p>
          </table:table-cell>
          <table:table-cell office:value-type="float" office:value="7.40587825" calcext:value-type="float">
            <text:p>7.4058782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9.601967" calcext:value-type="float">
            <text:p>9.601967</text:p>
          </table:table-cell>
          <table:table-cell office:value-type="float" office:value="6.9773727143" calcext:value-type="float">
            <text:p>6.9773727143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510094" calcext:value-type="float">
            <text:p>6.510094</text:p>
          </table:table-cell>
          <table:table-cell office:value-type="float" office:value="6.5399403333" calcext:value-type="float">
            <text:p>6.5399403333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510094" calcext:value-type="float">
            <text:p>6.510094</text:p>
          </table:table-cell>
          <table:table-cell office:value-type="float" office:value="6.5459096" calcext:value-type="float">
            <text:p>6.5459096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510094" calcext:value-type="float">
            <text:p>6.510094</text:p>
          </table:table-cell>
          <table:table-cell office:value-type="float" office:value="6.5548635" calcext:value-type="float">
            <text:p>6.5548635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510094" calcext:value-type="float">
            <text:p>6.510094</text:p>
          </table:table-cell>
          <table:table-cell office:value-type="float" office:value="6.5697866667" calcext:value-type="float">
            <text:p>6.5697866667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510094" calcext:value-type="float">
            <text:p>6.510094</text:p>
          </table:table-cell>
          <table:table-cell office:value-type="float" office:value="6.599633" calcext:value-type="float">
            <text:p>6.599633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689172" calcext:value-type="float">
            <text:p>6.68917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3:08:04.423078019</dc:date>
    <meta:document-statistic meta:table-count="1" meta:cell-count="3186" meta:object-count="0"/>
    <meta:generator>LibreOffice/4.2.7.2$Linux_X86_64 LibreOffice_project/420m0$Build-2</meta:generator>
  </office:meta>
</office:document-meta>
</file>